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end" fo:margin-top="0.1666in" fo:margin-bottom="0.5in"/>
    </style:style>
    <style:style style:name="T3" style:parent-style-name="Fuentedepárrafopredeter." style:family="text">
      <style:text-properties style:font-name="Arial" style:font-name-asian="Arial" style:font-name-complex="Arial" fo:font-weight="bold" style:font-weight-asian="bold" fo:color="#00000A" fo:font-size="32pt" style:font-size-asian="32pt"/>
    </style:style>
    <style:style style:name="P4" style:parent-style-name="Normal" style:family="paragraph">
      <style:paragraph-properties fo:text-align="end" fo:margin-bottom="0.2777in"/>
    </style:style>
    <style:style style:name="T5" style:parent-style-name="Fuentedepárrafopredeter." style:family="text">
      <style:text-properties style:font-name="Arial" style:font-name-asian="Arial" style:font-name-complex="Arial" fo:font-weight="bold" style:font-weight-asian="bold" fo:color="#00000A" fo:font-size="20pt" style:font-size-asian="20pt"/>
    </style:style>
    <style:style style:name="P6" style:parent-style-name="Normal" style:family="paragraph">
      <style:paragraph-properties fo:text-align="end" fo:margin-top="0.1666in" fo:margin-bottom="0.5in"/>
    </style:style>
    <style:style style:name="T7" style:parent-style-name="Fuentedepárrafopredeter." style:family="text">
      <style:text-properties style:font-name="Arial" style:font-name-asian="Arial" style:font-name-complex="Arial" fo:font-weight="bold" style:font-weight-asian="bold" fo:color="#00000A" fo:font-size="32pt" style:font-size-asian="32pt"/>
    </style:style>
    <style:style style:name="P8" style:parent-style-name="Normal" style:family="paragraph">
      <style:paragraph-properties fo:text-align="end" fo:margin-top="0.1666in" fo:margin-bottom="0.5in"/>
    </style:style>
    <style:style style:name="T9" style:parent-style-name="Fuentedepárrafopredeter." style:family="text">
      <style:text-properties style:font-name="Arial" style:font-name-asian="Arial" style:font-name-complex="Arial" fo:font-weight="bold" style:font-weight-asian="bold" fo:color="#00000A" fo:font-size="14pt" style:font-size-asian="14pt"/>
    </style:style>
    <style:style style:name="P10" style:parent-style-name="Normal" style:family="paragraph">
      <style:paragraph-properties fo:text-align="end" fo:margin-top="0.1666in" fo:margin-bottom="0.5in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fo:color="#00000A" fo:font-size="14pt" style:font-size-asian="14pt"/>
    </style:style>
    <style:style style:name="P12" style:parent-style-name="Normal" style:family="paragraph">
      <style:paragraph-properties fo:text-align="end" fo:margin-top="0.1666in" fo:margin-bottom="0.5in"/>
    </style:style>
    <style:style style:name="T13" style:parent-style-name="Fuentedepárrafopredeter." style:family="text">
      <style:text-properties style:font-name="Arial" style:font-name-asian="Arial" style:font-name-complex="Arial" fo:font-weight="bold" style:font-weight-asian="bold" fo:color="#00000A" fo:font-size="14pt" style:font-size-asian="14pt"/>
    </style:style>
    <style:style style:name="P14" style:parent-style-name="Normal" style:family="paragraph">
      <style:paragraph-properties fo:text-align="end" fo:margin-top="0.1666in" fo:margin-bottom="0.5in"/>
      <style:text-properties style:font-name="Arial" style:font-name-asian="Arial" style:font-name-complex="Arial" fo:font-weight="bold" style:font-weight-asian="bold" fo:color="#00000A" fo:font-size="14pt" style:font-size-asian="14pt"/>
    </style:style>
    <style:style style:name="P15" style:parent-style-name="Normal" style:family="paragraph">
      <style:paragraph-properties fo:text-align="end" fo:margin-top="0.1666in" fo:margin-bottom="0.5in"/>
    </style:style>
    <style:style style:name="P16" style:parent-style-name="Normal" style:family="paragraph">
      <style:paragraph-properties fo:margin-top="0.0416in" fo:margin-bottom="0.0416in"/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17" style:parent-style-name="Normal" style:family="paragraph">
      <style:paragraph-properties fo:margin-top="0.0416in" fo:margin-bottom="0.0416in"/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18" style:parent-style-name="Normal" style:family="paragraph">
      <style:paragraph-properties fo:margin-top="0.0416in" fo:margin-bottom="0.0416in"/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19" style:parent-style-name="Normal" style:family="paragraph">
      <style:paragraph-properties fo:margin-top="0.0416in" fo:margin-bottom="0.0416in"/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20" style:parent-style-name="Normal" style:family="paragraph">
      <style:paragraph-properties fo:margin-top="0.0416in" fo:margin-bottom="0.0416in"/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21" style:parent-style-name="Normal" style:family="paragraph">
      <style:paragraph-properties fo:margin-top="0.0416in" fo:margin-bottom="0.0416in"/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22" style:parent-style-name="Normal" style:family="paragraph">
      <style:paragraph-properties fo:margin-top="0.0416in" fo:margin-bottom="0.0416in"/>
    </style:style>
    <style:style style:name="T23" style:parent-style-name="Fuentedepárrafopredeter." style:family="text">
      <style:text-properties style:font-name="Arial" style:font-name-asian="Arial" style:font-name-complex="Arial" fo:font-weight="bold" style:font-weight-asian="bold" fo:color="#00000A" fo:font-size="18pt" style:font-size-asian="18pt"/>
    </style:style>
    <style:style style:name="P24" style:parent-style-name="Normal" style:family="paragraph">
      <style:paragraph-properties fo:text-align="center"/>
    </style:style>
    <style:style style:name="TableColumn26" style:family="table-column">
      <style:table-column-properties style:column-width="1.5in" style:use-optimal-column-width="false"/>
    </style:style>
    <style:style style:name="TableColumn27" style:family="table-column">
      <style:table-column-properties style:column-width="0.8125in" style:use-optimal-column-width="false"/>
    </style:style>
    <style:style style:name="TableColumn28" style:family="table-column">
      <style:table-column-properties style:column-width="3.4402in" style:use-optimal-column-width="false"/>
    </style:style>
    <style:style style:name="TableColumn29" style:family="table-column">
      <style:table-column-properties style:column-width="1.1409in" style:use-optimal-column-width="false"/>
    </style:style>
    <style:style style:name="Table25" style:family="table">
      <style:table-properties style:width="6.8937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208in solid #000001" fo:border-left="0.0208in solid #000001" fo:border-bottom="0.0625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32" style:parent-style-name="Normal" style:family="paragraph">
      <style:paragraph-properties fo:margin-top="0.0277in" fo:margin-bottom="0.0277in"/>
    </style:style>
    <style:style style:name="T33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A"/>
    </style:style>
    <style:style style:name="TableCell34" style:family="table-cell">
      <style:table-cell-properties fo:border-top="0.0208in solid #000001" fo:border-left="0.0104in solid #000001" fo:border-bottom="0.0625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35" style:parent-style-name="Normal" style:family="paragraph">
      <style:paragraph-properties fo:margin-top="0.0277in" fo:margin-bottom="0.0277in"/>
    </style:style>
    <style:style style:name="T36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A"/>
    </style:style>
    <style:style style:name="TableCell37" style:family="table-cell">
      <style:table-cell-properties fo:border-top="0.0208in solid #000001" fo:border-left="0.0104in solid #000001" fo:border-bottom="0.0625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38" style:parent-style-name="Normal" style:family="paragraph">
      <style:paragraph-properties fo:margin-top="0.0277in" fo:margin-bottom="0.0277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A"/>
    </style:style>
    <style:style style:name="TableCell40" style:family="table-cell">
      <style:table-cell-properties fo:border-top="0.0208in solid #000001" fo:border-left="0.0104in solid #000001" fo:border-bottom="0.0625in solid #000001" fo:border-right="0.0208in solid #000001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41" style:parent-style-name="Normal" style:family="paragraph">
      <style:paragraph-properties fo:margin-top="0.0277in" fo:margin-bottom="0.0277in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00000A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000001" fo:border-left="0.0208in solid #000001" fo:border-bottom="0.0104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45" style:parent-style-name="Normal" style:family="paragraph">
      <style:paragraph-properties fo:margin-top="0.0277in" fo:margin-bottom="0.0277in"/>
    </style:style>
    <style:style style:name="TableCell46" style:family="table-cell">
      <style:table-cell-properties fo:border-top="0.0104in solid #000001" fo:border-left="0.0104in solid #000001" fo:border-bottom="0.0104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47" style:parent-style-name="Normal" style:family="paragraph">
      <style:paragraph-properties fo:margin-top="0.0277in" fo:margin-bottom="0.0277in"/>
    </style:style>
    <style:style style:name="TableCell48" style:family="table-cell">
      <style:table-cell-properties fo:border-top="0.0104in solid #000001" fo:border-left="0.0104in solid #000001" fo:border-bottom="0.0104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49" style:parent-style-name="Normal" style:family="paragraph">
      <style:paragraph-properties fo:margin-top="0.0277in" fo:margin-bottom="0.0277in"/>
    </style:style>
    <style:style style:name="TableCell50" style:family="table-cell">
      <style:table-cell-properties fo:border-top="0.0104in solid #000001" fo:border-left="0.0104in solid #000001" fo:border-bottom="0.0104in solid #000001" fo:border-right="0.0208in solid #000001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51" style:parent-style-name="Normal" style:family="paragraph">
      <style:paragraph-properties fo:margin-top="0.0277in" fo:margin-bottom="0.0277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1" fo:border-left="0.0208in solid #000001" fo:border-bottom="0.0208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54" style:parent-style-name="Normal" style:family="paragraph">
      <style:paragraph-properties fo:margin-top="0.0277in" fo:margin-bottom="0.0277in"/>
    </style:style>
    <style:style style:name="TableCell55" style:family="table-cell">
      <style:table-cell-properties fo:border-top="0.0104in solid #000001" fo:border-left="0.0104in solid #000001" fo:border-bottom="0.0208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56" style:parent-style-name="Normal" style:family="paragraph">
      <style:paragraph-properties fo:margin-top="0.0277in" fo:margin-bottom="0.0277in"/>
    </style:style>
    <style:style style:name="TableCell57" style:family="table-cell">
      <style:table-cell-properties fo:border-top="0.0104in solid #000001" fo:border-left="0.0104in solid #000001" fo:border-bottom="0.0208in solid #000001" fo:border-right="0.0034in solid #000000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58" style:parent-style-name="Normal" style:family="paragraph">
      <style:paragraph-properties fo:margin-top="0.0277in" fo:margin-bottom="0.0277in"/>
    </style:style>
    <style:style style:name="TableCell59" style:family="table-cell">
      <style:table-cell-properties fo:border-top="0.0104in solid #000001" fo:border-left="0.0104in solid #000001" fo:border-bottom="0.0208in solid #000001" fo:border-right="0.0208in solid #000001" fo:background-color="#FFFFFF" style:writing-mode="lr-tb" fo:padding-top="0in" fo:padding-left="0.0722in" fo:padding-bottom="0in" fo:padding-right="0.0722in">
        <style:background-fill draw:fill="solid" draw:fill-color="#FFFFFF"/>
      </style:table-cell-properties>
    </style:style>
    <style:style style:name="P60" style:parent-style-name="Normal" style:family="paragraph">
      <style:paragraph-properties fo:margin-top="0.0277in" fo:margin-bottom="0.0277in"/>
    </style:style>
    <style:style style:name="T61" style:parent-style-name="Fuentedepárrafopredeter." style:family="text">
      <style:text-properties style:font-name="Times New Roman" style:font-name-asian="Times New Roman" style:font-name-complex="Times New Roman" fo:color="#00000A"/>
    </style:style>
    <style:style style:name="T62" style:parent-style-name="Fuentedepárrafopredeter." style:family="text">
      <style:text-properties style:font-name="Arial" style:font-name-asian="Arial" style:font-name-complex="Arial" fo:color="#00000A"/>
    </style:style>
    <style:style style:name="TableColumn64" style:family="table-column">
      <style:table-column-properties style:column-width="2.0638in" style:use-optimal-column-width="false"/>
    </style:style>
    <style:style style:name="TableColumn65" style:family="table-column">
      <style:table-column-properties style:column-width="4.0666in" style:use-optimal-column-width="false"/>
    </style:style>
    <style:style style:name="Table63" style:family="table">
      <style:table-properties style:width="6.130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8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3" style:parent-style-name="Fuentedepárrafopredeter." style:family="text">
      <style:text-properties style:font-name="Arial" style:font-name-asian="Arial" style:font-name-complex="Arial" fo:color="#00000A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5" style:parent-style-name="Normal" style:family="paragraph"/>
    <style:style style:name="T76" style:parent-style-name="Fuentedepárrafopredeter." style:family="text">
      <style:text-properties style:font-name="Arial" style:font-name-asian="Arial" style:font-name-complex="Arial" fo:color="#00000A"/>
    </style:style>
    <style:style style:name="P77" style:parent-style-name="Normal" style:family="paragraph"/>
    <style:style style:name="T78" style:parent-style-name="Fuentedepárrafopredeter." style:family="text">
      <style:text-properties style:font-name="Arial" style:font-name-asian="Arial" style:font-name-complex="Arial" fo:color="#00000A"/>
    </style:style>
    <style:style style:name="P79" style:parent-style-name="Normal" style:family="paragraph"/>
    <style:style style:name="T80" style:parent-style-name="Fuentedepárrafopredeter." style:family="text">
      <style:text-properties style:font-name="Arial" style:font-name-asian="Arial" style:font-name-complex="Arial" fo:color="#00000A"/>
    </style:style>
    <style:style style:name="P81" style:parent-style-name="Normal" style:family="paragraph"/>
    <style:style style:name="T82" style:parent-style-name="Fuentedepárrafopredeter." style:family="text">
      <style:text-properties style:font-name="Arial" style:font-name-asian="Arial" style:font-name-complex="Arial" fo:color="#00000A"/>
    </style:style>
    <style:style style:name="P83" style:parent-style-name="Normal" style:family="paragraph">
      <style:paragraph-properties fo:margin-left="0.75in">
        <style:tab-stops/>
      </style:paragraph-properties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6" style:parent-style-name="Fuentedepárrafopredeter." style:family="text">
      <style:text-properties style:font-name="Arial" style:font-name-asian="Arial" style:font-name-complex="Arial" fo:color="#00000A"/>
    </style:style>
    <style:style style:name="TableCell8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8" style:parent-style-name="Normal" style:family="paragraph"/>
    <style:style style:name="T89" style:parent-style-name="Fuentedepárrafopredeter." style:family="text">
      <style:text-properties style:font-name="Arial" style:font-name-asian="Arial" style:font-name-complex="Arial" fo:color="#00000A"/>
    </style:style>
    <style:style style:name="P90" style:parent-style-name="Normal" style:family="paragraph"/>
    <style:style style:name="T91" style:parent-style-name="Fuentedepárrafopredeter." style:family="text">
      <style:text-properties style:font-name="Arial" style:font-name-asian="Arial" style:font-name-complex="Arial" fo:color="#00000A"/>
    </style:style>
    <style:style style:name="P92" style:parent-style-name="Normal" style:family="paragraph"/>
    <style:style style:name="T93" style:parent-style-name="Fuentedepárrafopredeter." style:family="text">
      <style:text-properties style:font-name="Arial" style:font-name-asian="Arial" style:font-name-complex="Arial" fo:color="#00000A"/>
    </style:style>
    <style:style style:name="P94" style:parent-style-name="Normal" style:family="paragraph"/>
    <style:style style:name="T95" style:parent-style-name="Fuentedepárrafopredeter." style:family="text">
      <style:text-properties style:font-name="Arial" style:font-name-asian="Arial" style:font-name-complex="Arial" fo:color="#00000A"/>
    </style:style>
    <style:style style:name="P96" style:parent-style-name="Normal" style:family="paragraph"/>
    <style:style style:name="T97" style:parent-style-name="Fuentedepárrafopredeter." style:family="text">
      <style:text-properties style:font-name="Arial" style:font-name-asian="Arial" style:font-name-complex="Arial" fo:color="#00000A"/>
    </style:style>
    <style:style style:name="P98" style:parent-style-name="Normal" style:family="paragraph"/>
    <style:style style:name="T99" style:parent-style-name="Fuentedepárrafopredeter." style:family="text">
      <style:text-properties style:font-name="Arial" style:font-name-asian="Arial" style:font-name-complex="Arial" fo:color="#00000A"/>
    </style:style>
    <style:style style:name="P100" style:parent-style-name="Normal" style:family="paragraph"/>
    <style:style style:name="T101" style:parent-style-name="Fuentedepárrafopredeter." style:family="text">
      <style:text-properties style:font-name="Arial" style:font-name-asian="Arial" style:font-name-complex="Arial" fo:color="#00000A"/>
    </style:style>
    <style:style style:name="P102" style:parent-style-name="Normal" style:family="paragraph"/>
    <style:style style:name="T103" style:parent-style-name="Fuentedepárrafopredeter." style:family="text">
      <style:text-properties style:font-name="Arial" style:font-name-asian="Arial" style:font-name-complex="Arial" fo:color="#00000A"/>
    </style:style>
    <style:style style:name="P104" style:parent-style-name="Normal" style:family="paragraph"/>
    <style:style style:name="T105" style:parent-style-name="Fuentedepárrafopredeter." style:family="text">
      <style:text-properties style:font-name="Arial" style:font-name-asian="Arial" style:font-name-complex="Arial" fo:color="#00000A"/>
    </style:style>
    <style:style style:name="P106" style:parent-style-name="Normal" style:family="paragraph"/>
    <style:style style:name="T107" style:parent-style-name="Fuentedepárrafopredeter." style:family="text">
      <style:text-properties style:font-name="Arial" style:font-name-asian="Arial" style:font-name-complex="Arial" fo:color="#00000A"/>
    </style:style>
    <style:style style:name="P108" style:parent-style-name="Normal" style:family="paragraph">
      <style:paragraph-properties fo:margin-left="0.75in">
        <style:tab-stops/>
      </style:paragraph-properties>
    </style:style>
    <style:style style:name="T109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110" style:parent-style-name="Título1" style:family="paragraph"/>
    <style:style style:name="TableColumn112" style:family="table-column">
      <style:table-column-properties style:column-width="2.0638in" style:use-optimal-column-width="false"/>
    </style:style>
    <style:style style:name="TableColumn113" style:family="table-column">
      <style:table-column-properties style:column-width="1.9118in" style:use-optimal-column-width="false"/>
    </style:style>
    <style:style style:name="TableColumn114" style:family="table-column">
      <style:table-column-properties style:column-width="1.0416in" style:use-optimal-column-width="false"/>
    </style:style>
    <style:style style:name="TableColumn115" style:family="table-column">
      <style:table-column-properties style:column-width="1.1131in" style:use-optimal-column-width="false"/>
    </style:style>
    <style:style style:name="Table111" style:family="table">
      <style:table-properties style:width="6.1305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8" style:parent-style-name="Fuentedepárrafopredeter." style:family="text">
      <style:text-properties style:font-name="Arial" style:font-name-asian="Arial" style:font-name-complex="Arial" fo:color="#00000A"/>
    </style:style>
    <style:style style:name="TableCell11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0" style:parent-style-name="Fuentedepárrafopredeter." style:family="text">
      <style:text-properties style:font-name="Arial" style:font-name-asian="Arial" style:font-name-complex="Arial" fo:color="#00000A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3" style:parent-style-name="Normal" style:family="paragraph">
      <style:text-properties style:font-name="Arial" style:font-name-asian="Arial" style:font-name-complex="Arial" fo:color="#00000A"/>
    </style:style>
    <style:style style:name="TableCell12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5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7" style:parent-style-name="Fuentedepárrafopredeter." style:family="text">
      <style:text-properties style:font-name="Arial" style:font-name-asian="Arial" style:font-name-complex="Arial" fo:color="#00000A"/>
    </style:style>
    <style:style style:name="TableCell1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1" style:parent-style-name="Fuentedepárrafopredeter." style:family="text">
      <style:text-properties style:font-name="Arial" style:font-name-asian="Arial" style:font-name-complex="Arial" fo:color="#00000A"/>
    </style:style>
    <style:style style:name="TableCell1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3" style:parent-style-name="Fuentedepárrafopredeter." style:family="text">
      <style:text-properties style:font-name="Arial" style:font-name-asian="Arial" style:font-name-complex="Arial" fo:color="#00000A"/>
    </style:style>
    <style:style style:name="TableCell1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5" style:parent-style-name="Normal" style:family="paragraph">
      <style:paragraph-properties fo:text-align="center"/>
    </style:style>
    <style:style style:name="T136" style:parent-style-name="Fuentedepárrafopredeter." style:family="text">
      <style:text-properties style:font-name="Arial" style:font-name-asian="Arial" style:font-name-complex="Arial" fo:color="#00000A"/>
    </style:style>
    <style:style style:name="TableCell13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0" style:parent-style-name="Fuentedepárrafopredeter." style:family="text">
      <style:text-properties style:font-name="Arial" style:font-name-asian="Arial" style:font-name-complex="Arial" fo:color="#00000A"/>
    </style:style>
    <style:style style:name="TableCell1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2" style:parent-style-name="Fuentedepárrafopredeter." style:family="text">
      <style:text-properties style:font-name="Arial" style:font-name-asian="Arial" style:font-name-complex="Arial" fo:color="#00000A"/>
    </style:style>
    <style:style style:name="T143" style:parent-style-name="Fuentedepárrafopredeter." style:family="text">
      <style:text-properties style:font-name="Arial" style:font-name-asian="Arial" style:font-name-complex="Arial" fo:color="#00000A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6" style:parent-style-name="Fuentedepárrafopredeter." style:family="text">
      <style:text-properties style:font-name="Arial" style:font-name-asian="Arial" style:font-name-complex="Arial" fo:color="#00000A"/>
    </style:style>
    <style:style style:name="TableCell1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8" style:parent-style-name="Fuentedepárrafopredeter." style:family="text">
      <style:text-properties style:font-name="Arial" style:font-name-asian="Arial" style:font-name-complex="Arial" fo:color="#00000A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1" style:parent-style-name="Fuentedepárrafopredeter." style:family="text">
      <style:text-properties style:font-name="Arial" style:font-name-asian="Arial" style:font-name-complex="Arial" fo:color="#00000A"/>
    </style:style>
    <style:style style:name="TableCell1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3" style:parent-style-name="Fuentedepárrafopredeter." style:family="text">
      <style:text-properties style:font-name="Arial" style:font-name-asian="Arial" style:font-name-complex="Arial" fo:color="#00000A"/>
    </style:style>
    <style:style style:name="T154" style:parent-style-name="Fuentedepárrafopredeter." style:family="text">
      <style:text-properties style:font-name="Arial" style:font-name-asian="Arial" style:font-name-complex="Arial" fo:color="#00000A"/>
    </style:style>
    <style:style style:name="T155" style:parent-style-name="Fuentedepárrafopredeter." style:family="text">
      <style:text-properties style:font-name="Arial" style:font-name-asian="Arial" style:font-name-complex="Arial" fo:color="#00000A"/>
    </style:style>
    <style:style style:name="T156" style:parent-style-name="Fuentedepárrafopredeter." style:family="text">
      <style:text-properties style:font-name="Arial" style:font-name-asian="Arial" style:font-name-complex="Arial" fo:color="#00000A"/>
    </style:style>
    <style:style style:name="T157" style:parent-style-name="Fuentedepárrafopredeter." style:family="text">
      <style:text-properties style:font-name="Arial" style:font-name-asian="Arial" style:font-name-complex="Arial" fo:color="#00000A"/>
    </style:style>
    <style:style style:name="T158" style:parent-style-name="Fuentedepárrafopredeter." style:family="text">
      <style:text-properties style:font-name="Arial" style:font-name-asian="Arial" style:font-name-complex="Arial" fo:color="#00000A"/>
    </style:style>
    <style:style style:name="T159" style:parent-style-name="Fuentedepárrafopredeter." style:family="text">
      <style:text-properties style:font-name="Arial" style:font-name-asian="Arial" style:font-name-complex="Arial" fo:color="#00000A"/>
    </style:style>
    <style:style style:name="T160" style:parent-style-name="Fuentedepárrafopredeter." style:family="text">
      <style:text-properties style:font-name="Arial" style:font-name-asian="Arial" style:font-name-complex="Arial" fo:color="#00000A"/>
    </style:style>
    <style:style style:name="T161" style:parent-style-name="Fuentedepárrafopredeter." style:family="text">
      <style:text-properties style:font-name="Arial" style:font-name-asian="Arial" style:font-name-complex="Arial" fo:color="#00000A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4" style:parent-style-name="Fuentedepárrafopredeter." style:family="text">
      <style:text-properties style:font-name="Arial" style:font-name-asian="Arial" style:font-name-complex="Arial" fo:color="#00000A"/>
    </style:style>
    <style:style style:name="TableCell16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6" style:parent-style-name="Normal" style:family="paragraph"/>
    <style:style style:name="T167" style:parent-style-name="Fuentedepárrafopredeter." style:family="text">
      <style:text-properties style:font-name="Arial" style:font-name-asian="Arial" style:font-name-complex="Arial" fo:color="#00000A"/>
    </style:style>
    <style:style style:name="T168" style:parent-style-name="Fuentedepárrafopredeter." style:family="text">
      <style:text-properties style:font-name="Arial" style:font-name-asian="Arial" style:font-name-complex="Arial" fo:color="#00000A"/>
    </style:style>
    <style:style style:name="T169" style:parent-style-name="Fuentedepárrafopredeter." style:family="text">
      <style:text-properties style:font-name="Arial" style:font-name-asian="Arial" style:font-name-complex="Arial" fo:color="#00000A"/>
    </style:style>
    <style:style style:name="P170" style:parent-style-name="Normal" style:family="paragraph"/>
    <style:style style:name="T171" style:parent-style-name="Fuentedepárrafopredeter." style:family="text">
      <style:text-properties style:font-name="Arial" style:font-name-asian="Arial" style:font-name-complex="Arial" fo:color="#00000A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4" style:parent-style-name="Fuentedepárrafopredeter." style:family="text">
      <style:text-properties style:font-name="Arial" style:font-name-asian="Arial" style:font-name-complex="Arial" fo:color="#00000A"/>
    </style:style>
    <style:style style:name="TableCell1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6" style:parent-style-name="Normal" style:family="paragraph"/>
    <style:style style:name="T177" style:parent-style-name="Fuentedepárrafopredeter." style:family="text">
      <style:text-properties style:font-name="Arial" style:font-name-asian="Arial" style:font-name-complex="Arial" fo:color="#00000A"/>
    </style:style>
    <style:style style:name="T178" style:parent-style-name="Fuentedepárrafopredeter." style:family="text">
      <style:text-properties style:font-name="Arial" style:font-name-asian="Arial" style:font-name-complex="Arial" fo:color="#00000A"/>
    </style:style>
    <style:style style:name="T179" style:parent-style-name="Fuentedepárrafopredeter." style:family="text">
      <style:text-properties style:font-name="Arial" style:font-name-asian="Arial" style:font-name-complex="Arial" fo:color="#00000A"/>
    </style:style>
    <style:style style:name="P180" style:parent-style-name="Normal" style:family="paragraph"/>
    <style:style style:name="T181" style:parent-style-name="Fuentedepárrafopredeter." style:family="text">
      <style:text-properties style:font-name="Arial" style:font-name-asian="Arial" style:font-name-complex="Arial" fo:color="#00000A"/>
    </style:style>
    <style:style style:name="T182" style:parent-style-name="Fuentedepárrafopredeter." style:family="text">
      <style:text-properties style:font-name="Arial" style:font-name-asian="Arial" style:font-name-complex="Arial" fo:color="#00000A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5" style:parent-style-name="Fuentedepárrafopredeter." style:family="text">
      <style:text-properties style:font-name="Arial" style:font-name-asian="Arial" style:font-name-complex="Arial" fo:color="#00000A"/>
    </style:style>
    <style:style style:name="TableCell1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7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88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89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9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91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192" style:parent-style-name="Normal" style:family="paragraph">
      <style:text-properties style:font-name="Arial" style:font-name-asian="Arial" style:font-name-complex="Arial" fo:color="#00000A"/>
    </style:style>
    <style:style style:name="P193" style:parent-style-name="Normal" style:family="paragraph">
      <style:text-properties style:font-name="Arial" style:font-name-asian="Arial" style:font-name-complex="Arial" fo:color="#00000A"/>
    </style:style>
    <style:style style:name="P194" style:parent-style-name="Normal" style:family="paragraph">
      <style:text-properties style:font-name="Arial" style:font-name-asian="Arial" style:font-name-complex="Arial" fo:color="#00000A"/>
    </style:style>
    <style:style style:name="P195" style:parent-style-name="Normal" style:family="paragraph">
      <style:text-properties style:font-name="Arial" style:font-name-asian="Arial" style:font-name-complex="Arial" fo:color="#00000A"/>
    </style:style>
    <style:style style:name="P196" style:parent-style-name="Normal" style:family="paragraph">
      <style:text-properties style:font-name="Arial" style:font-name-asian="Arial" style:font-name-complex="Arial" fo:color="#00000A"/>
    </style:style>
    <style:style style:name="P197" style:parent-style-name="Normal" style:family="paragraph">
      <style:text-properties style:font-name="Arial" style:font-name-asian="Arial" style:font-name-complex="Arial" fo:color="#00000A"/>
    </style:style>
    <style:style style:name="T198" style:parent-style-name="Fuentedepárrafopredeter." style:family="text">
      <style:text-properties style:font-name="Arial" style:font-name-asian="Arial" style:font-name-complex="Arial" fo:color="#00000A"/>
    </style:style>
    <style:style style:name="T199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200" style:parent-style-name="Normal" style:family="paragraph">
      <style:text-properties style:font-name="Arial" style:font-name-asian="Arial" style:font-name-complex="Arial" fo:color="#00000A"/>
    </style:style>
    <style:style style:name="P201" style:parent-style-name="Normal" style:family="paragraph">
      <style:text-properties style:font-name="Arial" style:font-name-asian="Arial" style:font-name-complex="Arial" fo:color="#00000A"/>
    </style:style>
    <style:style style:name="P202" style:parent-style-name="Normal" style:family="paragraph">
      <style:text-properties style:font-name="Arial" style:font-name-asian="Arial" style:font-name-complex="Arial" fo:color="#00000A"/>
    </style:style>
    <style:style style:name="P203" style:parent-style-name="Normal" style:family="paragraph">
      <style:text-properties style:font-name="Arial" style:font-name-asian="Arial" style:font-name-complex="Arial" fo:color="#00000A"/>
    </style:style>
    <style:style style:name="P204" style:parent-style-name="Normal" style:family="paragraph">
      <style:text-properties style:font-name="Arial" style:font-name-asian="Arial" style:font-name-complex="Arial" fo:color="#00000A"/>
    </style:style>
    <style:style style:name="P205" style:parent-style-name="Normal" style:family="paragraph">
      <style:text-properties style:font-name="Arial" style:font-name-asian="Arial" style:font-name-complex="Arial" fo:color="#00000A"/>
    </style:style>
    <style:style style:name="P206" style:parent-style-name="Normal" style:family="paragraph">
      <style:text-properties style:font-name="Arial" style:font-name-asian="Arial" style:font-name-complex="Arial" fo:font-weight="bold" style:font-weight-asian="bold" style:font-weight-complex="bold" fo:color="#00000A"/>
    </style:style>
    <style:style style:name="P207" style:parent-style-name="Normal" style:family="paragraph">
      <style:text-properties style:font-name="Arial" style:font-name-asian="Arial" style:font-name-complex="Arial" fo:color="#00000A"/>
    </style:style>
    <style:style style:name="P208" style:parent-style-name="Normal" style:family="paragraph">
      <style:text-properties style:font-name="Arial" style:font-name-asian="Arial" style:font-name-complex="Arial" fo:color="#00000A"/>
    </style:style>
    <style:style style:name="P209" style:parent-style-name="Normal" style:family="paragraph">
      <style:text-properties style:font-name="Arial" style:font-name-asian="Arial" style:font-name-complex="Arial" fo:color="#00000A"/>
    </style:style>
    <style:style style:name="P210" style:parent-style-name="Normal" style:family="paragraph">
      <style:text-properties style:font-name="Arial" style:font-name-asian="Arial" style:font-name-complex="Arial" fo:color="#00000A"/>
    </style:style>
    <style:style style:name="P211" style:parent-style-name="Normal" style:family="paragraph">
      <style:text-properties style:font-name="Arial" style:font-name-asian="Arial" style:font-name-complex="Arial" fo:color="#00000A"/>
    </style:style>
    <style:style style:name="P212" style:parent-style-name="Normal" style:family="paragraph">
      <style:text-properties style:font-name="Arial" style:font-name-asian="Arial" style:font-name-complex="Arial" fo:color="#00000A"/>
    </style:style>
    <style:style style:name="P213" style:parent-style-name="Normal" style:family="paragraph">
      <style:text-properties style:font-name="Arial" style:font-name-asian="Arial" style:font-name-complex="Arial" fo:font-weight="bold" style:font-weight-asian="bold" style:font-weight-complex="bold" fo:color="#00000A"/>
    </style:style>
    <style:style style:name="P214" style:parent-style-name="Normal" style:family="paragraph">
      <style:text-properties style:font-name="Arial" style:font-name-asian="Arial" style:font-name-complex="Arial" fo:color="#00000A"/>
    </style:style>
    <style:style style:name="P215" style:parent-style-name="Normal" style:family="paragraph">
      <style:text-properties style:font-name="Arial" style:font-name-asian="Arial" style:font-name-complex="Arial" fo:color="#00000A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18" style:parent-style-name="Fuentedepárrafopredeter." style:family="text">
      <style:text-properties style:font-name="Arial" style:font-name-asian="Arial" style:font-name-complex="Arial" fo:color="#00000A"/>
    </style:style>
    <style:style style:name="TableCell21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2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221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222" style:parent-style-name="Fuentedepárrafopredeter." style:family="text">
      <style:text-properties style:font-name="Arial" style:font-name-asian="Arial" style:font-name-complex="Arial" fo:color="#00000A"/>
    </style:style>
    <style:style style:name="T223" style:parent-style-name="Fuentedepárrafopredeter." style:family="text">
      <style:text-properties style:font-name="Arial" style:font-name-asian="Arial" style:font-name-complex="Arial" fo:color="#00000A"/>
    </style:style>
    <style:style style:name="T224" style:parent-style-name="Fuentedepárrafopredeter." style:family="text">
      <style:text-properties style:font-name="Arial" style:font-name-asian="Arial" style:font-name-complex="Arial" fo:color="#00000A"/>
    </style:style>
    <style:style style:name="T22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226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227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228" style:parent-style-name="Fuentedepárrafopredeter." style:family="text">
      <style:text-properties style:font-name="Arial" style:font-name-asian="Arial" style:font-name-complex="Arial" fo:color="#00000A"/>
    </style:style>
    <style:style style:name="P229" style:parent-style-name="Normal" style:family="paragraph">
      <style:text-properties style:font-name="Arial" style:font-name-asian="Arial" style:font-name-complex="Arial" fo:color="#00000A"/>
    </style:style>
    <style:style style:name="P230" style:parent-style-name="Normal" style:family="paragraph">
      <style:text-properties style:font-name="Arial" style:font-name-asian="Arial" style:font-name-complex="Arial" fo:color="#00000A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33" style:parent-style-name="Fuentedepárrafopredeter." style:family="text">
      <style:text-properties style:font-name="Arial" style:font-name-asian="Arial" style:font-name-complex="Arial" fo:color="#00000A"/>
    </style:style>
    <style:style style:name="TableCell2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35" style:parent-style-name="Normal" style:family="paragraph"/>
    <style:style style:name="T236" style:parent-style-name="Fuentedepárrafopredeter." style:family="text">
      <style:text-properties style:font-name="Arial" style:font-name-asian="Arial" style:font-name-complex="Arial" fo:color="#00000A"/>
    </style:style>
    <style:style style:name="T237" style:parent-style-name="Fuentedepárrafopredeter." style:family="text">
      <style:text-properties style:font-name="Arial" style:font-name-asian="Arial" style:font-name-complex="Arial" fo:color="#00000A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40" style:parent-style-name="Fuentedepárrafopredeter." style:family="text">
      <style:text-properties style:font-name="Arial" style:font-name-asian="Arial" style:font-name-complex="Arial" fo:color="#00000A"/>
    </style:style>
    <style:style style:name="TableCell2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42" style:parent-style-name="Fuentedepárrafopredeter." style:family="text">
      <style:text-properties style:font-name="Arial" style:font-name-asian="Arial" style:font-name-complex="Arial" fo:color="#00000A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45" style:parent-style-name="Fuentedepárrafopredeter." style:family="text">
      <style:text-properties style:font-name="Arial" style:font-name-asian="Arial" style:font-name-complex="Arial" fo:color="#00000A"/>
    </style:style>
    <style:style style:name="TableCell2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47" style:parent-style-name="Fuentedepárrafopredeter." style:family="text">
      <style:text-properties style:font-name="Arial" style:font-name-asian="Arial" style:font-name-complex="Arial" fo:color="#00000A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50" style:parent-style-name="Fuentedepárrafopredeter." style:family="text">
      <style:text-properties style:font-name="Arial" style:font-name-asian="Arial" style:font-name-complex="Arial" fo:color="#00000A"/>
    </style:style>
    <style:style style:name="TableCell2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52" style:parent-style-name="Fuentedepárrafopredeter." style:family="text">
      <style:text-properties style:font-name="Arial" style:font-name-asian="Arial" style:font-name-complex="Arial" fo:color="#00000A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55" style:parent-style-name="Fuentedepárrafopredeter." style:family="text">
      <style:text-properties style:font-name="Arial" style:font-name-asian="Arial" style:font-name-complex="Arial" fo:color="#00000A"/>
    </style:style>
    <style:style style:name="TableCell25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57" style:parent-style-name="Fuentedepárrafopredeter." style:family="text">
      <style:text-properties style:font-name="Arial" style:font-name-asian="Arial" style:font-name-complex="Arial" fo:color="#00000A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60" style:parent-style-name="Fuentedepárrafopredeter." style:family="text">
      <style:text-properties style:font-name="Arial" style:font-name-asian="Arial" style:font-name-complex="Arial" fo:color="#00000A"/>
    </style:style>
    <style:style style:name="TableCell2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62" style:parent-style-name="Normal" style:family="paragraph"/>
    <style:style style:name="T263" style:parent-style-name="Fuentedepárrafopredeter." style:family="text">
      <style:text-properties style:font-name="Arial" style:font-name-asian="Arial" style:font-name-complex="Arial" fo:color="#00000A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66" style:parent-style-name="Fuentedepárrafopredeter." style:family="text">
      <style:text-properties style:font-name="Arial" style:font-name-asian="Arial" style:font-name-complex="Arial" fo:color="#00000A"/>
    </style:style>
    <style:style style:name="TableCell2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68" style:parent-style-name="Normal" style:family="paragraph"/>
    <style:style style:name="T269" style:parent-style-name="Fuentedepárrafopredeter." style:family="text">
      <style:text-properties style:font-name="Arial" style:font-name-asian="Arial" style:font-name-complex="Arial" fo:color="#00000A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72" style:parent-style-name="Fuentedepárrafopredeter." style:family="text">
      <style:text-properties style:font-name="Arial" style:font-name-asian="Arial" style:font-name-complex="Arial" fo:color="#00000A"/>
    </style:style>
    <style:style style:name="TableCell2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74" style:parent-style-name="Fuentedepárrafopredeter." style:family="text">
      <style:text-properties style:font-name="Arial" style:font-name-asian="Arial" style:font-name-complex="Arial" fo:color="#00000A"/>
    </style:style>
    <style:style style:name="T275" style:parent-style-name="Fuentedepárrafopredeter." style:family="text">
      <style:text-properties style:font-name="Arial" style:font-name-asian="Arial" style:font-name-complex="Arial" fo:color="#00000A"/>
    </style:style>
    <style:style style:name="T276" style:parent-style-name="Fuentedepárrafopredeter." style:family="text">
      <style:text-properties style:font-name="Arial" style:font-name-asian="Arial" style:font-name-complex="Arial" fo:color="#00000A"/>
    </style:style>
    <style:style style:name="T277" style:parent-style-name="Fuentedepárrafopredeter." style:family="text">
      <style:text-properties style:font-name="Arial" style:font-name-asian="Arial" style:font-name-complex="Arial" fo:color="#00000A"/>
    </style:style>
    <style:style style:name="T278" style:parent-style-name="Fuentedepárrafopredeter." style:family="text">
      <style:text-properties style:font-name="Arial" style:font-name-asian="Arial" style:font-name-complex="Arial" fo:color="#00000A"/>
    </style:style>
    <style:style style:name="T279" style:parent-style-name="Fuentedepárrafopredeter." style:family="text">
      <style:text-properties style:font-name="Arial" style:font-name-asian="Arial" style:font-name-complex="Arial" fo:color="#00000A"/>
    </style:style>
    <style:style style:name="P280" style:parent-style-name="Título1" style:family="paragraph"/>
    <style:style style:name="TableColumn282" style:family="table-column">
      <style:table-column-properties style:column-width="2.0638in" style:use-optimal-column-width="false"/>
    </style:style>
    <style:style style:name="TableColumn283" style:family="table-column">
      <style:table-column-properties style:column-width="1.9118in" style:use-optimal-column-width="false"/>
    </style:style>
    <style:style style:name="TableColumn284" style:family="table-column">
      <style:table-column-properties style:column-width="1.0416in" style:use-optimal-column-width="false"/>
    </style:style>
    <style:style style:name="TableColumn285" style:family="table-column">
      <style:table-column-properties style:column-width="1.1131in" style:use-optimal-column-width="false"/>
    </style:style>
    <style:style style:name="Table281" style:family="table">
      <style:table-properties style:width="6.1305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88" style:parent-style-name="Fuentedepárrafopredeter." style:family="text">
      <style:text-properties style:font-name="Arial" style:font-name-asian="Arial" style:font-name-complex="Arial" fo:color="#00000A"/>
    </style:style>
    <style:style style:name="TableCell2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90" style:parent-style-name="Fuentedepárrafopredeter." style:family="text">
      <style:text-properties style:font-name="Arial" style:font-name-asian="Arial" style:font-name-complex="Arial" fo:color="#00000A"/>
    </style:style>
    <style:style style:name="T291" style:parent-style-name="Fuentedepárrafopredeter." style:family="text">
      <style:text-properties style:font-name="Arial" style:font-name-asian="Arial" style:font-name-complex="Arial" fo:color="#00000A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94" style:parent-style-name="Normal" style:family="paragraph">
      <style:text-properties style:font-name="Arial" style:font-name-asian="Arial" style:font-name-complex="Arial" fo:color="#00000A"/>
    </style:style>
    <style:style style:name="TableCell2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96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297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29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299" style:parent-style-name="Fuentedepárrafopredeter." style:family="text">
      <style:text-properties style:font-name="Arial" style:font-name-asian="Arial" style:font-name-complex="Arial" fo:color="#00000A"/>
    </style:style>
    <style:style style:name="TableCell3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03" style:parent-style-name="Fuentedepárrafopredeter." style:family="text">
      <style:text-properties style:font-name="Arial" style:font-name-asian="Arial" style:font-name-complex="Arial" fo:color="#00000A"/>
    </style:style>
    <style:style style:name="TableCell30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05" style:parent-style-name="Fuentedepárrafopredeter." style:family="text">
      <style:text-properties style:font-name="Arial" style:font-name-asian="Arial" style:font-name-complex="Arial" fo:color="#00000A"/>
    </style:style>
    <style:style style:name="TableCell30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07" style:parent-style-name="Normal" style:family="paragraph">
      <style:paragraph-properties fo:text-align="center"/>
    </style:style>
    <style:style style:name="T308" style:parent-style-name="Fuentedepárrafopredeter." style:family="text">
      <style:text-properties style:font-name="Arial" style:font-name-asian="Arial" style:font-name-complex="Arial" fo:color="#00000A"/>
    </style:style>
    <style:style style:name="TableCell30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12" style:parent-style-name="Fuentedepárrafopredeter." style:family="text">
      <style:text-properties style:font-name="Arial" style:font-name-asian="Arial" style:font-name-complex="Arial" fo:color="#00000A"/>
    </style:style>
    <style:style style:name="TableCell3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14" style:parent-style-name="Fuentedepárrafopredeter." style:family="text">
      <style:text-properties style:font-name="Arial" style:font-name-asian="Arial" style:font-name-complex="Arial" fo:color="#00000A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17" style:parent-style-name="Fuentedepárrafopredeter." style:family="text">
      <style:text-properties style:font-name="Arial" style:font-name-asian="Arial" style:font-name-complex="Arial" fo:color="#00000A"/>
    </style:style>
    <style:style style:name="TableCell3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19" style:parent-style-name="Fuentedepárrafopredeter." style:family="text">
      <style:text-properties style:font-name="Arial" style:font-name-asian="Arial" style:font-name-complex="Arial" fo:color="#00000A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22" style:parent-style-name="Fuentedepárrafopredeter." style:family="text">
      <style:text-properties style:font-name="Arial" style:font-name-asian="Arial" style:font-name-complex="Arial" fo:color="#00000A"/>
    </style:style>
    <style:style style:name="TableCell3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24" style:parent-style-name="Fuentedepárrafopredeter." style:family="text">
      <style:text-properties style:font-name="Arial" style:font-name-asian="Arial" style:font-name-complex="Arial" fo:color="#00000A"/>
    </style:style>
    <style:style style:name="T325" style:parent-style-name="Fuentedepárrafopredeter." style:family="text">
      <style:text-properties style:font-name="Arial" style:font-name-asian="Arial" style:font-name-complex="Arial" fo:color="#00000A"/>
    </style:style>
    <style:style style:name="T326" style:parent-style-name="Fuentedepárrafopredeter." style:family="text">
      <style:text-properties style:font-name="Arial" style:font-name-asian="Arial" style:font-name-complex="Arial" fo:color="#00000A"/>
    </style:style>
    <style:style style:name="T327" style:parent-style-name="Fuentedepárrafopredeter." style:family="text">
      <style:text-properties style:font-name="Arial" style:font-name-asian="Arial" style:font-name-complex="Arial" fo:color="#00000A"/>
    </style:style>
    <style:style style:name="T328" style:parent-style-name="Fuentedepárrafopredeter." style:family="text">
      <style:text-properties style:font-name="Arial" style:font-name-asian="Arial" style:font-name-complex="Arial" fo:color="#00000A"/>
    </style:style>
    <style:style style:name="T329" style:parent-style-name="Fuentedepárrafopredeter." style:family="text">
      <style:text-properties style:font-name="Arial" style:font-name-asian="Arial" style:font-name-complex="Arial" fo:color="#00000A"/>
    </style:style>
    <style:style style:name="T330" style:parent-style-name="Fuentedepárrafopredeter." style:family="text">
      <style:text-properties style:font-name="Arial" style:font-name-asian="Arial" style:font-name-complex="Arial" fo:color="#00000A"/>
    </style:style>
    <style:style style:name="T331" style:parent-style-name="Fuentedepárrafopredeter." style:family="text">
      <style:text-properties style:font-name="Arial" style:font-name-asian="Arial" style:font-name-complex="Arial" fo:color="#00000A"/>
    </style:style>
    <style:style style:name="T332" style:parent-style-name="Fuentedepárrafopredeter." style:family="text">
      <style:text-properties style:font-name="Arial" style:font-name-asian="Arial" style:font-name-complex="Arial" fo:color="#00000A"/>
    </style:style>
    <style:style style:name="T333" style:parent-style-name="Fuentedepárrafopredeter." style:family="text">
      <style:text-properties style:font-name="Arial" style:font-name-asian="Arial" style:font-name-complex="Arial" fo:color="#00000A"/>
    </style:style>
    <style:style style:name="T334" style:parent-style-name="Fuentedepárrafopredeter." style:family="text">
      <style:text-properties style:font-name="Arial" style:font-name-asian="Arial" style:font-name-complex="Arial" fo:color="#00000A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37" style:parent-style-name="Fuentedepárrafopredeter." style:family="text">
      <style:text-properties style:font-name="Arial" style:font-name-asian="Arial" style:font-name-complex="Arial" fo:color="#00000A"/>
    </style:style>
    <style:style style:name="TableCell33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39" style:parent-style-name="Normal" style:family="paragraph"/>
    <style:style style:name="T340" style:parent-style-name="Fuentedepárrafopredeter." style:family="text">
      <style:text-properties style:font-name="Arial" style:font-name-asian="Arial" style:font-name-complex="Arial" fo:color="#00000A"/>
    </style:style>
    <style:style style:name="P341" style:parent-style-name="Normal" style:family="paragraph"/>
    <style:style style:name="T342" style:parent-style-name="Fuentedepárrafopredeter." style:family="text">
      <style:text-properties style:font-name="Arial" style:font-name-asian="Arial" style:font-name-complex="Arial" fo:color="#00000A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45" style:parent-style-name="Fuentedepárrafopredeter." style:family="text">
      <style:text-properties style:font-name="Arial" style:font-name-asian="Arial" style:font-name-complex="Arial" fo:color="#00000A"/>
    </style:style>
    <style:style style:name="TableCell3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47" style:parent-style-name="Normal" style:family="paragraph"/>
    <style:style style:name="T348" style:parent-style-name="Fuentedepárrafopredeter." style:family="text">
      <style:text-properties style:font-name="Arial" style:font-name-asian="Arial" style:font-name-complex="Arial" fo:color="#00000A"/>
    </style:style>
    <style:style style:name="P349" style:parent-style-name="Normal" style:family="paragraph"/>
    <style:style style:name="T350" style:parent-style-name="Fuentedepárrafopredeter." style:family="text">
      <style:text-properties style:font-name="Arial" style:font-name-asian="Arial" style:font-name-complex="Arial" fo:color="#00000A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53" style:parent-style-name="Fuentedepárrafopredeter." style:family="text">
      <style:text-properties style:font-name="Arial" style:font-name-asian="Arial" style:font-name-complex="Arial" fo:color="#00000A"/>
    </style:style>
    <style:style style:name="TableCell3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5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356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357" style:parent-style-name="Normal" style:family="paragraph">
      <style:text-properties style:font-name="Arial" style:font-name-asian="Arial" style:font-name-complex="Arial" fo:color="#00000A"/>
    </style:style>
    <style:style style:name="P358" style:parent-style-name="Normal" style:family="paragraph">
      <style:text-properties style:font-name="Arial" style:font-name-asian="Arial" style:font-name-complex="Arial" fo:color="#00000A"/>
    </style:style>
    <style:style style:name="P359" style:parent-style-name="Normal" style:family="paragraph">
      <style:text-properties style:font-name="Arial" style:font-name-asian="Arial" style:font-name-complex="Arial" fo:color="#00000A"/>
    </style:style>
    <style:style style:name="P360" style:parent-style-name="Normal" style:family="paragraph">
      <style:text-properties style:font-name="Arial" style:font-name-asian="Arial" style:font-name-complex="Arial" fo:color="#00000A"/>
    </style:style>
    <style:style style:name="P361" style:parent-style-name="Normal" style:family="paragraph">
      <style:text-properties style:font-name="Arial" style:font-name-asian="Arial" style:font-name-complex="Arial" fo:color="#00000A"/>
    </style:style>
    <style:style style:name="P362" style:parent-style-name="Normal" style:family="paragraph">
      <style:text-properties style:font-name="Arial" style:font-name-asian="Arial" style:font-name-complex="Arial" fo:color="#00000A"/>
    </style:style>
    <style:style style:name="P363" style:parent-style-name="Normal" style:family="paragraph">
      <style:text-properties style:font-name="Arial" style:font-name-asian="Arial" style:font-name-complex="Arial" fo:color="#00000A"/>
    </style:style>
    <style:style style:name="T36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365" style:parent-style-name="Normal" style:family="paragraph">
      <style:text-properties style:font-name="Arial" style:font-name-asian="Arial" style:font-name-complex="Arial" fo:color="#00000A"/>
    </style:style>
    <style:style style:name="P366" style:parent-style-name="Normal" style:family="paragraph">
      <style:text-properties style:font-name="Arial" style:font-name-asian="Arial" style:font-name-complex="Arial" fo:color="#00000A"/>
    </style:style>
    <style:style style:name="P367" style:parent-style-name="Normal" style:family="paragraph">
      <style:text-properties style:font-name="Arial" style:font-name-asian="Arial" style:font-name-complex="Arial" fo:color="#00000A"/>
    </style:style>
    <style:style style:name="P368" style:parent-style-name="Normal" style:family="paragraph">
      <style:text-properties style:font-name="Arial" style:font-name-asian="Arial" style:font-name-complex="Arial" fo:color="#00000A"/>
    </style:style>
    <style:style style:name="P369" style:parent-style-name="Normal" style:family="paragraph">
      <style:text-properties style:font-name="Arial" style:font-name-asian="Arial" style:font-name-complex="Arial" fo:color="#00000A"/>
    </style:style>
    <style:style style:name="T37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371" style:parent-style-name="Normal" style:family="paragraph">
      <style:text-properties style:font-name="Arial" style:font-name-asian="Arial" style:font-name-complex="Arial" fo:color="#00000A"/>
    </style:style>
    <style:style style:name="P372" style:parent-style-name="Normal" style:family="paragraph">
      <style:text-properties style:font-name="Arial" style:font-name-asian="Arial" style:font-name-complex="Arial" fo:color="#00000A"/>
    </style:style>
    <style:style style:name="P373" style:parent-style-name="Normal" style:family="paragraph">
      <style:text-properties style:font-name="Arial" style:font-name-asian="Arial" style:font-name-complex="Arial" fo:color="#00000A"/>
    </style:style>
    <style:style style:name="P374" style:parent-style-name="Normal" style:family="paragraph">
      <style:text-properties style:font-name="Arial" style:font-name-asian="Arial" style:font-name-complex="Arial" fo:color="#00000A"/>
    </style:style>
    <style:style style:name="P375" style:parent-style-name="Normal" style:family="paragraph">
      <style:text-properties style:font-name="Arial" style:font-name-asian="Arial" style:font-name-complex="Arial" fo:color="#00000A"/>
    </style:style>
    <style:style style:name="P376" style:parent-style-name="Normal" style:family="paragraph">
      <style:text-properties style:font-name="Arial" style:font-name-asian="Arial" style:font-name-complex="Arial" fo:color="#00000A"/>
    </style:style>
    <style:style style:name="P377" style:parent-style-name="Normal" style:family="paragraph">
      <style:text-properties style:font-name="Arial" style:font-name-asian="Arial" style:font-name-complex="Arial" fo:color="#00000A"/>
    </style:style>
    <style:style style:name="P378" style:parent-style-name="Normal" style:family="paragraph">
      <style:text-properties style:font-name="Arial" style:font-name-asian="Arial" style:font-name-complex="Arial" fo:color="#00000A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81" style:parent-style-name="Fuentedepárrafopredeter." style:family="text">
      <style:text-properties style:font-name="Arial" style:font-name-asian="Arial" style:font-name-complex="Arial" fo:color="#00000A"/>
    </style:style>
    <style:style style:name="TableCell38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83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38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38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386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387" style:parent-style-name="Fuentedepárrafopredeter." style:family="text">
      <style:text-properties style:font-name="Arial" style:font-name-asian="Arial" style:font-name-complex="Arial" fo:color="#00000A"/>
    </style:style>
    <style:style style:name="P388" style:parent-style-name="Normal" style:family="paragraph">
      <style:text-properties style:font-name="Arial" style:font-name-asian="Arial" style:font-name-complex="Arial" fo:color="#00000A"/>
    </style:style>
    <style:style style:name="P389" style:parent-style-name="Normal" style:family="paragraph">
      <style:text-properties style:font-name="Arial" style:font-name-asian="Arial" style:font-name-complex="Arial" fo:color="#00000A"/>
    </style:style>
    <style:style style:name="P390" style:parent-style-name="Normal" style:family="paragraph">
      <style:text-properties style:font-name="Arial" style:font-name-asian="Arial" style:font-name-complex="Arial" fo:color="#00000A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393" style:parent-style-name="Fuentedepárrafopredeter." style:family="text">
      <style:text-properties style:font-name="Arial" style:font-name-asian="Arial" style:font-name-complex="Arial" fo:color="#00000A"/>
    </style:style>
    <style:style style:name="TableCell39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95" style:parent-style-name="Normal" style:family="paragraph"/>
    <style:style style:name="T396" style:parent-style-name="Fuentedepárrafopredeter." style:family="text">
      <style:text-properties style:font-name="Arial" style:font-name-asian="Arial" style:font-name-complex="Arial" fo:color="#00000A"/>
    </style:style>
    <style:style style:name="T397" style:parent-style-name="Fuentedepárrafopredeter." style:family="text">
      <style:text-properties style:font-name="Arial" style:font-name-asian="Arial" style:font-name-complex="Arial" fo:color="#00000A"/>
    </style:style>
    <style:style style:name="T398" style:parent-style-name="Fuentedepárrafopredeter." style:family="text">
      <style:text-properties style:font-name="Arial" style:font-name-asian="Arial" style:font-name-complex="Arial" fo:color="#00000A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01" style:parent-style-name="Fuentedepárrafopredeter." style:family="text">
      <style:text-properties style:font-name="Arial" style:font-name-asian="Arial" style:font-name-complex="Arial" fo:color="#00000A"/>
    </style:style>
    <style:style style:name="TableCell4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03" style:parent-style-name="Fuentedepárrafopredeter." style:family="text">
      <style:text-properties style:font-name="Arial" style:font-name-asian="Arial" style:font-name-complex="Arial" fo:color="#00000A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06" style:parent-style-name="Fuentedepárrafopredeter." style:family="text">
      <style:text-properties style:font-name="Arial" style:font-name-asian="Arial" style:font-name-complex="Arial" fo:color="#00000A"/>
    </style:style>
    <style:style style:name="TableCell4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08" style:parent-style-name="Fuentedepárrafopredeter." style:family="text">
      <style:text-properties style:font-name="Arial" style:font-name-asian="Arial" style:font-name-complex="Arial" fo:color="#00000A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11" style:parent-style-name="Fuentedepárrafopredeter." style:family="text">
      <style:text-properties style:font-name="Arial" style:font-name-asian="Arial" style:font-name-complex="Arial" fo:color="#00000A"/>
    </style:style>
    <style:style style:name="TableCell41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13" style:parent-style-name="Fuentedepárrafopredeter." style:family="text">
      <style:text-properties style:font-name="Arial" style:font-name-asian="Arial" style:font-name-complex="Arial" fo:color="#00000A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16" style:parent-style-name="Fuentedepárrafopredeter." style:family="text">
      <style:text-properties style:font-name="Arial" style:font-name-asian="Arial" style:font-name-complex="Arial" fo:color="#00000A"/>
    </style:style>
    <style:style style:name="TableCell4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18" style:parent-style-name="Fuentedepárrafopredeter." style:family="text">
      <style:text-properties style:font-name="Arial" style:font-name-asian="Arial" style:font-name-complex="Arial" fo:color="#00000A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21" style:parent-style-name="Fuentedepárrafopredeter." style:family="text">
      <style:text-properties style:font-name="Arial" style:font-name-asian="Arial" style:font-name-complex="Arial" fo:color="#00000A"/>
    </style:style>
    <style:style style:name="TableCell42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23" style:parent-style-name="Normal" style:family="paragraph"/>
    <style:style style:name="T424" style:parent-style-name="Fuentedepárrafopredeter." style:family="text">
      <style:text-properties style:font-name="Arial" style:font-name-asian="Arial" style:font-name-complex="Arial" fo:color="#00000A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27" style:parent-style-name="Fuentedepárrafopredeter." style:family="text">
      <style:text-properties style:font-name="Arial" style:font-name-asian="Arial" style:font-name-complex="Arial" fo:color="#00000A"/>
    </style:style>
    <style:style style:name="TableCell4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29" style:parent-style-name="Normal" style:family="paragraph"/>
    <style:style style:name="T430" style:parent-style-name="Fuentedepárrafopredeter." style:family="text">
      <style:text-properties style:font-name="Arial" style:font-name-asian="Arial" style:font-name-complex="Arial" fo:color="#00000A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33" style:parent-style-name="Fuentedepárrafopredeter." style:family="text">
      <style:text-properties style:font-name="Arial" style:font-name-asian="Arial" style:font-name-complex="Arial" fo:color="#00000A"/>
    </style:style>
    <style:style style:name="TableCell4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35" style:parent-style-name="Fuentedepárrafopredeter." style:family="text">
      <style:text-properties style:font-name="Arial" style:font-name-asian="Arial" style:font-name-complex="Arial" fo:color="#00000A"/>
    </style:style>
    <style:style style:name="T436" style:parent-style-name="Fuentedepárrafopredeter." style:family="text">
      <style:text-properties style:font-name="Arial" style:font-name-asian="Arial" style:font-name-complex="Arial" fo:color="#00000A"/>
    </style:style>
    <style:style style:name="T437" style:parent-style-name="Fuentedepárrafopredeter." style:family="text">
      <style:text-properties style:font-name="Arial" style:font-name-asian="Arial" style:font-name-complex="Arial" fo:color="#00000A"/>
    </style:style>
    <style:style style:name="T438" style:parent-style-name="Fuentedepárrafopredeter." style:family="text">
      <style:text-properties style:font-name="Arial" style:font-name-asian="Arial" style:font-name-complex="Arial" fo:color="#00000A"/>
    </style:style>
    <style:style style:name="T439" style:parent-style-name="Fuentedepárrafopredeter." style:family="text">
      <style:text-properties style:font-name="Arial" style:font-name-asian="Arial" style:font-name-complex="Arial" fo:color="#00000A"/>
    </style:style>
    <style:style style:name="T440" style:parent-style-name="Fuentedepárrafopredeter." style:family="text">
      <style:text-properties style:font-name="Arial" style:font-name-asian="Arial" style:font-name-complex="Arial" fo:color="#00000A"/>
    </style:style>
    <style:style style:name="P441" style:parent-style-name="Normal" style:family="paragraph">
      <style:paragraph-properties fo:break-before="page"/>
    </style:style>
    <style:style style:name="P442" style:parent-style-name="Título1" style:family="paragraph"/>
    <style:style style:name="TableColumn444" style:family="table-column">
      <style:table-column-properties style:column-width="2.0638in" style:use-optimal-column-width="false"/>
    </style:style>
    <style:style style:name="TableColumn445" style:family="table-column">
      <style:table-column-properties style:column-width="1.9118in" style:use-optimal-column-width="false"/>
    </style:style>
    <style:style style:name="TableColumn446" style:family="table-column">
      <style:table-column-properties style:column-width="1.0416in" style:use-optimal-column-width="false"/>
    </style:style>
    <style:style style:name="TableColumn447" style:family="table-column">
      <style:table-column-properties style:column-width="1.1131in" style:use-optimal-column-width="false"/>
    </style:style>
    <style:style style:name="Table443" style:family="table">
      <style:table-properties style:width="6.1305in" fo:margin-left="0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50" style:parent-style-name="Fuentedepárrafopredeter." style:family="text">
      <style:text-properties style:font-name="Arial" style:font-name-asian="Arial" style:font-name-complex="Arial" fo:color="#00000A"/>
    </style:style>
    <style:style style:name="TableCell4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52" style:parent-style-name="Fuentedepárrafopredeter." style:family="text">
      <style:text-properties style:font-name="Arial" style:font-name-asian="Arial" style:font-name-complex="Arial" fo:color="#00000A"/>
    </style:style>
    <style:style style:name="T453" style:parent-style-name="Fuentedepárrafopredeter." style:family="text">
      <style:text-properties style:font-name="Arial" style:font-name-asian="Arial" style:font-name-complex="Arial" fo:color="#00000A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56" style:parent-style-name="Normal" style:family="paragraph">
      <style:text-properties style:font-name="Arial" style:font-name-asian="Arial" style:font-name-complex="Arial" fo:color="#00000A"/>
    </style:style>
    <style:style style:name="TableCell45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58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459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460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4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62" style:parent-style-name="Fuentedepárrafopredeter." style:family="text">
      <style:text-properties style:font-name="Arial" style:font-name-asian="Arial" style:font-name-complex="Arial" fo:color="#00000A"/>
    </style:style>
    <style:style style:name="TableCell46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66" style:parent-style-name="Fuentedepárrafopredeter." style:family="text">
      <style:text-properties style:font-name="Arial" style:font-name-asian="Arial" style:font-name-complex="Arial" fo:color="#00000A"/>
    </style:style>
    <style:style style:name="TableCell4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68" style:parent-style-name="Fuentedepárrafopredeter." style:family="text">
      <style:text-properties style:font-name="Arial" style:font-name-asian="Arial" style:font-name-complex="Arial" fo:color="#00000A"/>
    </style:style>
    <style:style style:name="TableCell46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70" style:parent-style-name="Normal" style:family="paragraph">
      <style:paragraph-properties fo:text-align="center"/>
    </style:style>
    <style:style style:name="T471" style:parent-style-name="Fuentedepárrafopredeter." style:family="text">
      <style:text-properties style:font-name="Arial" style:font-name-asian="Arial" style:font-name-complex="Arial" fo:color="#00000A"/>
    </style:style>
    <style:style style:name="TableCell47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75" style:parent-style-name="Fuentedepárrafopredeter." style:family="text">
      <style:text-properties style:font-name="Arial" style:font-name-asian="Arial" style:font-name-complex="Arial" fo:color="#00000A"/>
    </style:style>
    <style:style style:name="TableCell47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77" style:parent-style-name="Fuentedepárrafopredeter." style:family="text">
      <style:text-properties style:font-name="Arial" style:font-name-asian="Arial" style:font-name-complex="Arial" fo:color="#00000A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80" style:parent-style-name="Fuentedepárrafopredeter." style:family="text">
      <style:text-properties style:font-name="Arial" style:font-name-asian="Arial" style:font-name-complex="Arial" fo:color="#00000A"/>
    </style:style>
    <style:style style:name="TableCell4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82" style:parent-style-name="Fuentedepárrafopredeter." style:family="text">
      <style:text-properties style:font-name="Arial" style:font-name-asian="Arial" style:font-name-complex="Arial" fo:color="#00000A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85" style:parent-style-name="Fuentedepárrafopredeter." style:family="text">
      <style:text-properties style:font-name="Arial" style:font-name-asian="Arial" style:font-name-complex="Arial" fo:color="#00000A"/>
    </style:style>
    <style:style style:name="TableCell4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87" style:parent-style-name="Fuentedepárrafopredeter." style:family="text">
      <style:text-properties style:font-name="Arial" style:font-name-asian="Arial" style:font-name-complex="Arial" fo:color="#00000A"/>
    </style:style>
    <style:style style:name="T488" style:parent-style-name="Fuentedepárrafopredeter." style:family="text">
      <style:text-properties style:font-name="Arial" style:font-name-asian="Arial" style:font-name-complex="Arial" fo:color="#00000A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91" style:parent-style-name="Fuentedepárrafopredeter." style:family="text">
      <style:text-properties style:font-name="Arial" style:font-name-asian="Arial" style:font-name-complex="Arial" fo:color="#00000A"/>
    </style:style>
    <style:style style:name="TableCell49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93" style:parent-style-name="Normal" style:family="paragraph"/>
    <style:style style:name="T494" style:parent-style-name="Fuentedepárrafopredeter." style:family="text">
      <style:text-properties style:font-name="Arial" style:font-name-asian="Arial" style:font-name-complex="Arial" fo:color="#00000A"/>
    </style:style>
    <style:style style:name="P495" style:parent-style-name="Normal" style:family="paragraph"/>
    <style:style style:name="T496" style:parent-style-name="Fuentedepárrafopredeter." style:family="text">
      <style:text-properties style:font-name="Arial" style:font-name-asian="Arial" style:font-name-complex="Arial" fo:color="#00000A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499" style:parent-style-name="Fuentedepárrafopredeter." style:family="text">
      <style:text-properties style:font-name="Arial" style:font-name-asian="Arial" style:font-name-complex="Arial" fo:color="#00000A"/>
    </style:style>
    <style:style style:name="TableCell5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501" style:parent-style-name="Normal" style:family="paragraph"/>
    <style:style style:name="T502" style:parent-style-name="Fuentedepárrafopredeter." style:family="text">
      <style:text-properties style:font-name="Arial" style:font-name-asian="Arial" style:font-name-complex="Arial" fo:color="#00000A"/>
    </style:style>
    <style:style style:name="P503" style:parent-style-name="Normal" style:family="paragraph"/>
    <style:style style:name="T504" style:parent-style-name="Fuentedepárrafopredeter." style:family="text">
      <style:text-properties style:font-name="Arial" style:font-name-asian="Arial" style:font-name-complex="Arial" fo:color="#00000A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07" style:parent-style-name="Fuentedepárrafopredeter." style:family="text">
      <style:text-properties style:font-name="Arial" style:font-name-asian="Arial" style:font-name-complex="Arial" fo:color="#00000A"/>
    </style:style>
    <style:style style:name="TableCell50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0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51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511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512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7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19" style:parent-style-name="Normal" style:family="paragraph">
      <style:text-properties style:font-name="Arial" style:font-name-asian="Arial" style:font-name-complex="Arial" style:font-weight-complex="bold" fo:color="#00000A"/>
    </style:style>
    <style:style style:name="T52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52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522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52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2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2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2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27" style:parent-style-name="Normal" style:family="paragraph">
      <style:text-properties style:font-name="Arial" style:font-name-asian="Arial" style:font-name-complex="Arial" style:font-weight-complex="bold" fo:color="#00000A"/>
    </style:style>
    <style:style style:name="T528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52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53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531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32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3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3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3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36" style:parent-style-name="Normal" style:family="paragraph">
      <style:text-properties style:font-name="Arial" style:font-name-asian="Arial" style:font-name-complex="Arial" style:font-weight-complex="bold" fo:color="#00000A"/>
    </style:style>
    <style:style style:name="T537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53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539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540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41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42" style:parent-style-name="Normal" style:family="paragraph">
      <style:text-properties style:font-name="Arial" style:font-name-asian="Arial" style:font-name-complex="Arial" style:font-weight-complex="bold" fo:color="#00000A"/>
    </style:style>
    <style:style style:name="P543" style:parent-style-name="Normal" style:family="paragraph">
      <style:text-properties style:font-name="Arial" style:font-name-asian="Arial" style:font-name-complex="Arial" style:font-weight-complex="bold" fo:color="#00000A"/>
    </style:style>
    <style:style style:name="T544" style:parent-style-name="Fuentedepárrafopredeter." style:family="text">
      <style:text-properties style:font-name="Arial" style:font-name-asian="Arial" style:font-name-complex="Arial" style:font-weight-complex="bold" fo:color="#00000A"/>
    </style:style>
    <style:style style:name="T54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546" style:parent-style-name="Normal" style:family="paragraph">
      <style:text-properties style:font-name="Arial" style:font-name-asian="Arial" style:font-name-complex="Arial" fo:color="#00000A"/>
    </style:style>
    <style:style style:name="P547" style:parent-style-name="Normal" style:family="paragraph">
      <style:text-properties style:font-name="Arial" style:font-name-asian="Arial" style:font-name-complex="Arial" fo:color="#00000A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50" style:parent-style-name="Fuentedepárrafopredeter." style:family="text">
      <style:text-properties style:font-name="Arial" style:font-name-asian="Arial" style:font-name-complex="Arial" fo:color="#00000A"/>
    </style:style>
    <style:style style:name="TableCell5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52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553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55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555" style:parent-style-name="Fuentedepárrafopredeter." style:family="text">
      <style:text-properties style:font-name="Arial" style:font-name-asian="Arial" style:font-name-complex="Arial" fo:color="#00000A"/>
    </style:style>
    <style:style style:name="P556" style:parent-style-name="Normal" style:family="paragraph">
      <style:text-properties style:font-name="Arial" style:font-name-asian="Arial" style:font-name-complex="Arial" fo:color="#00000A"/>
    </style:style>
    <style:style style:name="P557" style:parent-style-name="Normal" style:family="paragraph">
      <style:text-properties style:font-name="Arial" style:font-name-asian="Arial" style:font-name-complex="Arial" fo:color="#00000A"/>
    </style:style>
    <style:style style:name="P558" style:parent-style-name="Normal" style:family="paragraph">
      <style:text-properties style:font-name="Arial" style:font-name-asian="Arial" style:font-name-complex="Arial" fo:color="#00000A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61" style:parent-style-name="Fuentedepárrafopredeter." style:family="text">
      <style:text-properties style:font-name="Arial" style:font-name-asian="Arial" style:font-name-complex="Arial" fo:color="#00000A"/>
    </style:style>
    <style:style style:name="TableCell56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563" style:parent-style-name="Normal" style:family="paragraph"/>
    <style:style style:name="T564" style:parent-style-name="Fuentedepárrafopredeter." style:family="text">
      <style:text-properties style:font-name="Arial" style:font-name-asian="Arial" style:font-name-complex="Arial" fo:color="#00000A"/>
    </style:style>
    <style:style style:name="T565" style:parent-style-name="Fuentedepárrafopredeter." style:family="text">
      <style:text-properties style:font-name="Arial" style:font-name-asian="Arial" style:font-name-complex="Arial" fo:color="#00000A"/>
    </style:style>
    <style:style style:name="T566" style:parent-style-name="Fuentedepárrafopredeter." style:family="text">
      <style:text-properties style:font-name="Arial" style:font-name-asian="Arial" style:font-name-complex="Arial" fo:color="#00000A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69" style:parent-style-name="Fuentedepárrafopredeter." style:family="text">
      <style:text-properties style:font-name="Arial" style:font-name-asian="Arial" style:font-name-complex="Arial" fo:color="#00000A"/>
    </style:style>
    <style:style style:name="TableCell57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71" style:parent-style-name="Fuentedepárrafopredeter." style:family="text">
      <style:text-properties style:font-name="Arial" style:font-name-asian="Arial" style:font-name-complex="Arial" fo:color="#00000A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74" style:parent-style-name="Fuentedepárrafopredeter." style:family="text">
      <style:text-properties style:font-name="Arial" style:font-name-asian="Arial" style:font-name-complex="Arial" fo:color="#00000A"/>
    </style:style>
    <style:style style:name="TableCell5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76" style:parent-style-name="Fuentedepárrafopredeter." style:family="text">
      <style:text-properties style:font-name="Arial" style:font-name-asian="Arial" style:font-name-complex="Arial" fo:color="#00000A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79" style:parent-style-name="Fuentedepárrafopredeter." style:family="text">
      <style:text-properties style:font-name="Arial" style:font-name-asian="Arial" style:font-name-complex="Arial" fo:color="#00000A"/>
    </style:style>
    <style:style style:name="TableCell5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81" style:parent-style-name="Fuentedepárrafopredeter." style:family="text">
      <style:text-properties style:font-name="Arial" style:font-name-asian="Arial" style:font-name-complex="Arial" fo:color="#00000A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84" style:parent-style-name="Fuentedepárrafopredeter." style:family="text">
      <style:text-properties style:font-name="Arial" style:font-name-asian="Arial" style:font-name-complex="Arial" fo:color="#00000A"/>
    </style:style>
    <style:style style:name="TableCell58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86" style:parent-style-name="Fuentedepárrafopredeter." style:family="text">
      <style:text-properties style:font-name="Arial" style:font-name-asian="Arial" style:font-name-complex="Arial" fo:color="#00000A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89" style:parent-style-name="Fuentedepárrafopredeter." style:family="text">
      <style:text-properties style:font-name="Arial" style:font-name-asian="Arial" style:font-name-complex="Arial" fo:color="#00000A"/>
    </style:style>
    <style:style style:name="TableCell59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591" style:parent-style-name="Normal" style:family="paragraph"/>
    <style:style style:name="T592" style:parent-style-name="Fuentedepárrafopredeter." style:family="text">
      <style:text-properties style:font-name="Arial" style:font-name-asian="Arial" style:font-name-complex="Arial" fo:color="#00000A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595" style:parent-style-name="Fuentedepárrafopredeter." style:family="text">
      <style:text-properties style:font-name="Arial" style:font-name-asian="Arial" style:font-name-complex="Arial" fo:color="#00000A"/>
    </style:style>
    <style:style style:name="TableCell59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597" style:parent-style-name="Normal" style:family="paragraph"/>
    <style:style style:name="T598" style:parent-style-name="Fuentedepárrafopredeter." style:family="text">
      <style:text-properties style:font-name="Arial" style:font-name-asian="Arial" style:font-name-complex="Arial" fo:color="#00000A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01" style:parent-style-name="Fuentedepárrafopredeter." style:family="text">
      <style:text-properties style:font-name="Arial" style:font-name-asian="Arial" style:font-name-complex="Arial" fo:color="#00000A"/>
    </style:style>
    <style:style style:name="TableCell6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03" style:parent-style-name="Fuentedepárrafopredeter." style:family="text">
      <style:text-properties style:font-name="Arial" style:font-name-asian="Arial" style:font-name-complex="Arial" fo:color="#00000A"/>
    </style:style>
    <style:style style:name="T604" style:parent-style-name="Fuentedepárrafopredeter." style:family="text">
      <style:text-properties style:font-name="Arial" style:font-name-asian="Arial" style:font-name-complex="Arial" fo:color="#00000A"/>
    </style:style>
    <style:style style:name="T605" style:parent-style-name="Fuentedepárrafopredeter." style:family="text">
      <style:text-properties style:font-name="Arial" style:font-name-asian="Arial" style:font-name-complex="Arial" fo:color="#00000A"/>
    </style:style>
    <style:style style:name="T606" style:parent-style-name="Fuentedepárrafopredeter." style:family="text">
      <style:text-properties style:font-name="Arial" style:font-name-asian="Arial" style:font-name-complex="Arial" fo:color="#00000A"/>
    </style:style>
    <style:style style:name="T607" style:parent-style-name="Fuentedepárrafopredeter." style:family="text">
      <style:text-properties style:font-name="Arial" style:font-name-asian="Arial" style:font-name-complex="Arial" fo:color="#00000A"/>
    </style:style>
    <style:style style:name="T608" style:parent-style-name="Fuentedepárrafopredeter." style:family="text">
      <style:text-properties style:font-name="Arial" style:font-name-asian="Arial" style:font-name-complex="Arial" fo:color="#00000A"/>
    </style:style>
    <style:style style:name="P609" style:parent-style-name="Normal" style:family="paragraph">
      <style:paragraph-properties fo:break-before="page"/>
    </style:style>
    <style:style style:name="P610" style:parent-style-name="Título1" style:family="paragraph"/>
    <style:style style:name="TableColumn612" style:family="table-column">
      <style:table-column-properties style:column-width="2.0638in" style:use-optimal-column-width="false"/>
    </style:style>
    <style:style style:name="TableColumn613" style:family="table-column">
      <style:table-column-properties style:column-width="1.9118in" style:use-optimal-column-width="false"/>
    </style:style>
    <style:style style:name="TableColumn614" style:family="table-column">
      <style:table-column-properties style:column-width="1.0416in" style:use-optimal-column-width="false"/>
    </style:style>
    <style:style style:name="TableColumn615" style:family="table-column">
      <style:table-column-properties style:column-width="1.1131in" style:use-optimal-column-width="false"/>
    </style:style>
    <style:style style:name="Table611" style:family="table">
      <style:table-properties style:width="6.1305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18" style:parent-style-name="Fuentedepárrafopredeter." style:family="text">
      <style:text-properties style:font-name="Arial" style:font-name-asian="Arial" style:font-name-complex="Arial" fo:color="#00000A"/>
    </style:style>
    <style:style style:name="TableCell61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20" style:parent-style-name="Fuentedepárrafopredeter." style:family="text">
      <style:text-properties style:font-name="Arial" style:font-name-asian="Arial" style:font-name-complex="Arial" fo:color="#00000A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23" style:parent-style-name="Normal" style:family="paragraph">
      <style:text-properties style:font-name="Arial" style:font-name-asian="Arial" style:font-name-complex="Arial" fo:color="#00000A"/>
    </style:style>
    <style:style style:name="TableCell62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25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6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27" style:parent-style-name="Fuentedepárrafopredeter." style:family="text">
      <style:text-properties style:font-name="Arial" style:font-name-asian="Arial" style:font-name-complex="Arial" fo:color="#00000A"/>
    </style:style>
    <style:style style:name="TableCell6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31" style:parent-style-name="Fuentedepárrafopredeter." style:family="text">
      <style:text-properties style:font-name="Arial" style:font-name-asian="Arial" style:font-name-complex="Arial" fo:color="#00000A"/>
    </style:style>
    <style:style style:name="TableCell6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33" style:parent-style-name="Fuentedepárrafopredeter." style:family="text">
      <style:text-properties style:font-name="Arial" style:font-name-asian="Arial" style:font-name-complex="Arial" fo:color="#00000A"/>
    </style:style>
    <style:style style:name="TableCell6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35" style:parent-style-name="Normal" style:family="paragraph">
      <style:paragraph-properties fo:text-align="center"/>
    </style:style>
    <style:style style:name="T636" style:parent-style-name="Fuentedepárrafopredeter." style:family="text">
      <style:text-properties style:font-name="Arial" style:font-name-asian="Arial" style:font-name-complex="Arial" fo:color="#00000A"/>
    </style:style>
    <style:style style:name="TableCell63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40" style:parent-style-name="Fuentedepárrafopredeter." style:family="text">
      <style:text-properties style:font-name="Arial" style:font-name-asian="Arial" style:font-name-complex="Arial" fo:color="#00000A"/>
    </style:style>
    <style:style style:name="TableCell6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42" style:parent-style-name="Fuentedepárrafopredeter." style:family="text">
      <style:text-properties style:font-name="Arial" style:font-name-asian="Arial" style:font-name-complex="Arial" fo:color="#00000A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45" style:parent-style-name="Fuentedepárrafopredeter." style:family="text">
      <style:text-properties style:font-name="Arial" style:font-name-asian="Arial" style:font-name-complex="Arial" fo:color="#00000A"/>
    </style:style>
    <style:style style:name="TableCell6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47" style:parent-style-name="Fuentedepárrafopredeter." style:family="text">
      <style:text-properties style:font-name="Arial" style:font-name-asian="Arial" style:font-name-complex="Arial" fo:color="#00000A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50" style:parent-style-name="Fuentedepárrafopredeter." style:family="text">
      <style:text-properties style:font-name="Arial" style:font-name-asian="Arial" style:font-name-complex="Arial" fo:color="#00000A"/>
    </style:style>
    <style:style style:name="TableCell6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52" style:parent-style-name="Fuentedepárrafopredeter." style:family="text">
      <style:text-properties style:font-name="Arial" style:font-name-asian="Arial" style:font-name-complex="Arial" fo:color="#00000A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55" style:parent-style-name="Fuentedepárrafopredeter." style:family="text">
      <style:text-properties style:font-name="Arial" style:font-name-asian="Arial" style:font-name-complex="Arial" fo:color="#00000A"/>
    </style:style>
    <style:style style:name="TableCell65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57" style:parent-style-name="Normal" style:family="paragraph"/>
    <style:style style:name="T658" style:parent-style-name="Fuentedepárrafopredeter." style:family="text">
      <style:text-properties style:font-name="Arial" style:font-name-asian="Arial" style:font-name-complex="Arial" fo:color="#00000A"/>
    </style:style>
    <style:style style:name="P659" style:parent-style-name="Normal" style:family="paragraph"/>
    <style:style style:name="T660" style:parent-style-name="Fuentedepárrafopredeter." style:family="text">
      <style:text-properties style:font-name="Arial" style:font-name-asian="Arial" style:font-name-complex="Arial" fo:color="#00000A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63" style:parent-style-name="Fuentedepárrafopredeter." style:family="text">
      <style:text-properties style:font-name="Arial" style:font-name-asian="Arial" style:font-name-complex="Arial" fo:color="#00000A"/>
    </style:style>
    <style:style style:name="TableCell6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65" style:parent-style-name="Normal" style:family="paragraph"/>
    <style:style style:name="T666" style:parent-style-name="Fuentedepárrafopredeter." style:family="text">
      <style:text-properties style:font-name="Arial" style:font-name-asian="Arial" style:font-name-complex="Arial" fo:color="#00000A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69" style:parent-style-name="Fuentedepárrafopredeter." style:family="text">
      <style:text-properties style:font-name="Arial" style:font-name-asian="Arial" style:font-name-complex="Arial" fo:color="#00000A"/>
    </style:style>
    <style:style style:name="TableCell67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7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672" style:parent-style-name="Normal" style:family="paragraph">
      <style:text-properties style:font-name="Arial" style:font-name-asian="Arial" style:font-name-complex="Arial" style:font-weight-complex="bold" fo:color="#00000A"/>
    </style:style>
    <style:style style:name="P67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67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67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67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677" style:parent-style-name="Normal" style:family="paragraph">
      <style:text-properties style:font-name="Arial" style:font-name-asian="Arial" style:font-name-complex="Arial" fo:color="#00000A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80" style:parent-style-name="Fuentedepárrafopredeter." style:family="text">
      <style:text-properties style:font-name="Arial" style:font-name-asian="Arial" style:font-name-complex="Arial" fo:color="#00000A"/>
    </style:style>
    <style:style style:name="TableCell6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82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683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68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68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686" style:parent-style-name="Fuentedepárrafopredeter." style:family="text">
      <style:text-properties style:font-name="Arial" style:font-name-asian="Arial" style:font-name-complex="Arial" fo:color="#00000A"/>
    </style:style>
    <style:style style:name="P687" style:parent-style-name="Normal" style:family="paragraph">
      <style:text-properties style:font-name="Arial" style:font-name-asian="Arial" style:font-name-complex="Arial" fo:color="#00000A"/>
    </style:style>
    <style:style style:name="P688" style:parent-style-name="Normal" style:family="paragraph">
      <style:text-properties style:font-name="Arial" style:font-name-asian="Arial" style:font-name-complex="Arial" fo:color="#00000A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91" style:parent-style-name="Fuentedepárrafopredeter." style:family="text">
      <style:text-properties style:font-name="Arial" style:font-name-asian="Arial" style:font-name-complex="Arial" fo:color="#00000A"/>
    </style:style>
    <style:style style:name="TableCell69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93" style:parent-style-name="Normal" style:family="paragraph"/>
    <style:style style:name="T694" style:parent-style-name="Fuentedepárrafopredeter." style:family="text">
      <style:text-properties style:font-name="Arial" style:font-name-asian="Arial" style:font-name-complex="Arial" fo:color="#00000A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97" style:parent-style-name="Fuentedepárrafopredeter." style:family="text">
      <style:text-properties style:font-name="Arial" style:font-name-asian="Arial" style:font-name-complex="Arial" fo:color="#00000A"/>
    </style:style>
    <style:style style:name="TableCell69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699" style:parent-style-name="Fuentedepárrafopredeter." style:family="text">
      <style:text-properties style:font-name="Arial" style:font-name-asian="Arial" style:font-name-complex="Arial" fo:color="#00000A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02" style:parent-style-name="Fuentedepárrafopredeter." style:family="text">
      <style:text-properties style:font-name="Arial" style:font-name-asian="Arial" style:font-name-complex="Arial" fo:color="#00000A"/>
    </style:style>
    <style:style style:name="TableCell70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04" style:parent-style-name="Fuentedepárrafopredeter." style:family="text">
      <style:text-properties style:font-name="Arial" style:font-name-asian="Arial" style:font-name-complex="Arial" fo:color="#00000A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07" style:parent-style-name="Fuentedepárrafopredeter." style:family="text">
      <style:text-properties style:font-name="Arial" style:font-name-asian="Arial" style:font-name-complex="Arial" fo:color="#00000A"/>
    </style:style>
    <style:style style:name="TableCell70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09" style:parent-style-name="Fuentedepárrafopredeter." style:family="text">
      <style:text-properties style:font-name="Arial" style:font-name-asian="Arial" style:font-name-complex="Arial" fo:color="#00000A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12" style:parent-style-name="Fuentedepárrafopredeter." style:family="text">
      <style:text-properties style:font-name="Arial" style:font-name-asian="Arial" style:font-name-complex="Arial" fo:color="#00000A"/>
    </style:style>
    <style:style style:name="TableCell7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14" style:parent-style-name="Fuentedepárrafopredeter." style:family="text">
      <style:text-properties style:font-name="Arial" style:font-name-asian="Arial" style:font-name-complex="Arial" fo:color="#00000A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17" style:parent-style-name="Fuentedepárrafopredeter." style:family="text">
      <style:text-properties style:font-name="Arial" style:font-name-asian="Arial" style:font-name-complex="Arial" fo:color="#00000A"/>
    </style:style>
    <style:style style:name="TableCell7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19" style:parent-style-name="Normal" style:family="paragraph"/>
    <style:style style:name="T720" style:parent-style-name="Fuentedepárrafopredeter." style:family="text">
      <style:text-properties style:font-name="Arial" style:font-name-asian="Arial" style:font-name-complex="Arial" fo:color="#00000A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23" style:parent-style-name="Fuentedepárrafopredeter." style:family="text">
      <style:text-properties style:font-name="Arial" style:font-name-asian="Arial" style:font-name-complex="Arial" fo:color="#00000A"/>
    </style:style>
    <style:style style:name="TableCell72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25" style:parent-style-name="Normal" style:family="paragraph"/>
    <style:style style:name="T726" style:parent-style-name="Fuentedepárrafopredeter." style:family="text">
      <style:text-properties style:font-name="Arial" style:font-name-asian="Arial" style:font-name-complex="Arial" fo:color="#00000A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29" style:parent-style-name="Fuentedepárrafopredeter." style:family="text">
      <style:text-properties style:font-name="Arial" style:font-name-asian="Arial" style:font-name-complex="Arial" fo:color="#00000A"/>
    </style:style>
    <style:style style:name="TableCell73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31" style:parent-style-name="Fuentedepárrafopredeter." style:family="text">
      <style:text-properties style:font-name="Arial" style:font-name-asian="Arial" style:font-name-complex="Arial" fo:color="#00000A"/>
    </style:style>
    <style:style style:name="T732" style:parent-style-name="Fuentedepárrafopredeter." style:family="text">
      <style:text-properties style:font-name="Arial" style:font-name-asian="Arial" style:font-name-complex="Arial" fo:color="#00000A"/>
    </style:style>
    <style:style style:name="T733" style:parent-style-name="Fuentedepárrafopredeter." style:family="text">
      <style:text-properties style:font-name="Arial" style:font-name-asian="Arial" style:font-name-complex="Arial" fo:color="#00000A"/>
    </style:style>
    <style:style style:name="T734" style:parent-style-name="Fuentedepárrafopredeter." style:family="text">
      <style:text-properties style:font-name="Arial" style:font-name-asian="Arial" style:font-name-complex="Arial" fo:color="#00000A"/>
    </style:style>
    <style:style style:name="T735" style:parent-style-name="Fuentedepárrafopredeter." style:family="text">
      <style:text-properties style:font-name="Arial" style:font-name-asian="Arial" style:font-name-complex="Arial" fo:color="#00000A"/>
    </style:style>
    <style:style style:name="T736" style:parent-style-name="Fuentedepárrafopredeter." style:family="text">
      <style:text-properties style:font-name="Arial" style:font-name-asian="Arial" style:font-name-complex="Arial" fo:color="#00000A"/>
    </style:style>
    <style:style style:name="P737" style:parent-style-name="Título1" style:family="paragraph"/>
    <style:style style:name="TableColumn739" style:family="table-column">
      <style:table-column-properties style:column-width="2.0638in" style:use-optimal-column-width="false"/>
    </style:style>
    <style:style style:name="TableColumn740" style:family="table-column">
      <style:table-column-properties style:column-width="1.9118in" style:use-optimal-column-width="false"/>
    </style:style>
    <style:style style:name="TableColumn741" style:family="table-column">
      <style:table-column-properties style:column-width="1.0416in" style:use-optimal-column-width="false"/>
    </style:style>
    <style:style style:name="TableColumn742" style:family="table-column">
      <style:table-column-properties style:column-width="1.1131in" style:use-optimal-column-width="false"/>
    </style:style>
    <style:style style:name="Table738" style:family="table">
      <style:table-properties style:width="6.1305in" fo:margin-left="0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45" style:parent-style-name="Fuentedepárrafopredeter." style:family="text">
      <style:text-properties style:font-name="Arial" style:font-name-asian="Arial" style:font-name-complex="Arial" fo:color="#00000A"/>
    </style:style>
    <style:style style:name="TableCell7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47" style:parent-style-name="Fuentedepárrafopredeter." style:family="text">
      <style:text-properties style:font-name="Arial" style:font-name-asian="Arial" style:font-name-complex="Arial" fo:color="#00000A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50" style:parent-style-name="Normal" style:family="paragraph">
      <style:text-properties style:font-name="Arial" style:font-name-asian="Arial" style:font-name-complex="Arial" fo:color="#00000A"/>
    </style:style>
    <style:style style:name="TableCell7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52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75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54" style:parent-style-name="Fuentedepárrafopredeter." style:family="text">
      <style:text-properties style:font-name="Arial" style:font-name-asian="Arial" style:font-name-complex="Arial" fo:color="#00000A"/>
    </style:style>
    <style:style style:name="TableCell75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58" style:parent-style-name="Fuentedepárrafopredeter." style:family="text">
      <style:text-properties style:font-name="Arial" style:font-name-asian="Arial" style:font-name-complex="Arial" fo:color="#00000A"/>
    </style:style>
    <style:style style:name="TableCell7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60" style:parent-style-name="Fuentedepárrafopredeter." style:family="text">
      <style:text-properties style:font-name="Arial" style:font-name-asian="Arial" style:font-name-complex="Arial" fo:color="#00000A"/>
    </style:style>
    <style:style style:name="TableCell7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62" style:parent-style-name="Normal" style:family="paragraph">
      <style:paragraph-properties fo:text-align="center"/>
    </style:style>
    <style:style style:name="T763" style:parent-style-name="Fuentedepárrafopredeter." style:family="text">
      <style:text-properties style:font-name="Arial" style:font-name-asian="Arial" style:font-name-complex="Arial" fo:color="#00000A"/>
    </style:style>
    <style:style style:name="TableCell7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67" style:parent-style-name="Fuentedepárrafopredeter." style:family="text">
      <style:text-properties style:font-name="Arial" style:font-name-asian="Arial" style:font-name-complex="Arial" fo:color="#00000A"/>
    </style:style>
    <style:style style:name="TableCell76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69" style:parent-style-name="Fuentedepárrafopredeter." style:family="text">
      <style:text-properties style:font-name="Arial" style:font-name-asian="Arial" style:font-name-complex="Arial" fo:color="#00000A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72" style:parent-style-name="Fuentedepárrafopredeter." style:family="text">
      <style:text-properties style:font-name="Arial" style:font-name-asian="Arial" style:font-name-complex="Arial" fo:color="#00000A"/>
    </style:style>
    <style:style style:name="TableCell7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74" style:parent-style-name="Fuentedepárrafopredeter." style:family="text">
      <style:text-properties style:font-name="Arial" style:font-name-asian="Arial" style:font-name-complex="Arial" fo:color="#00000A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77" style:parent-style-name="Fuentedepárrafopredeter." style:family="text">
      <style:text-properties style:font-name="Arial" style:font-name-asian="Arial" style:font-name-complex="Arial" fo:color="#00000A"/>
    </style:style>
    <style:style style:name="TableCell7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79" style:parent-style-name="Fuentedepárrafopredeter." style:family="text">
      <style:text-properties style:font-name="Arial" style:font-name-asian="Arial" style:font-name-complex="Arial" fo:color="#00000A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82" style:parent-style-name="Fuentedepárrafopredeter." style:family="text">
      <style:text-properties style:font-name="Arial" style:font-name-asian="Arial" style:font-name-complex="Arial" fo:color="#00000A"/>
    </style:style>
    <style:style style:name="TableCell78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84" style:parent-style-name="Normal" style:family="paragraph"/>
    <style:style style:name="T785" style:parent-style-name="Fuentedepárrafopredeter." style:family="text">
      <style:text-properties style:font-name="Arial" style:font-name-asian="Arial" style:font-name-complex="Arial" fo:color="#00000A"/>
    </style:style>
    <style:style style:name="P786" style:parent-style-name="Normal" style:family="paragraph"/>
    <style:style style:name="T787" style:parent-style-name="Fuentedepárrafopredeter." style:family="text">
      <style:text-properties style:font-name="Arial" style:font-name-asian="Arial" style:font-name-complex="Arial" fo:color="#00000A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90" style:parent-style-name="Fuentedepárrafopredeter." style:family="text">
      <style:text-properties style:font-name="Arial" style:font-name-asian="Arial" style:font-name-complex="Arial" fo:color="#00000A"/>
    </style:style>
    <style:style style:name="TableCell79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792" style:parent-style-name="Normal" style:family="paragraph"/>
    <style:style style:name="T793" style:parent-style-name="Fuentedepárrafopredeter." style:family="text">
      <style:text-properties style:font-name="Arial" style:font-name-asian="Arial" style:font-name-complex="Arial" fo:color="#00000A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96" style:parent-style-name="Fuentedepárrafopredeter." style:family="text">
      <style:text-properties style:font-name="Arial" style:font-name-asian="Arial" style:font-name-complex="Arial" fo:color="#00000A"/>
    </style:style>
    <style:style style:name="TableCell79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79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799" style:parent-style-name="Normal" style:family="paragraph">
      <style:text-properties style:font-name="Arial" style:font-name-asian="Arial" style:font-name-complex="Arial" style:font-weight-complex="bold" fo:color="#00000A"/>
    </style:style>
    <style:style style:name="P800" style:parent-style-name="Normal" style:family="paragraph">
      <style:text-properties style:font-name="Arial" style:font-name-asian="Arial" style:font-name-complex="Arial" style:font-weight-complex="bold" fo:color="#00000A"/>
    </style:style>
    <style:style style:name="P801" style:parent-style-name="Normal" style:family="paragraph">
      <style:text-properties style:font-name="Arial" style:font-name-asian="Arial" style:font-name-complex="Arial" style:font-weight-complex="bold" fo:color="#00000A"/>
    </style:style>
    <style:style style:name="P802" style:parent-style-name="Normal" style:family="paragraph">
      <style:text-properties style:font-name="Arial" style:font-name-asian="Arial" style:font-name-complex="Arial" style:font-weight-complex="bold" fo:color="#00000A"/>
    </style:style>
    <style:style style:name="T803" style:parent-style-name="Fuentedepárrafopredeter." style:family="text">
      <style:text-properties style:font-name="Arial" style:font-name-asian="Arial" style:font-name-complex="Arial" style:font-weight-complex="bold" fo:color="#00000A"/>
    </style:style>
    <style:style style:name="T804" style:parent-style-name="Fuentedepárrafopredeter." style:family="text">
      <style:text-properties style:font-name="Arial" style:font-name-asian="Arial" style:font-name-complex="Arial" fo:color="#00000A"/>
    </style:style>
    <style:style style:name="P805" style:parent-style-name="Normal" style:family="paragraph">
      <style:text-properties style:font-name="Arial" style:font-name-asian="Arial" style:font-name-complex="Arial" fo:color="#00000A"/>
    </style:style>
    <style:style style:name="P806" style:parent-style-name="Normal" style:family="paragraph">
      <style:text-properties style:font-name="Arial" style:font-name-asian="Arial" style:font-name-complex="Arial" fo:color="#00000A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09" style:parent-style-name="Fuentedepárrafopredeter." style:family="text">
      <style:text-properties style:font-name="Arial" style:font-name-asian="Arial" style:font-name-complex="Arial" fo:color="#00000A"/>
    </style:style>
    <style:style style:name="TableCell81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11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812" style:parent-style-name="Fuentedepárrafopredeter." style:family="text">
      <style:text-properties style:font-name="Arial" style:font-name-asian="Arial" style:font-name-complex="Arial" fo:color="#00000A"/>
    </style:style>
    <style:style style:name="P813" style:parent-style-name="Normal" style:family="paragraph">
      <style:text-properties style:font-name="Arial" style:font-name-asian="Arial" style:font-name-complex="Arial" fo:color="#00000A"/>
    </style:style>
    <style:style style:name="P814" style:parent-style-name="Normal" style:family="paragraph">
      <style:text-properties style:font-name="Arial" style:font-name-asian="Arial" style:font-name-complex="Arial" fo:color="#00000A"/>
    </style:style>
    <style:style style:name="P815" style:parent-style-name="Normal" style:family="paragraph">
      <style:text-properties style:font-name="Arial" style:font-name-asian="Arial" style:font-name-complex="Arial" fo:color="#00000A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18" style:parent-style-name="Fuentedepárrafopredeter." style:family="text">
      <style:text-properties style:font-name="Arial" style:font-name-asian="Arial" style:font-name-complex="Arial" fo:color="#00000A"/>
    </style:style>
    <style:style style:name="TableCell81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20" style:parent-style-name="Normal" style:family="paragraph"/>
    <style:style style:name="T821" style:parent-style-name="Fuentedepárrafopredeter." style:family="text">
      <style:text-properties style:font-name="Arial" style:font-name-asian="Arial" style:font-name-complex="Arial" fo:color="#00000A"/>
    </style:style>
    <style:style style:name="T822" style:parent-style-name="Fuentedepárrafopredeter." style:family="text">
      <style:text-properties style:font-name="Arial" style:font-name-asian="Arial" style:font-name-complex="Arial" fo:color="#00000A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25" style:parent-style-name="Fuentedepárrafopredeter." style:family="text">
      <style:text-properties style:font-name="Arial" style:font-name-asian="Arial" style:font-name-complex="Arial" fo:color="#00000A"/>
    </style:style>
    <style:style style:name="TableCell8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27" style:parent-style-name="Fuentedepárrafopredeter." style:family="text">
      <style:text-properties style:font-name="Arial" style:font-name-asian="Arial" style:font-name-complex="Arial" fo:color="#00000A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30" style:parent-style-name="Fuentedepárrafopredeter." style:family="text">
      <style:text-properties style:font-name="Arial" style:font-name-asian="Arial" style:font-name-complex="Arial" fo:color="#00000A"/>
    </style:style>
    <style:style style:name="TableCell8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32" style:parent-style-name="Fuentedepárrafopredeter." style:family="text">
      <style:text-properties style:font-name="Arial" style:font-name-asian="Arial" style:font-name-complex="Arial" fo:color="#00000A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35" style:parent-style-name="Fuentedepárrafopredeter." style:family="text">
      <style:text-properties style:font-name="Arial" style:font-name-asian="Arial" style:font-name-complex="Arial" fo:color="#00000A"/>
    </style:style>
    <style:style style:name="TableCell83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37" style:parent-style-name="Fuentedepárrafopredeter." style:family="text">
      <style:text-properties style:font-name="Arial" style:font-name-asian="Arial" style:font-name-complex="Arial" fo:color="#00000A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40" style:parent-style-name="Fuentedepárrafopredeter." style:family="text">
      <style:text-properties style:font-name="Arial" style:font-name-asian="Arial" style:font-name-complex="Arial" fo:color="#00000A"/>
    </style:style>
    <style:style style:name="TableCell8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42" style:parent-style-name="Fuentedepárrafopredeter." style:family="text">
      <style:text-properties style:font-name="Arial" style:font-name-asian="Arial" style:font-name-complex="Arial" fo:color="#00000A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45" style:parent-style-name="Fuentedepárrafopredeter." style:family="text">
      <style:text-properties style:font-name="Arial" style:font-name-asian="Arial" style:font-name-complex="Arial" fo:color="#00000A"/>
    </style:style>
    <style:style style:name="TableCell8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47" style:parent-style-name="Normal" style:family="paragraph"/>
    <style:style style:name="T848" style:parent-style-name="Fuentedepárrafopredeter." style:family="text">
      <style:text-properties style:font-name="Arial" style:font-name-asian="Arial" style:font-name-complex="Arial" fo:color="#00000A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51" style:parent-style-name="Fuentedepárrafopredeter." style:family="text">
      <style:text-properties style:font-name="Arial" style:font-name-asian="Arial" style:font-name-complex="Arial" fo:color="#00000A"/>
    </style:style>
    <style:style style:name="TableCell8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53" style:parent-style-name="Normal" style:family="paragraph"/>
    <style:style style:name="T854" style:parent-style-name="Fuentedepárrafopredeter." style:family="text">
      <style:text-properties style:font-name="Arial" style:font-name-asian="Arial" style:font-name-complex="Arial" fo:color="#00000A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57" style:parent-style-name="Fuentedepárrafopredeter." style:family="text">
      <style:text-properties style:font-name="Arial" style:font-name-asian="Arial" style:font-name-complex="Arial" fo:color="#00000A"/>
    </style:style>
    <style:style style:name="TableCell85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59" style:parent-style-name="Fuentedepárrafopredeter." style:family="text">
      <style:text-properties style:font-name="Arial" style:font-name-asian="Arial" style:font-name-complex="Arial" fo:color="#00000A"/>
    </style:style>
    <style:style style:name="T860" style:parent-style-name="Fuentedepárrafopredeter." style:family="text">
      <style:text-properties style:font-name="Arial" style:font-name-asian="Arial" style:font-name-complex="Arial" fo:color="#00000A"/>
    </style:style>
    <style:style style:name="T861" style:parent-style-name="Fuentedepárrafopredeter." style:family="text">
      <style:text-properties style:font-name="Arial" style:font-name-asian="Arial" style:font-name-complex="Arial" fo:color="#00000A"/>
    </style:style>
    <style:style style:name="T862" style:parent-style-name="Fuentedepárrafopredeter." style:family="text">
      <style:text-properties style:font-name="Arial" style:font-name-asian="Arial" style:font-name-complex="Arial" fo:color="#00000A"/>
    </style:style>
    <style:style style:name="T863" style:parent-style-name="Fuentedepárrafopredeter." style:family="text">
      <style:text-properties style:font-name="Arial" style:font-name-asian="Arial" style:font-name-complex="Arial" fo:color="#00000A"/>
    </style:style>
    <style:style style:name="T864" style:parent-style-name="Fuentedepárrafopredeter." style:family="text">
      <style:text-properties style:font-name="Arial" style:font-name-asian="Arial" style:font-name-complex="Arial" fo:color="#00000A"/>
    </style:style>
    <style:style style:name="P865" style:parent-style-name="Título1" style:family="paragraph"/>
    <style:style style:name="TableColumn867" style:family="table-column">
      <style:table-column-properties style:column-width="2.0638in" style:use-optimal-column-width="false"/>
    </style:style>
    <style:style style:name="TableColumn868" style:family="table-column">
      <style:table-column-properties style:column-width="1.9118in" style:use-optimal-column-width="false"/>
    </style:style>
    <style:style style:name="TableColumn869" style:family="table-column">
      <style:table-column-properties style:column-width="1.0416in" style:use-optimal-column-width="false"/>
    </style:style>
    <style:style style:name="TableColumn870" style:family="table-column">
      <style:table-column-properties style:column-width="1.1131in" style:use-optimal-column-width="false"/>
    </style:style>
    <style:style style:name="Table866" style:family="table">
      <style:table-properties style:width="6.1305in" fo:margin-left="0in" table:align="lef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73" style:parent-style-name="Fuentedepárrafopredeter." style:family="text">
      <style:text-properties style:font-name="Arial" style:font-name-asian="Arial" style:font-name-complex="Arial" fo:color="#00000A"/>
    </style:style>
    <style:style style:name="TableCell87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75" style:parent-style-name="Fuentedepárrafopredeter." style:family="text">
      <style:text-properties style:font-name="Arial" style:font-name-asian="Arial" style:font-name-complex="Arial" fo:color="#00000A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78" style:parent-style-name="Normal" style:family="paragraph">
      <style:text-properties style:font-name="Arial" style:font-name-asian="Arial" style:font-name-complex="Arial" fo:color="#00000A"/>
    </style:style>
    <style:style style:name="TableCell8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80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881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88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83" style:parent-style-name="Fuentedepárrafopredeter." style:family="text">
      <style:text-properties style:font-name="Arial" style:font-name-asian="Arial" style:font-name-complex="Arial" fo:color="#00000A"/>
    </style:style>
    <style:style style:name="TableCell8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87" style:parent-style-name="Fuentedepárrafopredeter." style:family="text">
      <style:text-properties style:font-name="Arial" style:font-name-asian="Arial" style:font-name-complex="Arial" fo:color="#00000A"/>
    </style:style>
    <style:style style:name="TableCell88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89" style:parent-style-name="Fuentedepárrafopredeter." style:family="text">
      <style:text-properties style:font-name="Arial" style:font-name-asian="Arial" style:font-name-complex="Arial" fo:color="#00000A"/>
    </style:style>
    <style:style style:name="TableCell89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91" style:parent-style-name="Normal" style:family="paragraph">
      <style:paragraph-properties fo:text-align="center"/>
    </style:style>
    <style:style style:name="T892" style:parent-style-name="Fuentedepárrafopredeter." style:family="text">
      <style:text-properties style:font-name="Arial" style:font-name-asian="Arial" style:font-name-complex="Arial" fo:color="#00000A"/>
    </style:style>
    <style:style style:name="TableCell89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96" style:parent-style-name="Fuentedepárrafopredeter." style:family="text">
      <style:text-properties style:font-name="Arial" style:font-name-asian="Arial" style:font-name-complex="Arial" fo:color="#00000A"/>
    </style:style>
    <style:style style:name="TableCell89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898" style:parent-style-name="Fuentedepárrafopredeter." style:family="text">
      <style:text-properties style:font-name="Arial" style:font-name-asian="Arial" style:font-name-complex="Arial" fo:color="#00000A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01" style:parent-style-name="Fuentedepárrafopredeter." style:family="text">
      <style:text-properties style:font-name="Arial" style:font-name-asian="Arial" style:font-name-complex="Arial" fo:color="#00000A"/>
    </style:style>
    <style:style style:name="TableCell9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03" style:parent-style-name="Fuentedepárrafopredeter." style:family="text">
      <style:text-properties style:font-name="Arial" style:font-name-asian="Arial" style:font-name-complex="Arial" fo:color="#00000A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06" style:parent-style-name="Fuentedepárrafopredeter." style:family="text">
      <style:text-properties style:font-name="Arial" style:font-name-asian="Arial" style:font-name-complex="Arial" fo:color="#00000A"/>
    </style:style>
    <style:style style:name="TableCell9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08" style:parent-style-name="Fuentedepárrafopredeter." style:family="text">
      <style:text-properties style:font-name="Arial" style:font-name-asian="Arial" style:font-name-complex="Arial" fo:color="#00000A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11" style:parent-style-name="Fuentedepárrafopredeter." style:family="text">
      <style:text-properties style:font-name="Arial" style:font-name-asian="Arial" style:font-name-complex="Arial" fo:color="#00000A"/>
    </style:style>
    <style:style style:name="TableCell91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913" style:parent-style-name="Normal" style:family="paragraph"/>
    <style:style style:name="T914" style:parent-style-name="Fuentedepárrafopredeter." style:family="text">
      <style:text-properties style:font-name="Arial" style:font-name-asian="Arial" style:font-name-complex="Arial" fo:color="#00000A"/>
    </style:style>
    <style:style style:name="P915" style:parent-style-name="Normal" style:family="paragraph"/>
    <style:style style:name="T916" style:parent-style-name="Fuentedepárrafopredeter." style:family="text">
      <style:text-properties style:font-name="Arial" style:font-name-asian="Arial" style:font-name-complex="Arial" fo:color="#00000A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19" style:parent-style-name="Fuentedepárrafopredeter." style:family="text">
      <style:text-properties style:font-name="Arial" style:font-name-asian="Arial" style:font-name-complex="Arial" fo:color="#00000A"/>
    </style:style>
    <style:style style:name="TableCell92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921" style:parent-style-name="Normal" style:family="paragraph"/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24" style:parent-style-name="Fuentedepárrafopredeter." style:family="text">
      <style:text-properties style:font-name="Arial" style:font-name-asian="Arial" style:font-name-complex="Arial" fo:color="#00000A"/>
    </style:style>
    <style:style style:name="TableCell92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2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927" style:parent-style-name="Normal" style:family="paragraph">
      <style:text-properties style:font-name="Arial" style:font-name-asian="Arial" style:font-name-complex="Arial" style:font-weight-complex="bold" fo:color="#00000A"/>
    </style:style>
    <style:style style:name="P92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929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32" style:parent-style-name="Fuentedepárrafopredeter." style:family="text">
      <style:text-properties style:font-name="Arial" style:font-name-asian="Arial" style:font-name-complex="Arial" fo:color="#00000A"/>
    </style:style>
    <style:style style:name="TableCell9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3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93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936" style:parent-style-name="Fuentedepárrafopredeter." style:family="text">
      <style:text-properties style:font-name="Arial" style:font-name-asian="Arial" style:font-name-complex="Arial" fo:color="#00000A"/>
    </style:style>
    <style:style style:name="P937" style:parent-style-name="Normal" style:family="paragraph">
      <style:text-properties style:font-name="Arial" style:font-name-asian="Arial" style:font-name-complex="Arial" fo:color="#00000A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40" style:parent-style-name="Fuentedepárrafopredeter." style:family="text">
      <style:text-properties style:font-name="Arial" style:font-name-asian="Arial" style:font-name-complex="Arial" fo:color="#00000A"/>
    </style:style>
    <style:style style:name="TableCell9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942" style:parent-style-name="Normal" style:family="paragraph"/>
    <style:style style:name="T943" style:parent-style-name="Fuentedepárrafopredeter." style:family="text">
      <style:text-properties style:font-name="Arial" style:font-name-asian="Arial" style:font-name-complex="Arial" fo:color="#00000A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46" style:parent-style-name="Fuentedepárrafopredeter." style:family="text">
      <style:text-properties style:font-name="Arial" style:font-name-asian="Arial" style:font-name-complex="Arial" fo:color="#00000A"/>
    </style:style>
    <style:style style:name="TableCell9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48" style:parent-style-name="Fuentedepárrafopredeter." style:family="text">
      <style:text-properties style:font-name="Arial" style:font-name-asian="Arial" style:font-name-complex="Arial" fo:color="#00000A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51" style:parent-style-name="Fuentedepárrafopredeter." style:family="text">
      <style:text-properties style:font-name="Arial" style:font-name-asian="Arial" style:font-name-complex="Arial" fo:color="#00000A"/>
    </style:style>
    <style:style style:name="TableCell9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53" style:parent-style-name="Fuentedepárrafopredeter." style:family="text">
      <style:text-properties style:font-name="Arial" style:font-name-asian="Arial" style:font-name-complex="Arial" fo:color="#00000A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56" style:parent-style-name="Fuentedepárrafopredeter." style:family="text">
      <style:text-properties style:font-name="Arial" style:font-name-asian="Arial" style:font-name-complex="Arial" fo:color="#00000A"/>
    </style:style>
    <style:style style:name="TableCell95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58" style:parent-style-name="Fuentedepárrafopredeter." style:family="text">
      <style:text-properties style:font-name="Arial" style:font-name-asian="Arial" style:font-name-complex="Arial" fo:color="#00000A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61" style:parent-style-name="Fuentedepárrafopredeter." style:family="text">
      <style:text-properties style:font-name="Arial" style:font-name-asian="Arial" style:font-name-complex="Arial" fo:color="#00000A"/>
    </style:style>
    <style:style style:name="TableCell96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63" style:parent-style-name="Fuentedepárrafopredeter." style:family="text">
      <style:text-properties style:font-name="Arial" style:font-name-asian="Arial" style:font-name-complex="Arial" fo:color="#00000A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66" style:parent-style-name="Fuentedepárrafopredeter." style:family="text">
      <style:text-properties style:font-name="Arial" style:font-name-asian="Arial" style:font-name-complex="Arial" fo:color="#00000A"/>
    </style:style>
    <style:style style:name="TableCell9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968" style:parent-style-name="Normal" style:family="paragraph"/>
    <style:style style:name="T969" style:parent-style-name="Fuentedepárrafopredeter." style:family="text">
      <style:text-properties style:font-name="Arial" style:font-name-asian="Arial" style:font-name-complex="Arial" fo:color="#00000A"/>
    </style:style>
    <style:style style:name="T970" style:parent-style-name="Fuentedepárrafopredeter." style:family="text">
      <style:text-properties style:font-name="Arial" style:font-name-asian="Arial" style:font-name-complex="Arial" fo:color="#00000A"/>
    </style:style>
    <style:style style:name="T971" style:parent-style-name="Fuentedepárrafopredeter." style:family="text">
      <style:text-properties style:font-name="Arial" style:font-name-asian="Arial" style:font-name-complex="Arial" fo:color="#00000A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74" style:parent-style-name="Fuentedepárrafopredeter." style:family="text">
      <style:text-properties style:font-name="Arial" style:font-name-asian="Arial" style:font-name-complex="Arial" fo:color="#00000A"/>
    </style:style>
    <style:style style:name="TableCell9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976" style:parent-style-name="Normal" style:family="paragraph"/>
    <style:style style:name="T977" style:parent-style-name="Fuentedepárrafopredeter." style:family="text">
      <style:text-properties style:font-name="Arial" style:font-name-asian="Arial" style:font-name-complex="Arial" fo:color="#00000A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80" style:parent-style-name="Fuentedepárrafopredeter." style:family="text">
      <style:text-properties style:font-name="Arial" style:font-name-asian="Arial" style:font-name-complex="Arial" fo:color="#00000A"/>
    </style:style>
    <style:style style:name="TableCell9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82" style:parent-style-name="Fuentedepárrafopredeter." style:family="text">
      <style:text-properties style:font-name="Arial" style:font-name-asian="Arial" style:font-name-complex="Arial" fo:color="#00000A"/>
    </style:style>
    <style:style style:name="T983" style:parent-style-name="Fuentedepárrafopredeter." style:family="text">
      <style:text-properties style:font-name="Arial" style:font-name-asian="Arial" style:font-name-complex="Arial" fo:color="#00000A"/>
    </style:style>
    <style:style style:name="T984" style:parent-style-name="Fuentedepárrafopredeter." style:family="text">
      <style:text-properties style:font-name="Arial" style:font-name-asian="Arial" style:font-name-complex="Arial" fo:color="#00000A"/>
    </style:style>
    <style:style style:name="T985" style:parent-style-name="Fuentedepárrafopredeter." style:family="text">
      <style:text-properties style:font-name="Arial" style:font-name-asian="Arial" style:font-name-complex="Arial" fo:color="#00000A"/>
    </style:style>
    <style:style style:name="T986" style:parent-style-name="Fuentedepárrafopredeter." style:family="text">
      <style:text-properties style:font-name="Arial" style:font-name-asian="Arial" style:font-name-complex="Arial" fo:color="#00000A"/>
    </style:style>
    <style:style style:name="T987" style:parent-style-name="Fuentedepárrafopredeter." style:family="text">
      <style:text-properties style:font-name="Arial" style:font-name-asian="Arial" style:font-name-complex="Arial" fo:color="#00000A"/>
    </style:style>
    <style:style style:name="P988" style:parent-style-name="Normal" style:family="paragraph">
      <style:paragraph-properties fo:break-before="page"/>
    </style:style>
    <style:style style:name="P989" style:parent-style-name="Título1" style:family="paragraph"/>
    <style:style style:name="TableColumn991" style:family="table-column">
      <style:table-column-properties style:column-width="2.0638in" style:use-optimal-column-width="false"/>
    </style:style>
    <style:style style:name="TableColumn992" style:family="table-column">
      <style:table-column-properties style:column-width="1.9118in" style:use-optimal-column-width="false"/>
    </style:style>
    <style:style style:name="TableColumn993" style:family="table-column">
      <style:table-column-properties style:column-width="1.0416in" style:use-optimal-column-width="false"/>
    </style:style>
    <style:style style:name="TableColumn994" style:family="table-column">
      <style:table-column-properties style:column-width="1.1131in" style:use-optimal-column-width="false"/>
    </style:style>
    <style:style style:name="Table990" style:family="table">
      <style:table-properties style:width="6.1305in" fo:margin-left="0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97" style:parent-style-name="Fuentedepárrafopredeter." style:family="text">
      <style:text-properties style:font-name="Arial" style:font-name-asian="Arial" style:font-name-complex="Arial" fo:color="#00000A"/>
    </style:style>
    <style:style style:name="TableCell99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999" style:parent-style-name="Fuentedepárrafopredeter." style:family="text">
      <style:text-properties style:font-name="Arial" style:font-name-asian="Arial" style:font-name-complex="Arial" fo:color="#00000A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02" style:parent-style-name="Normal" style:family="paragraph">
      <style:text-properties style:font-name="Arial" style:font-name-asian="Arial" style:font-name-complex="Arial" fo:color="#00000A"/>
    </style:style>
    <style:style style:name="TableCell100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04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0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06" style:parent-style-name="Fuentedepárrafopredeter." style:family="text">
      <style:text-properties style:font-name="Arial" style:font-name-asian="Arial" style:font-name-complex="Arial" fo:color="#00000A"/>
    </style:style>
    <style:style style:name="TableCell10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10" style:parent-style-name="Fuentedepárrafopredeter." style:family="text">
      <style:text-properties style:font-name="Arial" style:font-name-asian="Arial" style:font-name-complex="Arial" fo:color="#00000A"/>
    </style:style>
    <style:style style:name="TableCell10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12" style:parent-style-name="Fuentedepárrafopredeter." style:family="text">
      <style:text-properties style:font-name="Arial" style:font-name-asian="Arial" style:font-name-complex="Arial" fo:color="#00000A"/>
    </style:style>
    <style:style style:name="TableCell10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14" style:parent-style-name="Normal" style:family="paragraph">
      <style:paragraph-properties fo:text-align="center"/>
    </style:style>
    <style:style style:name="T1015" style:parent-style-name="Fuentedepárrafopredeter." style:family="text">
      <style:text-properties style:font-name="Arial" style:font-name-asian="Arial" style:font-name-complex="Arial" fo:color="#00000A"/>
    </style:style>
    <style:style style:name="TableCell10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19" style:parent-style-name="Fuentedepárrafopredeter." style:family="text">
      <style:text-properties style:font-name="Arial" style:font-name-asian="Arial" style:font-name-complex="Arial" fo:color="#00000A"/>
    </style:style>
    <style:style style:name="TableCell102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21" style:parent-style-name="Fuentedepárrafopredeter." style:family="text">
      <style:text-properties style:font-name="Arial" style:font-name-asian="Arial" style:font-name-complex="Arial" fo:color="#00000A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24" style:parent-style-name="Fuentedepárrafopredeter." style:family="text">
      <style:text-properties style:font-name="Arial" style:font-name-asian="Arial" style:font-name-complex="Arial" fo:color="#00000A"/>
    </style:style>
    <style:style style:name="TableCell102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26" style:parent-style-name="Fuentedepárrafopredeter." style:family="text">
      <style:text-properties style:font-name="Arial" style:font-name-asian="Arial" style:font-name-complex="Arial" fo:color="#00000A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29" style:parent-style-name="Fuentedepárrafopredeter." style:family="text">
      <style:text-properties style:font-name="Arial" style:font-name-asian="Arial" style:font-name-complex="Arial" fo:color="#00000A"/>
    </style:style>
    <style:style style:name="TableCell103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31" style:parent-style-name="Fuentedepárrafopredeter." style:family="text">
      <style:text-properties style:font-name="Arial" style:font-name-asian="Arial" style:font-name-complex="Arial" fo:color="#00000A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34" style:parent-style-name="Fuentedepárrafopredeter." style:family="text">
      <style:text-properties style:font-name="Arial" style:font-name-asian="Arial" style:font-name-complex="Arial" fo:color="#00000A"/>
    </style:style>
    <style:style style:name="TableCell103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36" style:parent-style-name="Normal" style:family="paragraph"/>
    <style:style style:name="T1037" style:parent-style-name="Fuentedepárrafopredeter." style:family="text">
      <style:text-properties style:font-name="Arial" style:font-name-asian="Arial" style:font-name-complex="Arial" fo:color="#00000A"/>
    </style:style>
    <style:style style:name="P1038" style:parent-style-name="Normal" style:family="paragraph"/>
    <style:style style:name="T1039" style:parent-style-name="Fuentedepárrafopredeter." style:family="text">
      <style:text-properties style:font-name="Arial" style:font-name-asian="Arial" style:font-name-complex="Arial" fo:color="#00000A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42" style:parent-style-name="Fuentedepárrafopredeter." style:family="text">
      <style:text-properties style:font-name="Arial" style:font-name-asian="Arial" style:font-name-complex="Arial" fo:color="#00000A"/>
    </style:style>
    <style:style style:name="TableCell104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44" style:parent-style-name="Normal" style:family="paragraph">
      <style:text-properties style:font-name="Arial" style:font-name-complex="Arial"/>
    </style:style>
    <style:style style:name="P1045" style:parent-style-name="Normal" style:family="paragraph">
      <style:text-properties style:font-name="Arial" style:font-name-complex="Arial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48" style:parent-style-name="Fuentedepárrafopredeter." style:family="text">
      <style:text-properties style:font-name="Arial" style:font-name-asian="Arial" style:font-name-complex="Arial" fo:color="#00000A"/>
    </style:style>
    <style:style style:name="TableCell10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50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051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2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7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059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62" style:parent-style-name="Fuentedepárrafopredeter." style:family="text">
      <style:text-properties style:font-name="Arial" style:font-name-asian="Arial" style:font-name-complex="Arial" fo:color="#00000A"/>
    </style:style>
    <style:style style:name="TableCell106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6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06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066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067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068" style:parent-style-name="Fuentedepárrafopredeter." style:family="text">
      <style:text-properties style:font-name="Arial" style:font-name-asian="Arial" style:font-name-complex="Arial" fo:color="#00000A"/>
    </style:style>
    <style:style style:name="P1069" style:parent-style-name="Normal" style:family="paragraph">
      <style:text-properties style:font-name="Arial" style:font-name-asian="Arial" style:font-name-complex="Arial" fo:color="#00000A"/>
    </style:style>
    <style:style style:name="P1070" style:parent-style-name="Normal" style:family="paragraph">
      <style:text-properties style:font-name="Arial" style:font-name-asian="Arial" style:font-name-complex="Arial" fo:color="#00000A"/>
    </style:style>
    <style:style style:name="P1071" style:parent-style-name="Normal" style:family="paragraph">
      <style:text-properties style:font-name="Arial" style:font-name-asian="Arial" style:font-name-complex="Arial" fo:color="#00000A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74" style:parent-style-name="Fuentedepárrafopredeter." style:family="text">
      <style:text-properties style:font-name="Arial" style:font-name-asian="Arial" style:font-name-complex="Arial" fo:color="#00000A"/>
    </style:style>
    <style:style style:name="TableCell10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76" style:parent-style-name="Fuentedepárrafopredeter." style:family="text">
      <style:text-properties style:font-name="Arial" style:font-name-asian="Arial" style:font-name-complex="Arial" fo:color="#00000A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79" style:parent-style-name="Fuentedepárrafopredeter." style:family="text">
      <style:text-properties style:font-name="Arial" style:font-name-asian="Arial" style:font-name-complex="Arial" fo:color="#00000A"/>
    </style:style>
    <style:style style:name="TableCell10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81" style:parent-style-name="Fuentedepárrafopredeter." style:family="text">
      <style:text-properties style:font-name="Arial" style:font-name-asian="Arial" style:font-name-complex="Arial" fo:color="#00000A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84" style:parent-style-name="Fuentedepárrafopredeter." style:family="text">
      <style:text-properties style:font-name="Arial" style:font-name-asian="Arial" style:font-name-complex="Arial" fo:color="#00000A"/>
    </style:style>
    <style:style style:name="TableCell108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86" style:parent-style-name="Fuentedepárrafopredeter." style:family="text">
      <style:text-properties style:font-name="Arial" style:font-name-asian="Arial" style:font-name-complex="Arial" fo:color="#00000A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89" style:parent-style-name="Fuentedepárrafopredeter." style:family="text">
      <style:text-properties style:font-name="Arial" style:font-name-asian="Arial" style:font-name-complex="Arial" fo:color="#00000A"/>
    </style:style>
    <style:style style:name="TableCell109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91" style:parent-style-name="Fuentedepárrafopredeter." style:family="text">
      <style:text-properties style:font-name="Arial" style:font-name-asian="Arial" style:font-name-complex="Arial" fo:color="#00000A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094" style:parent-style-name="Fuentedepárrafopredeter." style:family="text">
      <style:text-properties style:font-name="Arial" style:font-name-asian="Arial" style:font-name-complex="Arial" fo:color="#00000A"/>
    </style:style>
    <style:style style:name="TableCell10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96" style:parent-style-name="Normal" style:family="paragraph"/>
    <style:style style:name="T1097" style:parent-style-name="Fuentedepárrafopredeter." style:family="text">
      <style:text-properties style:font-name="Arial" style:font-name-asian="Arial" style:font-name-complex="Arial" fo:color="#00000A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00" style:parent-style-name="Fuentedepárrafopredeter." style:family="text">
      <style:text-properties style:font-name="Arial" style:font-name-asian="Arial" style:font-name-complex="Arial" fo:color="#00000A"/>
    </style:style>
    <style:style style:name="TableCell110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02" style:parent-style-name="Normal" style:family="paragraph"/>
    <style:style style:name="T1103" style:parent-style-name="Fuentedepárrafopredeter." style:family="text">
      <style:text-properties style:font-name="Arial" style:font-name-asian="Arial" style:font-name-complex="Arial" fo:color="#00000A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06" style:parent-style-name="Fuentedepárrafopredeter." style:family="text">
      <style:text-properties style:font-name="Arial" style:font-name-asian="Arial" style:font-name-complex="Arial" fo:color="#00000A"/>
    </style:style>
    <style:style style:name="TableCell11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08" style:parent-style-name="Fuentedepárrafopredeter." style:family="text">
      <style:text-properties style:font-name="Arial" style:font-name-asian="Arial" style:font-name-complex="Arial" fo:color="#00000A"/>
    </style:style>
    <style:style style:name="T1109" style:parent-style-name="Fuentedepárrafopredeter." style:family="text">
      <style:text-properties style:font-name="Arial" style:font-name-asian="Arial" style:font-name-complex="Arial" fo:color="#00000A"/>
    </style:style>
    <style:style style:name="T1110" style:parent-style-name="Fuentedepárrafopredeter." style:family="text">
      <style:text-properties style:font-name="Arial" style:font-name-asian="Arial" style:font-name-complex="Arial" fo:color="#00000A"/>
    </style:style>
    <style:style style:name="T1111" style:parent-style-name="Fuentedepárrafopredeter." style:family="text">
      <style:text-properties style:font-name="Arial" style:font-name-asian="Arial" style:font-name-complex="Arial" fo:color="#00000A"/>
    </style:style>
    <style:style style:name="T1112" style:parent-style-name="Fuentedepárrafopredeter." style:family="text">
      <style:text-properties style:font-name="Arial" style:font-name-asian="Arial" style:font-name-complex="Arial" fo:color="#00000A"/>
    </style:style>
    <style:style style:name="T1113" style:parent-style-name="Fuentedepárrafopredeter." style:family="text">
      <style:text-properties style:font-name="Arial" style:font-name-asian="Arial" style:font-name-complex="Arial" fo:color="#00000A"/>
    </style:style>
    <style:style style:name="P1114" style:parent-style-name="Título1" style:family="paragraph"/>
    <style:style style:name="TableColumn1116" style:family="table-column">
      <style:table-column-properties style:column-width="2.0638in" style:use-optimal-column-width="false"/>
    </style:style>
    <style:style style:name="TableColumn1117" style:family="table-column">
      <style:table-column-properties style:column-width="1.9118in" style:use-optimal-column-width="false"/>
    </style:style>
    <style:style style:name="TableColumn1118" style:family="table-column">
      <style:table-column-properties style:column-width="1.0416in" style:use-optimal-column-width="false"/>
    </style:style>
    <style:style style:name="TableColumn1119" style:family="table-column">
      <style:table-column-properties style:column-width="1.1131in" style:use-optimal-column-width="false"/>
    </style:style>
    <style:style style:name="Table1115" style:family="table">
      <style:table-properties style:width="6.1305in" fo:margin-left="0in" table:align="lef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22" style:parent-style-name="Fuentedepárrafopredeter." style:family="text">
      <style:text-properties style:font-name="Arial" style:font-name-asian="Arial" style:font-name-complex="Arial" fo:color="#00000A"/>
    </style:style>
    <style:style style:name="TableCell11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24" style:parent-style-name="Fuentedepárrafopredeter." style:family="text">
      <style:text-properties style:font-name="Arial" style:font-name-asian="Arial" style:font-name-complex="Arial" fo:color="#00000A"/>
    </style:style>
    <style:style style:name="T1125" style:parent-style-name="Fuentedepárrafopredeter." style:family="text">
      <style:text-properties style:font-name="Arial" style:font-name-asian="Arial" style:font-name-complex="Arial" fo:color="#00000A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28" style:parent-style-name="Normal" style:family="paragraph">
      <style:text-properties style:font-name="Arial" style:font-name-asian="Arial" style:font-name-complex="Arial" fo:color="#00000A"/>
    </style:style>
    <style:style style:name="TableCell11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30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1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32" style:parent-style-name="Fuentedepárrafopredeter." style:family="text">
      <style:text-properties style:font-name="Arial" style:font-name-asian="Arial" style:font-name-complex="Arial" fo:color="#00000A"/>
    </style:style>
    <style:style style:name="TableCell11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36" style:parent-style-name="Fuentedepárrafopredeter." style:family="text">
      <style:text-properties style:font-name="Arial" style:font-name-asian="Arial" style:font-name-complex="Arial" fo:color="#00000A"/>
    </style:style>
    <style:style style:name="TableCell113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38" style:parent-style-name="Fuentedepárrafopredeter." style:family="text">
      <style:text-properties style:font-name="Arial" style:font-name-asian="Arial" style:font-name-complex="Arial" fo:color="#00000A"/>
    </style:style>
    <style:style style:name="TableCell11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40" style:parent-style-name="Normal" style:family="paragraph">
      <style:paragraph-properties fo:text-align="center"/>
    </style:style>
    <style:style style:name="T1141" style:parent-style-name="Fuentedepárrafopredeter." style:family="text">
      <style:text-properties style:font-name="Arial" style:font-name-asian="Arial" style:font-name-complex="Arial" fo:color="#00000A"/>
    </style:style>
    <style:style style:name="TableCell114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45" style:parent-style-name="Fuentedepárrafopredeter." style:family="text">
      <style:text-properties style:font-name="Arial" style:font-name-asian="Arial" style:font-name-complex="Arial" fo:color="#00000A"/>
    </style:style>
    <style:style style:name="TableCell11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47" style:parent-style-name="Fuentedepárrafopredeter." style:family="text">
      <style:text-properties style:font-name="Arial" style:font-name-asian="Arial" style:font-name-complex="Arial" fo:color="#00000A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50" style:parent-style-name="Fuentedepárrafopredeter." style:family="text">
      <style:text-properties style:font-name="Arial" style:font-name-asian="Arial" style:font-name-complex="Arial" fo:color="#00000A"/>
    </style:style>
    <style:style style:name="TableCell11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52" style:parent-style-name="Fuentedepárrafopredeter." style:family="text">
      <style:text-properties style:font-name="Arial" style:font-name-asian="Arial" style:font-name-complex="Arial" fo:color="#00000A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55" style:parent-style-name="Fuentedepárrafopredeter." style:family="text">
      <style:text-properties style:font-name="Arial" style:font-name-asian="Arial" style:font-name-complex="Arial" fo:color="#00000A"/>
    </style:style>
    <style:style style:name="TableCell115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57" style:parent-style-name="Fuentedepárrafopredeter." style:family="text">
      <style:text-properties style:font-name="Arial" style:font-name-asian="Arial" style:font-name-complex="Arial" fo:color="#00000A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60" style:parent-style-name="Fuentedepárrafopredeter." style:family="text">
      <style:text-properties style:font-name="Arial" style:font-name-asian="Arial" style:font-name-complex="Arial" fo:color="#00000A"/>
    </style:style>
    <style:style style:name="TableCell11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62" style:parent-style-name="Normal" style:family="paragraph"/>
    <style:style style:name="T1163" style:parent-style-name="Fuentedepárrafopredeter." style:family="text">
      <style:text-properties style:font-name="Arial" style:font-name-asian="Arial" style:font-name-complex="Arial" fo:color="#00000A"/>
    </style:style>
    <style:style style:name="P1164" style:parent-style-name="Normal" style:family="paragraph"/>
    <style:style style:name="T1165" style:parent-style-name="Fuentedepárrafopredeter." style:family="text">
      <style:text-properties style:font-name="Arial" style:font-name-asian="Arial" style:font-name-complex="Arial" fo:color="#00000A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68" style:parent-style-name="Fuentedepárrafopredeter." style:family="text">
      <style:text-properties style:font-name="Arial" style:font-name-asian="Arial" style:font-name-complex="Arial" fo:color="#00000A"/>
    </style:style>
    <style:style style:name="TableCell116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70" style:parent-style-name="Normal" style:family="paragraph">
      <style:text-properties style:font-name="Arial" style:font-name-complex="Arial"/>
    </style:style>
    <style:style style:name="P1171" style:parent-style-name="Normal" style:family="paragraph">
      <style:text-properties style:font-name="Arial" style:font-name-complex="Arial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74" style:parent-style-name="Fuentedepárrafopredeter." style:family="text">
      <style:text-properties style:font-name="Arial" style:font-name-asian="Arial" style:font-name-complex="Arial" fo:color="#00000A"/>
    </style:style>
    <style:style style:name="TableCell11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7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177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7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79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0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1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2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4" style:parent-style-name="Normal" style:family="paragraph">
      <style:text-properties style:font-name="Arial" style:font-name-asian="Arial" style:font-name-complex="Arial" fo:font-weight="bold" style:font-weight-asian="bold" style:font-weight-complex="bold" fo:color="#00000A"/>
    </style:style>
    <style:style style:name="P118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187" style:parent-style-name="Normal" style:family="paragraph">
      <style:text-properties style:font-name="Arial" style:font-name-asian="Arial" style:font-name-complex="Arial" style:font-weight-complex="bold" fo:color="#00000A"/>
    </style:style>
    <style:style style:name="T1188" style:parent-style-name="Fuentedepárrafopredeter." style:family="text">
      <style:text-properties style:font-name="Arial" style:font-name-asian="Arial" style:font-name-complex="Arial" style:font-weight-complex="bold" fo:color="#00000A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91" style:parent-style-name="Fuentedepárrafopredeter." style:family="text">
      <style:text-properties style:font-name="Arial" style:font-name-asian="Arial" style:font-name-complex="Arial" fo:color="#00000A"/>
    </style:style>
    <style:style style:name="TableCell119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193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19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195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196" style:parent-style-name="Fuentedepárrafopredeter." style:family="text">
      <style:text-properties style:font-name="Arial" style:font-name-asian="Arial" style:font-name-complex="Arial" fo:color="#00000A"/>
    </style:style>
    <style:style style:name="P1197" style:parent-style-name="Normal" style:family="paragraph">
      <style:text-properties style:font-name="Arial" style:font-name-asian="Arial" style:font-name-complex="Arial" fo:color="#00000A"/>
    </style:style>
    <style:style style:name="P1198" style:parent-style-name="Normal" style:family="paragraph">
      <style:text-properties style:font-name="Arial" style:font-name-asian="Arial" style:font-name-complex="Arial" fo:color="#00000A"/>
    </style:style>
    <style:style style:name="P1199" style:parent-style-name="Normal" style:family="paragraph">
      <style:text-properties style:font-name="Arial" style:font-name-asian="Arial" style:font-name-complex="Arial" fo:color="#00000A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02" style:parent-style-name="Fuentedepárrafopredeter." style:family="text">
      <style:text-properties style:font-name="Arial" style:font-name-asian="Arial" style:font-name-complex="Arial" fo:color="#00000A"/>
    </style:style>
    <style:style style:name="TableCell120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04" style:parent-style-name="Fuentedepárrafopredeter." style:family="text">
      <style:text-properties style:font-name="Arial" style:font-name-asian="Arial" style:font-name-complex="Arial" fo:color="#00000A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07" style:parent-style-name="Fuentedepárrafopredeter." style:family="text">
      <style:text-properties style:font-name="Arial" style:font-name-asian="Arial" style:font-name-complex="Arial" fo:color="#00000A"/>
    </style:style>
    <style:style style:name="TableCell120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09" style:parent-style-name="Fuentedepárrafopredeter." style:family="text">
      <style:text-properties style:font-name="Arial" style:font-name-asian="Arial" style:font-name-complex="Arial" fo:color="#00000A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12" style:parent-style-name="Fuentedepárrafopredeter." style:family="text">
      <style:text-properties style:font-name="Arial" style:font-name-asian="Arial" style:font-name-complex="Arial" fo:color="#00000A"/>
    </style:style>
    <style:style style:name="TableCell12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14" style:parent-style-name="Fuentedepárrafopredeter." style:family="text">
      <style:text-properties style:font-name="Arial" style:font-name-asian="Arial" style:font-name-complex="Arial" fo:color="#00000A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17" style:parent-style-name="Fuentedepárrafopredeter." style:family="text">
      <style:text-properties style:font-name="Arial" style:font-name-asian="Arial" style:font-name-complex="Arial" fo:color="#00000A"/>
    </style:style>
    <style:style style:name="TableCell12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19" style:parent-style-name="Fuentedepárrafopredeter." style:family="text">
      <style:text-properties style:font-name="Arial" style:font-name-asian="Arial" style:font-name-complex="Arial" fo:color="#00000A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22" style:parent-style-name="Fuentedepárrafopredeter." style:family="text">
      <style:text-properties style:font-name="Arial" style:font-name-asian="Arial" style:font-name-complex="Arial" fo:color="#00000A"/>
    </style:style>
    <style:style style:name="TableCell12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24" style:parent-style-name="Normal" style:family="paragraph"/>
    <style:style style:name="T1225" style:parent-style-name="Fuentedepárrafopredeter." style:family="text">
      <style:text-properties style:font-name="Arial" style:font-name-asian="Arial" style:font-name-complex="Arial" fo:color="#00000A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28" style:parent-style-name="Fuentedepárrafopredeter." style:family="text">
      <style:text-properties style:font-name="Arial" style:font-name-asian="Arial" style:font-name-complex="Arial" fo:color="#00000A"/>
    </style:style>
    <style:style style:name="TableCell12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30" style:parent-style-name="Normal" style:family="paragraph"/>
    <style:style style:name="T1231" style:parent-style-name="Fuentedepárrafopredeter." style:family="text">
      <style:text-properties style:font-name="Arial" style:font-name-asian="Arial" style:font-name-complex="Arial" fo:color="#00000A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34" style:parent-style-name="Fuentedepárrafopredeter." style:family="text">
      <style:text-properties style:font-name="Arial" style:font-name-asian="Arial" style:font-name-complex="Arial" fo:color="#00000A"/>
    </style:style>
    <style:style style:name="TableCell123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36" style:parent-style-name="Fuentedepárrafopredeter." style:family="text">
      <style:text-properties style:font-name="Arial" style:font-name-asian="Arial" style:font-name-complex="Arial" fo:color="#00000A"/>
    </style:style>
    <style:style style:name="T1237" style:parent-style-name="Fuentedepárrafopredeter." style:family="text">
      <style:text-properties style:font-name="Arial" style:font-name-asian="Arial" style:font-name-complex="Arial" fo:color="#00000A"/>
    </style:style>
    <style:style style:name="T1238" style:parent-style-name="Fuentedepárrafopredeter." style:family="text">
      <style:text-properties style:font-name="Arial" style:font-name-asian="Arial" style:font-name-complex="Arial" fo:color="#00000A"/>
    </style:style>
    <style:style style:name="T1239" style:parent-style-name="Fuentedepárrafopredeter." style:family="text">
      <style:text-properties style:font-name="Arial" style:font-name-asian="Arial" style:font-name-complex="Arial" fo:color="#00000A"/>
    </style:style>
    <style:style style:name="T1240" style:parent-style-name="Fuentedepárrafopredeter." style:family="text">
      <style:text-properties style:font-name="Arial" style:font-name-asian="Arial" style:font-name-complex="Arial" fo:color="#00000A"/>
    </style:style>
    <style:style style:name="T1241" style:parent-style-name="Fuentedepárrafopredeter." style:family="text">
      <style:text-properties style:font-name="Arial" style:font-name-asian="Arial" style:font-name-complex="Arial" fo:color="#00000A"/>
    </style:style>
    <style:style style:name="P1242" style:parent-style-name="Normal" style:family="paragraph">
      <style:paragraph-properties fo:break-before="page"/>
    </style:style>
    <style:style style:name="P1243" style:parent-style-name="Título1" style:family="paragraph"/>
    <style:style style:name="TableColumn1245" style:family="table-column">
      <style:table-column-properties style:column-width="2.0638in" style:use-optimal-column-width="false"/>
    </style:style>
    <style:style style:name="TableColumn1246" style:family="table-column">
      <style:table-column-properties style:column-width="1.9118in" style:use-optimal-column-width="false"/>
    </style:style>
    <style:style style:name="TableColumn1247" style:family="table-column">
      <style:table-column-properties style:column-width="1.0416in" style:use-optimal-column-width="false"/>
    </style:style>
    <style:style style:name="TableColumn1248" style:family="table-column">
      <style:table-column-properties style:column-width="1.1131in" style:use-optimal-column-width="false"/>
    </style:style>
    <style:style style:name="Table1244" style:family="table">
      <style:table-properties style:width="6.1305in" fo:margin-left="0in" table:align="left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51" style:parent-style-name="Fuentedepárrafopredeter." style:family="text">
      <style:text-properties style:font-name="Arial" style:font-name-asian="Arial" style:font-name-complex="Arial" fo:color="#00000A"/>
    </style:style>
    <style:style style:name="TableCell12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53" style:parent-style-name="Fuentedepárrafopredeter." style:family="text">
      <style:text-properties style:font-name="Arial" style:font-name-asian="Arial" style:font-name-complex="Arial" fo:color="#00000A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56" style:parent-style-name="Normal" style:family="paragraph">
      <style:text-properties style:font-name="Arial" style:font-name-asian="Arial" style:font-name-complex="Arial" fo:color="#00000A"/>
    </style:style>
    <style:style style:name="TableCell125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58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2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60" style:parent-style-name="Fuentedepárrafopredeter." style:family="text">
      <style:text-properties style:font-name="Arial" style:font-name-asian="Arial" style:font-name-complex="Arial" fo:color="#00000A"/>
    </style:style>
    <style:style style:name="TableCell12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64" style:parent-style-name="Fuentedepárrafopredeter." style:family="text">
      <style:text-properties style:font-name="Arial" style:font-name-asian="Arial" style:font-name-complex="Arial" fo:color="#00000A"/>
    </style:style>
    <style:style style:name="TableCell126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66" style:parent-style-name="Fuentedepárrafopredeter." style:family="text">
      <style:text-properties style:font-name="Arial" style:font-name-asian="Arial" style:font-name-complex="Arial" fo:color="#00000A"/>
    </style:style>
    <style:style style:name="TableCell12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68" style:parent-style-name="Normal" style:family="paragraph">
      <style:paragraph-properties fo:text-align="center"/>
    </style:style>
    <style:style style:name="T1269" style:parent-style-name="Fuentedepárrafopredeter." style:family="text">
      <style:text-properties style:font-name="Arial" style:font-name-asian="Arial" style:font-name-complex="Arial" fo:color="#00000A"/>
    </style:style>
    <style:style style:name="TableCell127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73" style:parent-style-name="Fuentedepárrafopredeter." style:family="text">
      <style:text-properties style:font-name="Arial" style:font-name-asian="Arial" style:font-name-complex="Arial" fo:color="#00000A"/>
    </style:style>
    <style:style style:name="TableCell127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75" style:parent-style-name="Fuentedepárrafopredeter." style:family="text">
      <style:text-properties style:font-name="Arial" style:font-name-asian="Arial" style:font-name-complex="Arial" fo:color="#00000A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78" style:parent-style-name="Fuentedepárrafopredeter." style:family="text">
      <style:text-properties style:font-name="Arial" style:font-name-asian="Arial" style:font-name-complex="Arial" fo:color="#00000A"/>
    </style:style>
    <style:style style:name="TableCell12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80" style:parent-style-name="Fuentedepárrafopredeter." style:family="text">
      <style:text-properties style:font-name="Arial" style:font-name-asian="Arial" style:font-name-complex="Arial" fo:color="#00000A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83" style:parent-style-name="Fuentedepárrafopredeter." style:family="text">
      <style:text-properties style:font-name="Arial" style:font-name-asian="Arial" style:font-name-complex="Arial" fo:color="#00000A"/>
    </style:style>
    <style:style style:name="TableCell12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85" style:parent-style-name="Fuentedepárrafopredeter." style:family="text">
      <style:text-properties style:font-name="Arial" style:font-name-asian="Arial" style:font-name-complex="Arial" fo:color="#00000A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88" style:parent-style-name="Fuentedepárrafopredeter." style:family="text">
      <style:text-properties style:font-name="Arial" style:font-name-asian="Arial" style:font-name-complex="Arial" fo:color="#00000A"/>
    </style:style>
    <style:style style:name="TableCell12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90" style:parent-style-name="Normal" style:family="paragraph"/>
    <style:style style:name="T1291" style:parent-style-name="Fuentedepárrafopredeter." style:family="text">
      <style:text-properties style:font-name="Arial" style:font-name-asian="Arial" style:font-name-complex="Arial" fo:color="#00000A"/>
    </style:style>
    <style:style style:name="P1292" style:parent-style-name="Normal" style:family="paragraph"/>
    <style:style style:name="T1293" style:parent-style-name="Fuentedepárrafopredeter." style:family="text">
      <style:text-properties style:font-name="Arial" style:font-name-asian="Arial" style:font-name-complex="Arial" fo:color="#00000A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296" style:parent-style-name="Fuentedepárrafopredeter." style:family="text">
      <style:text-properties style:font-name="Arial" style:font-name-asian="Arial" style:font-name-complex="Arial" fo:color="#00000A"/>
    </style:style>
    <style:style style:name="TableCell129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98" style:parent-style-name="Normal" style:family="paragraph">
      <style:text-properties style:font-name="Arial" style:font-name-complex="Arial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01" style:parent-style-name="Fuentedepárrafopredeter." style:family="text">
      <style:text-properties style:font-name="Arial" style:font-name-asian="Arial" style:font-name-complex="Arial" fo:color="#00000A"/>
    </style:style>
    <style:style style:name="TableCell13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0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30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30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30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307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30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309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12" style:parent-style-name="Fuentedepárrafopredeter." style:family="text">
      <style:text-properties style:font-name="Arial" style:font-name-asian="Arial" style:font-name-complex="Arial" fo:color="#00000A"/>
    </style:style>
    <style:style style:name="TableCell13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14" style:parent-style-name="Normal" style:family="paragraph">
      <style:text-properties style:font-name="Arial" style:font-name-asian="Arial" style:font-name-complex="Arial" fo:color="#00000A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17" style:parent-style-name="Fuentedepárrafopredeter." style:family="text">
      <style:text-properties style:font-name="Arial" style:font-name-asian="Arial" style:font-name-complex="Arial" fo:color="#00000A"/>
    </style:style>
    <style:style style:name="TableCell13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19" style:parent-style-name="Fuentedepárrafopredeter." style:family="text">
      <style:text-properties style:font-name="Arial" style:font-name-asian="Arial" style:font-name-complex="Arial" fo:color="#00000A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22" style:parent-style-name="Fuentedepárrafopredeter." style:family="text">
      <style:text-properties style:font-name="Arial" style:font-name-asian="Arial" style:font-name-complex="Arial" fo:color="#00000A"/>
    </style:style>
    <style:style style:name="TableCell13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24" style:parent-style-name="Fuentedepárrafopredeter." style:family="text">
      <style:text-properties style:font-name="Arial" style:font-name-asian="Arial" style:font-name-complex="Arial" fo:color="#00000A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27" style:parent-style-name="Fuentedepárrafopredeter." style:family="text">
      <style:text-properties style:font-name="Arial" style:font-name-asian="Arial" style:font-name-complex="Arial" fo:color="#00000A"/>
    </style:style>
    <style:style style:name="TableCell13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29" style:parent-style-name="Fuentedepárrafopredeter." style:family="text">
      <style:text-properties style:font-name="Arial" style:font-name-asian="Arial" style:font-name-complex="Arial" fo:color="#00000A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32" style:parent-style-name="Fuentedepárrafopredeter." style:family="text">
      <style:text-properties style:font-name="Arial" style:font-name-asian="Arial" style:font-name-complex="Arial" fo:color="#00000A"/>
    </style:style>
    <style:style style:name="TableCell13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34" style:parent-style-name="Fuentedepárrafopredeter." style:family="text">
      <style:text-properties style:font-name="Arial" style:font-name-asian="Arial" style:font-name-complex="Arial" fo:color="#00000A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37" style:parent-style-name="Fuentedepárrafopredeter." style:family="text">
      <style:text-properties style:font-name="Arial" style:font-name-asian="Arial" style:font-name-complex="Arial" fo:color="#00000A"/>
    </style:style>
    <style:style style:name="TableCell133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39" style:parent-style-name="Normal" style:family="paragraph"/>
    <style:style style:name="T1340" style:parent-style-name="Fuentedepárrafopredeter." style:family="text">
      <style:text-properties style:font-name="Arial" style:font-name-asian="Arial" style:font-name-complex="Arial" fo:color="#00000A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43" style:parent-style-name="Fuentedepárrafopredeter." style:family="text">
      <style:text-properties style:font-name="Arial" style:font-name-asian="Arial" style:font-name-complex="Arial" fo:color="#00000A"/>
    </style:style>
    <style:style style:name="TableCell13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45" style:parent-style-name="Normal" style:family="paragraph"/>
    <style:style style:name="T1346" style:parent-style-name="Fuentedepárrafopredeter." style:family="text">
      <style:text-properties style:font-name="Arial" style:font-name-asian="Arial" style:font-name-complex="Arial" fo:color="#00000A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49" style:parent-style-name="Fuentedepárrafopredeter." style:family="text">
      <style:text-properties style:font-name="Arial" style:font-name-asian="Arial" style:font-name-complex="Arial" fo:color="#00000A"/>
    </style:style>
    <style:style style:name="TableCell135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51" style:parent-style-name="Fuentedepárrafopredeter." style:family="text">
      <style:text-properties style:font-name="Arial" style:font-name-asian="Arial" style:font-name-complex="Arial" fo:color="#00000A"/>
    </style:style>
    <style:style style:name="T1352" style:parent-style-name="Fuentedepárrafopredeter." style:family="text">
      <style:text-properties style:font-name="Arial" style:font-name-asian="Arial" style:font-name-complex="Arial" fo:color="#00000A"/>
    </style:style>
    <style:style style:name="T1353" style:parent-style-name="Fuentedepárrafopredeter." style:family="text">
      <style:text-properties style:font-name="Arial" style:font-name-asian="Arial" style:font-name-complex="Arial" fo:color="#00000A"/>
    </style:style>
    <style:style style:name="T1354" style:parent-style-name="Fuentedepárrafopredeter." style:family="text">
      <style:text-properties style:font-name="Arial" style:font-name-asian="Arial" style:font-name-complex="Arial" fo:color="#00000A"/>
    </style:style>
    <style:style style:name="T1355" style:parent-style-name="Fuentedepárrafopredeter." style:family="text">
      <style:text-properties style:font-name="Arial" style:font-name-asian="Arial" style:font-name-complex="Arial" fo:color="#00000A"/>
    </style:style>
    <style:style style:name="T1356" style:parent-style-name="Fuentedepárrafopredeter." style:family="text">
      <style:text-properties style:font-name="Arial" style:font-name-asian="Arial" style:font-name-complex="Arial" fo:color="#00000A"/>
    </style:style>
    <style:style style:name="P1357" style:parent-style-name="Título1" style:family="paragraph"/>
    <style:style style:name="TableColumn1359" style:family="table-column">
      <style:table-column-properties style:column-width="2.0638in" style:use-optimal-column-width="false"/>
    </style:style>
    <style:style style:name="TableColumn1360" style:family="table-column">
      <style:table-column-properties style:column-width="1.9118in" style:use-optimal-column-width="false"/>
    </style:style>
    <style:style style:name="TableColumn1361" style:family="table-column">
      <style:table-column-properties style:column-width="1.0416in" style:use-optimal-column-width="false"/>
    </style:style>
    <style:style style:name="TableColumn1362" style:family="table-column">
      <style:table-column-properties style:column-width="1.1131in" style:use-optimal-column-width="false"/>
    </style:style>
    <style:style style:name="Table1358" style:family="table">
      <style:table-properties style:width="6.1305in" fo:margin-left="0in" table:align="left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65" style:parent-style-name="Fuentedepárrafopredeter." style:family="text">
      <style:text-properties style:font-name="Arial" style:font-name-asian="Arial" style:font-name-complex="Arial" fo:color="#00000A"/>
    </style:style>
    <style:style style:name="TableCell136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67" style:parent-style-name="Fuentedepárrafopredeter." style:family="text">
      <style:text-properties style:font-name="Arial" style:font-name-asian="Arial" style:font-name-complex="Arial" fo:color="#00000A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70" style:parent-style-name="Normal" style:family="paragraph">
      <style:text-properties style:font-name="Arial" style:font-name-asian="Arial" style:font-name-complex="Arial" fo:color="#00000A"/>
    </style:style>
    <style:style style:name="TableCell137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72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3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74" style:parent-style-name="Fuentedepárrafopredeter." style:family="text">
      <style:text-properties style:font-name="Arial" style:font-name-asian="Arial" style:font-name-complex="Arial" fo:color="#00000A"/>
    </style:style>
    <style:style style:name="TableCell13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78" style:parent-style-name="Fuentedepárrafopredeter." style:family="text">
      <style:text-properties style:font-name="Arial" style:font-name-asian="Arial" style:font-name-complex="Arial" fo:color="#00000A"/>
    </style:style>
    <style:style style:name="TableCell13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80" style:parent-style-name="Fuentedepárrafopredeter." style:family="text">
      <style:text-properties style:font-name="Arial" style:font-name-asian="Arial" style:font-name-complex="Arial" fo:color="#00000A"/>
    </style:style>
    <style:style style:name="TableCell13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82" style:parent-style-name="Normal" style:family="paragraph">
      <style:paragraph-properties fo:text-align="center"/>
    </style:style>
    <style:style style:name="T1383" style:parent-style-name="Fuentedepárrafopredeter." style:family="text">
      <style:text-properties style:font-name="Arial" style:font-name-asian="Arial" style:font-name-complex="Arial" fo:color="#00000A"/>
    </style:style>
    <style:style style:name="TableCell13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87" style:parent-style-name="Fuentedepárrafopredeter." style:family="text">
      <style:text-properties style:font-name="Arial" style:font-name-asian="Arial" style:font-name-complex="Arial" fo:color="#00000A"/>
    </style:style>
    <style:style style:name="TableCell138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89" style:parent-style-name="Fuentedepárrafopredeter." style:family="text">
      <style:text-properties style:font-name="Arial" style:font-name-asian="Arial" style:font-name-complex="Arial" fo:color="#00000A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92" style:parent-style-name="Fuentedepárrafopredeter." style:family="text">
      <style:text-properties style:font-name="Arial" style:font-name-asian="Arial" style:font-name-complex="Arial" fo:color="#00000A"/>
    </style:style>
    <style:style style:name="TableCell139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94" style:parent-style-name="Fuentedepárrafopredeter." style:family="text">
      <style:text-properties style:font-name="Arial" style:font-name-asian="Arial" style:font-name-complex="Arial" fo:color="#00000A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97" style:parent-style-name="Fuentedepárrafopredeter." style:family="text">
      <style:text-properties style:font-name="Arial" style:font-name-asian="Arial" style:font-name-complex="Arial" fo:color="#00000A"/>
    </style:style>
    <style:style style:name="TableCell139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399" style:parent-style-name="Fuentedepárrafopredeter." style:family="text">
      <style:text-properties style:font-name="Arial" style:font-name-asian="Arial" style:font-name-complex="Arial" fo:color="#00000A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02" style:parent-style-name="Fuentedepárrafopredeter." style:family="text">
      <style:text-properties style:font-name="Arial" style:font-name-asian="Arial" style:font-name-complex="Arial" fo:color="#00000A"/>
    </style:style>
    <style:style style:name="TableCell140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04" style:parent-style-name="Normal" style:family="paragraph"/>
    <style:style style:name="T1405" style:parent-style-name="Fuentedepárrafopredeter." style:family="text">
      <style:text-properties style:font-name="Arial" style:font-name-asian="Arial" style:font-name-complex="Arial" fo:color="#00000A"/>
    </style:style>
    <style:style style:name="P1406" style:parent-style-name="Normal" style:family="paragraph"/>
    <style:style style:name="T1407" style:parent-style-name="Fuentedepárrafopredeter." style:family="text">
      <style:text-properties style:font-name="Arial" style:font-name-asian="Arial" style:font-name-complex="Arial" fo:color="#00000A"/>
    </style:style>
    <style:style style:name="TableRow1408" style:family="table-row">
      <style:table-row-properties style:use-optimal-row-height="false"/>
    </style:style>
    <style:style style:name="TableCell140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10" style:parent-style-name="Fuentedepárrafopredeter." style:family="text">
      <style:text-properties style:font-name="Arial" style:font-name-asian="Arial" style:font-name-complex="Arial" fo:color="#00000A"/>
    </style:style>
    <style:style style:name="TableCell14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12" style:parent-style-name="Normal" style:family="paragraph">
      <style:text-properties style:font-name="Arial" style:font-name-complex="Arial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15" style:parent-style-name="Fuentedepárrafopredeter." style:family="text">
      <style:text-properties style:font-name="Arial" style:font-name-asian="Arial" style:font-name-complex="Arial" fo:color="#00000A"/>
    </style:style>
    <style:style style:name="TableCell14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1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41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419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420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421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24" style:parent-style-name="Fuentedepárrafopredeter." style:family="text">
      <style:text-properties style:font-name="Arial" style:font-name-asian="Arial" style:font-name-complex="Arial" fo:color="#00000A"/>
    </style:style>
    <style:style style:name="TableCell142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26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427" style:parent-style-name="Fuentedepárrafopredeter." style:family="text">
      <style:text-properties style:font-name="Arial" style:font-name-asian="Arial" style:font-name-complex="Arial" fo:color="#00000A"/>
    </style:style>
    <style:style style:name="P1428" style:parent-style-name="Normal" style:family="paragraph">
      <style:text-properties style:font-name="Arial" style:font-name-asian="Arial" style:font-name-complex="Arial" fo:color="#00000A"/>
    </style:style>
    <style:style style:name="P1429" style:parent-style-name="Normal" style:family="paragraph">
      <style:text-properties style:font-name="Arial" style:font-name-asian="Arial" style:font-name-complex="Arial" fo:color="#00000A"/>
    </style:style>
    <style:style style:name="P1430" style:parent-style-name="Normal" style:family="paragraph">
      <style:text-properties style:font-name="Arial" style:font-name-asian="Arial" style:font-name-complex="Arial" fo:color="#00000A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33" style:parent-style-name="Fuentedepárrafopredeter." style:family="text">
      <style:text-properties style:font-name="Arial" style:font-name-asian="Arial" style:font-name-complex="Arial" fo:color="#00000A"/>
    </style:style>
    <style:style style:name="TableCell14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35" style:parent-style-name="Fuentedepárrafopredeter." style:family="text">
      <style:text-properties style:font-name="Arial" style:font-name-asian="Arial" style:font-name-complex="Arial" fo:color="#00000A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38" style:parent-style-name="Fuentedepárrafopredeter." style:family="text">
      <style:text-properties style:font-name="Arial" style:font-name-asian="Arial" style:font-name-complex="Arial" fo:color="#00000A"/>
    </style:style>
    <style:style style:name="TableCell14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40" style:parent-style-name="Fuentedepárrafopredeter." style:family="text">
      <style:text-properties style:font-name="Arial" style:font-name-asian="Arial" style:font-name-complex="Arial" fo:color="#00000A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43" style:parent-style-name="Fuentedepárrafopredeter." style:family="text">
      <style:text-properties style:font-name="Arial" style:font-name-asian="Arial" style:font-name-complex="Arial" fo:color="#00000A"/>
    </style:style>
    <style:style style:name="TableCell14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45" style:parent-style-name="Fuentedepárrafopredeter." style:family="text">
      <style:text-properties style:font-name="Arial" style:font-name-asian="Arial" style:font-name-complex="Arial" fo:color="#00000A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48" style:parent-style-name="Fuentedepárrafopredeter." style:family="text">
      <style:text-properties style:font-name="Arial" style:font-name-asian="Arial" style:font-name-complex="Arial" fo:color="#00000A"/>
    </style:style>
    <style:style style:name="TableCell14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50" style:parent-style-name="Fuentedepárrafopredeter." style:family="text">
      <style:text-properties style:font-name="Arial" style:font-name-asian="Arial" style:font-name-complex="Arial" fo:color="#00000A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53" style:parent-style-name="Fuentedepárrafopredeter." style:family="text">
      <style:text-properties style:font-name="Arial" style:font-name-asian="Arial" style:font-name-complex="Arial" fo:color="#00000A"/>
    </style:style>
    <style:style style:name="TableCell14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55" style:parent-style-name="Normal" style:family="paragraph"/>
    <style:style style:name="T1456" style:parent-style-name="Fuentedepárrafopredeter." style:family="text">
      <style:text-properties style:font-name="Arial" style:font-name-asian="Arial" style:font-name-complex="Arial" fo:color="#00000A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59" style:parent-style-name="Fuentedepárrafopredeter." style:family="text">
      <style:text-properties style:font-name="Arial" style:font-name-asian="Arial" style:font-name-complex="Arial" fo:color="#00000A"/>
    </style:style>
    <style:style style:name="TableCell146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61" style:parent-style-name="Normal" style:family="paragraph"/>
    <style:style style:name="T1462" style:parent-style-name="Fuentedepárrafopredeter." style:family="text">
      <style:text-properties style:font-name="Arial" style:font-name-asian="Arial" style:font-name-complex="Arial" fo:color="#00000A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65" style:parent-style-name="Fuentedepárrafopredeter." style:family="text">
      <style:text-properties style:font-name="Arial" style:font-name-asian="Arial" style:font-name-complex="Arial" fo:color="#00000A"/>
    </style:style>
    <style:style style:name="TableCell146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67" style:parent-style-name="Fuentedepárrafopredeter." style:family="text">
      <style:text-properties style:font-name="Arial" style:font-name-asian="Arial" style:font-name-complex="Arial" fo:color="#00000A"/>
    </style:style>
    <style:style style:name="T1468" style:parent-style-name="Fuentedepárrafopredeter." style:family="text">
      <style:text-properties style:font-name="Arial" style:font-name-asian="Arial" style:font-name-complex="Arial" fo:color="#00000A"/>
    </style:style>
    <style:style style:name="T1469" style:parent-style-name="Fuentedepárrafopredeter." style:family="text">
      <style:text-properties style:font-name="Arial" style:font-name-asian="Arial" style:font-name-complex="Arial" fo:color="#00000A"/>
    </style:style>
    <style:style style:name="T1470" style:parent-style-name="Fuentedepárrafopredeter." style:family="text">
      <style:text-properties style:font-name="Arial" style:font-name-asian="Arial" style:font-name-complex="Arial" fo:color="#00000A"/>
    </style:style>
    <style:style style:name="T1471" style:parent-style-name="Fuentedepárrafopredeter." style:family="text">
      <style:text-properties style:font-name="Arial" style:font-name-asian="Arial" style:font-name-complex="Arial" fo:color="#00000A"/>
    </style:style>
    <style:style style:name="T1472" style:parent-style-name="Fuentedepárrafopredeter." style:family="text">
      <style:text-properties style:font-name="Arial" style:font-name-asian="Arial" style:font-name-complex="Arial" fo:color="#00000A"/>
    </style:style>
    <style:style style:name="P1473" style:parent-style-name="Título1" style:family="paragraph"/>
    <style:style style:name="TableColumn1475" style:family="table-column">
      <style:table-column-properties style:column-width="2.0638in" style:use-optimal-column-width="false"/>
    </style:style>
    <style:style style:name="TableColumn1476" style:family="table-column">
      <style:table-column-properties style:column-width="1.9118in" style:use-optimal-column-width="false"/>
    </style:style>
    <style:style style:name="TableColumn1477" style:family="table-column">
      <style:table-column-properties style:column-width="1.0416in" style:use-optimal-column-width="false"/>
    </style:style>
    <style:style style:name="TableColumn1478" style:family="table-column">
      <style:table-column-properties style:column-width="1.1131in" style:use-optimal-column-width="false"/>
    </style:style>
    <style:style style:name="Table1474" style:family="table">
      <style:table-properties style:width="6.1305in" fo:margin-left="0in" table:align="left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81" style:parent-style-name="Fuentedepárrafopredeter." style:family="text">
      <style:text-properties style:font-name="Arial" style:font-name-asian="Arial" style:font-name-complex="Arial" fo:color="#00000A"/>
    </style:style>
    <style:style style:name="TableCell148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83" style:parent-style-name="Fuentedepárrafopredeter." style:family="text">
      <style:text-properties style:font-name="Arial" style:font-name-asian="Arial" style:font-name-complex="Arial" fo:color="#00000A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86" style:parent-style-name="Normal" style:family="paragraph">
      <style:text-properties style:font-name="Arial" style:font-name-asian="Arial" style:font-name-complex="Arial" fo:color="#00000A"/>
    </style:style>
    <style:style style:name="TableCell148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88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4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90" style:parent-style-name="Fuentedepárrafopredeter." style:family="text">
      <style:text-properties style:font-name="Arial" style:font-name-asian="Arial" style:font-name-complex="Arial" fo:color="#00000A"/>
    </style:style>
    <style:style style:name="TableCell149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94" style:parent-style-name="Fuentedepárrafopredeter." style:family="text">
      <style:text-properties style:font-name="Arial" style:font-name-asian="Arial" style:font-name-complex="Arial" fo:color="#00000A"/>
    </style:style>
    <style:style style:name="TableCell14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496" style:parent-style-name="Fuentedepárrafopredeter." style:family="text">
      <style:text-properties style:font-name="Arial" style:font-name-asian="Arial" style:font-name-complex="Arial" fo:color="#00000A"/>
    </style:style>
    <style:style style:name="TableCell149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498" style:parent-style-name="Normal" style:family="paragraph">
      <style:paragraph-properties fo:text-align="center"/>
    </style:style>
    <style:style style:name="T1499" style:parent-style-name="Fuentedepárrafopredeter." style:family="text">
      <style:text-properties style:font-name="Arial" style:font-name-asian="Arial" style:font-name-complex="Arial" fo:color="#00000A"/>
    </style:style>
    <style:style style:name="TableCell15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03" style:parent-style-name="Fuentedepárrafopredeter." style:family="text">
      <style:text-properties style:font-name="Arial" style:font-name-asian="Arial" style:font-name-complex="Arial" fo:color="#00000A"/>
    </style:style>
    <style:style style:name="TableCell150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05" style:parent-style-name="Fuentedepárrafopredeter." style:family="text">
      <style:text-properties style:font-name="Arial" style:font-name-asian="Arial" style:font-name-complex="Arial" fo:color="#00000A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08" style:parent-style-name="Fuentedepárrafopredeter." style:family="text">
      <style:text-properties style:font-name="Arial" style:font-name-asian="Arial" style:font-name-complex="Arial" fo:color="#00000A"/>
    </style:style>
    <style:style style:name="TableCell150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10" style:parent-style-name="Fuentedepárrafopredeter." style:family="text">
      <style:text-properties style:font-name="Arial" style:font-name-asian="Arial" style:font-name-complex="Arial" fo:color="#00000A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13" style:parent-style-name="Fuentedepárrafopredeter." style:family="text">
      <style:text-properties style:font-name="Arial" style:font-name-asian="Arial" style:font-name-complex="Arial" fo:color="#00000A"/>
    </style:style>
    <style:style style:name="TableCell151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15" style:parent-style-name="Fuentedepárrafopredeter." style:family="text">
      <style:text-properties style:font-name="Arial" style:font-name-asian="Arial" style:font-name-complex="Arial" fo:color="#00000A"/>
    </style:style>
    <style:style style:name="T1516" style:parent-style-name="Fuentedepárrafopredeter." style:family="text">
      <style:text-properties style:font-name="Arial" style:font-name-asian="Arial" style:font-name-complex="Arial" fo:color="#00000A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19" style:parent-style-name="Fuentedepárrafopredeter." style:family="text">
      <style:text-properties style:font-name="Arial" style:font-name-asian="Arial" style:font-name-complex="Arial" fo:color="#00000A"/>
    </style:style>
    <style:style style:name="TableCell152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21" style:parent-style-name="Normal" style:family="paragraph"/>
    <style:style style:name="T1522" style:parent-style-name="Fuentedepárrafopredeter." style:family="text">
      <style:text-properties style:font-name="Arial" style:font-name-asian="Arial" style:font-name-complex="Arial" fo:color="#00000A"/>
    </style:style>
    <style:style style:name="P1523" style:parent-style-name="Normal" style:family="paragraph"/>
    <style:style style:name="T1524" style:parent-style-name="Fuentedepárrafopredeter." style:family="text">
      <style:text-properties style:font-name="Arial" style:font-name-asian="Arial" style:font-name-complex="Arial" fo:color="#00000A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27" style:parent-style-name="Fuentedepárrafopredeter." style:family="text">
      <style:text-properties style:font-name="Arial" style:font-name-asian="Arial" style:font-name-complex="Arial" fo:color="#00000A"/>
    </style:style>
    <style:style style:name="TableCell15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29" style:parent-style-name="Normal" style:family="paragraph">
      <style:text-properties style:font-name="Arial" style:font-name-complex="Arial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32" style:parent-style-name="Fuentedepárrafopredeter." style:family="text">
      <style:text-properties style:font-name="Arial" style:font-name-asian="Arial" style:font-name-complex="Arial" fo:color="#00000A"/>
    </style:style>
    <style:style style:name="TableCell15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3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153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53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537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53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539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540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541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44" style:parent-style-name="Fuentedepárrafopredeter." style:family="text">
      <style:text-properties style:font-name="Arial" style:font-name-asian="Arial" style:font-name-complex="Arial" fo:color="#00000A"/>
    </style:style>
    <style:style style:name="TableCell154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46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547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1548" style:parent-style-name="Normal" style:family="paragraph">
      <style:text-properties style:font-name="Arial" style:font-name-asian="Arial" style:font-name-complex="Arial" fo:color="#00000A"/>
    </style:style>
    <style:style style:name="P1549" style:parent-style-name="Normal" style:family="paragraph">
      <style:text-properties style:font-name="Arial" style:font-name-asian="Arial" style:font-name-complex="Arial" fo:color="#00000A"/>
    </style:style>
    <style:style style:name="P1550" style:parent-style-name="Normal" style:family="paragraph">
      <style:text-properties style:font-name="Arial" style:font-name-asian="Arial" style:font-name-complex="Arial" fo:color="#00000A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53" style:parent-style-name="Fuentedepárrafopredeter." style:family="text">
      <style:text-properties style:font-name="Arial" style:font-name-asian="Arial" style:font-name-complex="Arial" fo:color="#00000A"/>
    </style:style>
    <style:style style:name="TableCell15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55" style:parent-style-name="Fuentedepárrafopredeter." style:family="text">
      <style:text-properties style:font-name="Arial" style:font-name-asian="Arial" style:font-name-complex="Arial" fo:color="#00000A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58" style:parent-style-name="Fuentedepárrafopredeter." style:family="text">
      <style:text-properties style:font-name="Arial" style:font-name-asian="Arial" style:font-name-complex="Arial" fo:color="#00000A"/>
    </style:style>
    <style:style style:name="TableCell15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60" style:parent-style-name="Fuentedepárrafopredeter." style:family="text">
      <style:text-properties style:font-name="Arial" style:font-name-asian="Arial" style:font-name-complex="Arial" fo:color="#00000A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63" style:parent-style-name="Fuentedepárrafopredeter." style:family="text">
      <style:text-properties style:font-name="Arial" style:font-name-asian="Arial" style:font-name-complex="Arial" fo:color="#00000A"/>
    </style:style>
    <style:style style:name="TableCell15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65" style:parent-style-name="Fuentedepárrafopredeter." style:family="text">
      <style:text-properties style:font-name="Arial" style:font-name-asian="Arial" style:font-name-complex="Arial" fo:color="#00000A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68" style:parent-style-name="Fuentedepárrafopredeter." style:family="text">
      <style:text-properties style:font-name="Arial" style:font-name-asian="Arial" style:font-name-complex="Arial" fo:color="#00000A"/>
    </style:style>
    <style:style style:name="TableCell156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70" style:parent-style-name="Fuentedepárrafopredeter." style:family="text">
      <style:text-properties style:font-name="Arial" style:font-name-asian="Arial" style:font-name-complex="Arial" fo:color="#00000A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73" style:parent-style-name="Fuentedepárrafopredeter." style:family="text">
      <style:text-properties style:font-name="Arial" style:font-name-asian="Arial" style:font-name-complex="Arial" fo:color="#00000A"/>
    </style:style>
    <style:style style:name="TableCell157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75" style:parent-style-name="Normal" style:family="paragraph"/>
    <style:style style:name="T1576" style:parent-style-name="Fuentedepárrafopredeter." style:family="text">
      <style:text-properties style:font-name="Arial" style:font-name-asian="Arial" style:font-name-complex="Arial" fo:color="#00000A"/>
    </style:style>
    <style:style style:name="TableRow1577" style:family="table-row">
      <style:table-row-properties style:use-optimal-row-height="false"/>
    </style:style>
    <style:style style:name="TableCell15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79" style:parent-style-name="Fuentedepárrafopredeter." style:family="text">
      <style:text-properties style:font-name="Arial" style:font-name-asian="Arial" style:font-name-complex="Arial" fo:color="#00000A"/>
    </style:style>
    <style:style style:name="TableCell15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81" style:parent-style-name="Normal" style:family="paragraph"/>
    <style:style style:name="T1582" style:parent-style-name="Fuentedepárrafopredeter." style:family="text">
      <style:text-properties style:font-name="Arial" style:font-name-asian="Arial" style:font-name-complex="Arial" fo:color="#00000A"/>
    </style:style>
    <style:style style:name="TableRow1583" style:family="table-row">
      <style:table-row-properties style:use-optimal-row-height="false"/>
    </style:style>
    <style:style style:name="TableCell15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85" style:parent-style-name="Fuentedepárrafopredeter." style:family="text">
      <style:text-properties style:font-name="Arial" style:font-name-asian="Arial" style:font-name-complex="Arial" fo:color="#00000A"/>
    </style:style>
    <style:style style:name="TableCell15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587" style:parent-style-name="Fuentedepárrafopredeter." style:family="text">
      <style:text-properties style:font-name="Arial" style:font-name-asian="Arial" style:font-name-complex="Arial" fo:color="#00000A"/>
    </style:style>
    <style:style style:name="T1588" style:parent-style-name="Fuentedepárrafopredeter." style:family="text">
      <style:text-properties style:font-name="Arial" style:font-name-asian="Arial" style:font-name-complex="Arial" fo:color="#00000A"/>
    </style:style>
    <style:style style:name="T1589" style:parent-style-name="Fuentedepárrafopredeter." style:family="text">
      <style:text-properties style:font-name="Arial" style:font-name-asian="Arial" style:font-name-complex="Arial" fo:color="#00000A"/>
    </style:style>
    <style:style style:name="T1590" style:parent-style-name="Fuentedepárrafopredeter." style:family="text">
      <style:text-properties style:font-name="Arial" style:font-name-asian="Arial" style:font-name-complex="Arial" fo:color="#00000A"/>
    </style:style>
    <style:style style:name="T1591" style:parent-style-name="Fuentedepárrafopredeter." style:family="text">
      <style:text-properties style:font-name="Arial" style:font-name-asian="Arial" style:font-name-complex="Arial" fo:color="#00000A"/>
    </style:style>
    <style:style style:name="T1592" style:parent-style-name="Fuentedepárrafopredeter." style:family="text">
      <style:text-properties style:font-name="Arial" style:font-name-asian="Arial" style:font-name-complex="Arial" fo:color="#00000A"/>
    </style:style>
    <style:style style:name="P1593" style:parent-style-name="Título1" style:family="paragraph"/>
    <style:style style:name="TableColumn1595" style:family="table-column">
      <style:table-column-properties style:column-width="2.0638in" style:use-optimal-column-width="false"/>
    </style:style>
    <style:style style:name="TableColumn1596" style:family="table-column">
      <style:table-column-properties style:column-width="1.9118in" style:use-optimal-column-width="false"/>
    </style:style>
    <style:style style:name="TableColumn1597" style:family="table-column">
      <style:table-column-properties style:column-width="1.0416in" style:use-optimal-column-width="false"/>
    </style:style>
    <style:style style:name="TableColumn1598" style:family="table-column">
      <style:table-column-properties style:column-width="1.1131in" style:use-optimal-column-width="false"/>
    </style:style>
    <style:style style:name="Table1594" style:family="table">
      <style:table-properties style:width="6.1305in" fo:margin-left="0in" table:align="left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01" style:parent-style-name="Fuentedepárrafopredeter." style:family="text">
      <style:text-properties style:font-name="Arial" style:font-name-asian="Arial" style:font-name-complex="Arial" fo:color="#00000A"/>
    </style:style>
    <style:style style:name="TableCell16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03" style:parent-style-name="Fuentedepárrafopredeter." style:family="text">
      <style:text-properties style:font-name="Arial" style:font-name-asian="Arial" style:font-name-complex="Arial" fo:color="#00000A"/>
    </style:style>
    <style:style style:name="TableRow1604" style:family="table-row">
      <style:table-row-properties style:use-optimal-row-height="false"/>
    </style:style>
    <style:style style:name="TableCell16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06" style:parent-style-name="Normal" style:family="paragraph">
      <style:text-properties style:font-name="Arial" style:font-name-asian="Arial" style:font-name-complex="Arial" fo:color="#00000A"/>
    </style:style>
    <style:style style:name="TableCell16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08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60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10" style:parent-style-name="Fuentedepárrafopredeter." style:family="text">
      <style:text-properties style:font-name="Arial" style:font-name-asian="Arial" style:font-name-complex="Arial" fo:color="#00000A"/>
    </style:style>
    <style:style style:name="TableCell16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14" style:parent-style-name="Fuentedepárrafopredeter." style:family="text">
      <style:text-properties style:font-name="Arial" style:font-name-asian="Arial" style:font-name-complex="Arial" fo:color="#00000A"/>
    </style:style>
    <style:style style:name="TableCell161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16" style:parent-style-name="Fuentedepárrafopredeter." style:family="text">
      <style:text-properties style:font-name="Arial" style:font-name-asian="Arial" style:font-name-complex="Arial" fo:color="#00000A"/>
    </style:style>
    <style:style style:name="TableCell16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18" style:parent-style-name="Normal" style:family="paragraph">
      <style:paragraph-properties fo:text-align="center"/>
    </style:style>
    <style:style style:name="T1619" style:parent-style-name="Fuentedepárrafopredeter." style:family="text">
      <style:text-properties style:font-name="Arial" style:font-name-asian="Arial" style:font-name-complex="Arial" fo:color="#00000A"/>
    </style:style>
    <style:style style:name="TableCell162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23" style:parent-style-name="Fuentedepárrafopredeter." style:family="text">
      <style:text-properties style:font-name="Arial" style:font-name-asian="Arial" style:font-name-complex="Arial" fo:color="#00000A"/>
    </style:style>
    <style:style style:name="TableCell162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25" style:parent-style-name="Fuentedepárrafopredeter." style:family="text">
      <style:text-properties style:font-name="Arial" style:font-name-asian="Arial" style:font-name-complex="Arial" fo:color="#00000A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28" style:parent-style-name="Fuentedepárrafopredeter." style:family="text">
      <style:text-properties style:font-name="Arial" style:font-name-asian="Arial" style:font-name-complex="Arial" fo:color="#00000A"/>
    </style:style>
    <style:style style:name="TableCell16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30" style:parent-style-name="Fuentedepárrafopredeter." style:family="text">
      <style:text-properties style:font-name="Arial" style:font-name-asian="Arial" style:font-name-complex="Arial" fo:color="#00000A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33" style:parent-style-name="Fuentedepárrafopredeter." style:family="text">
      <style:text-properties style:font-name="Arial" style:font-name-asian="Arial" style:font-name-complex="Arial" fo:color="#00000A"/>
    </style:style>
    <style:style style:name="TableCell16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35" style:parent-style-name="Fuentedepárrafopredeter." style:family="text">
      <style:text-properties style:font-name="Arial" style:font-name-asian="Arial" style:font-name-complex="Arial" fo:color="#00000A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38" style:parent-style-name="Fuentedepárrafopredeter." style:family="text">
      <style:text-properties style:font-name="Arial" style:font-name-asian="Arial" style:font-name-complex="Arial" fo:color="#00000A"/>
    </style:style>
    <style:style style:name="TableCell163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40" style:parent-style-name="Normal" style:family="paragraph"/>
    <style:style style:name="T1641" style:parent-style-name="Fuentedepárrafopredeter." style:family="text">
      <style:text-properties style:font-name="Arial" style:font-name-asian="Arial" style:font-name-complex="Arial" fo:color="#00000A"/>
    </style:style>
    <style:style style:name="P1642" style:parent-style-name="Normal" style:family="paragraph"/>
    <style:style style:name="T1643" style:parent-style-name="Fuentedepárrafopredeter." style:family="text">
      <style:text-properties style:font-name="Arial" style:font-name-asian="Arial" style:font-name-complex="Arial" fo:color="#00000A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46" style:parent-style-name="Fuentedepárrafopredeter." style:family="text">
      <style:text-properties style:font-name="Arial" style:font-name-asian="Arial" style:font-name-complex="Arial" fo:color="#00000A"/>
    </style:style>
    <style:style style:name="TableCell16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48" style:parent-style-name="Normal" style:family="paragraph">
      <style:text-properties style:font-name="Arial" style:font-name-complex="Arial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51" style:parent-style-name="Fuentedepárrafopredeter." style:family="text">
      <style:text-properties style:font-name="Arial" style:font-name-asian="Arial" style:font-name-complex="Arial" fo:color="#00000A"/>
    </style:style>
    <style:style style:name="TableCell165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53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65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655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656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657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60" style:parent-style-name="Fuentedepárrafopredeter." style:family="text">
      <style:text-properties style:font-name="Arial" style:font-name-asian="Arial" style:font-name-complex="Arial" fo:color="#00000A"/>
    </style:style>
    <style:style style:name="TableCell16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62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663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1664" style:parent-style-name="Normal" style:family="paragraph">
      <style:text-properties style:font-name="Arial" style:font-name-asian="Arial" style:font-name-complex="Arial" fo:color="#00000A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67" style:parent-style-name="Fuentedepárrafopredeter." style:family="text">
      <style:text-properties style:font-name="Arial" style:font-name-asian="Arial" style:font-name-complex="Arial" fo:color="#00000A"/>
    </style:style>
    <style:style style:name="TableCell166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69" style:parent-style-name="Fuentedepárrafopredeter." style:family="text">
      <style:text-properties style:font-name="Arial" style:font-name-asian="Arial" style:font-name-complex="Arial" fo:color="#00000A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72" style:parent-style-name="Fuentedepárrafopredeter." style:family="text">
      <style:text-properties style:font-name="Arial" style:font-name-asian="Arial" style:font-name-complex="Arial" fo:color="#00000A"/>
    </style:style>
    <style:style style:name="TableCell16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74" style:parent-style-name="Fuentedepárrafopredeter." style:family="text">
      <style:text-properties style:font-name="Arial" style:font-name-asian="Arial" style:font-name-complex="Arial" fo:color="#00000A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77" style:parent-style-name="Fuentedepárrafopredeter." style:family="text">
      <style:text-properties style:font-name="Arial" style:font-name-asian="Arial" style:font-name-complex="Arial" fo:color="#00000A"/>
    </style:style>
    <style:style style:name="TableCell16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79" style:parent-style-name="Fuentedepárrafopredeter." style:family="text">
      <style:text-properties style:font-name="Arial" style:font-name-asian="Arial" style:font-name-complex="Arial" fo:color="#00000A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82" style:parent-style-name="Fuentedepárrafopredeter." style:family="text">
      <style:text-properties style:font-name="Arial" style:font-name-asian="Arial" style:font-name-complex="Arial" fo:color="#00000A"/>
    </style:style>
    <style:style style:name="TableCell168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84" style:parent-style-name="Fuentedepárrafopredeter." style:family="text">
      <style:text-properties style:font-name="Arial" style:font-name-asian="Arial" style:font-name-complex="Arial" fo:color="#00000A"/>
    </style:style>
    <style:style style:name="TableRow1685" style:family="table-row">
      <style:table-row-properties style:use-optimal-row-height="false"/>
    </style:style>
    <style:style style:name="TableCell16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87" style:parent-style-name="Fuentedepárrafopredeter." style:family="text">
      <style:text-properties style:font-name="Arial" style:font-name-asian="Arial" style:font-name-complex="Arial" fo:color="#00000A"/>
    </style:style>
    <style:style style:name="TableCell168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89" style:parent-style-name="Normal" style:family="paragraph"/>
    <style:style style:name="T1690" style:parent-style-name="Fuentedepárrafopredeter." style:family="text">
      <style:text-properties style:font-name="Arial" style:font-name-asian="Arial" style:font-name-complex="Arial" fo:color="#00000A"/>
    </style:style>
    <style:style style:name="TableRow1691" style:family="table-row">
      <style:table-row-properties style:use-optimal-row-height="false"/>
    </style:style>
    <style:style style:name="TableCell169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93" style:parent-style-name="Fuentedepárrafopredeter." style:family="text">
      <style:text-properties style:font-name="Arial" style:font-name-asian="Arial" style:font-name-complex="Arial" fo:color="#00000A"/>
    </style:style>
    <style:style style:name="TableCell169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695" style:parent-style-name="Normal" style:family="paragraph"/>
    <style:style style:name="T1696" style:parent-style-name="Fuentedepárrafopredeter." style:family="text">
      <style:text-properties style:font-name="Arial" style:font-name-asian="Arial" style:font-name-complex="Arial" fo:color="#00000A"/>
    </style:style>
    <style:style style:name="TableRow1697" style:family="table-row">
      <style:table-row-properties style:use-optimal-row-height="false"/>
    </style:style>
    <style:style style:name="TableCell169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699" style:parent-style-name="Fuentedepárrafopredeter." style:family="text">
      <style:text-properties style:font-name="Arial" style:font-name-asian="Arial" style:font-name-complex="Arial" fo:color="#00000A"/>
    </style:style>
    <style:style style:name="TableCell17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01" style:parent-style-name="Fuentedepárrafopredeter." style:family="text">
      <style:text-properties style:font-name="Arial" style:font-name-asian="Arial" style:font-name-complex="Arial" fo:color="#00000A"/>
    </style:style>
    <style:style style:name="T1702" style:parent-style-name="Fuentedepárrafopredeter." style:family="text">
      <style:text-properties style:font-name="Arial" style:font-name-asian="Arial" style:font-name-complex="Arial" fo:color="#00000A"/>
    </style:style>
    <style:style style:name="T1703" style:parent-style-name="Fuentedepárrafopredeter." style:family="text">
      <style:text-properties style:font-name="Arial" style:font-name-asian="Arial" style:font-name-complex="Arial" fo:color="#00000A"/>
    </style:style>
    <style:style style:name="T1704" style:parent-style-name="Fuentedepárrafopredeter." style:family="text">
      <style:text-properties style:font-name="Arial" style:font-name-asian="Arial" style:font-name-complex="Arial" fo:color="#00000A"/>
    </style:style>
    <style:style style:name="T1705" style:parent-style-name="Fuentedepárrafopredeter." style:family="text">
      <style:text-properties style:font-name="Arial" style:font-name-asian="Arial" style:font-name-complex="Arial" fo:color="#00000A"/>
    </style:style>
    <style:style style:name="T1706" style:parent-style-name="Fuentedepárrafopredeter." style:family="text">
      <style:text-properties style:font-name="Arial" style:font-name-asian="Arial" style:font-name-complex="Arial" fo:color="#00000A"/>
    </style:style>
    <style:style style:name="P1707" style:parent-style-name="Título1" style:family="paragraph"/>
    <style:style style:name="TableColumn1709" style:family="table-column">
      <style:table-column-properties style:column-width="2.0638in" style:use-optimal-column-width="false"/>
    </style:style>
    <style:style style:name="TableColumn1710" style:family="table-column">
      <style:table-column-properties style:column-width="1.9118in" style:use-optimal-column-width="false"/>
    </style:style>
    <style:style style:name="TableColumn1711" style:family="table-column">
      <style:table-column-properties style:column-width="1.0416in" style:use-optimal-column-width="false"/>
    </style:style>
    <style:style style:name="TableColumn1712" style:family="table-column">
      <style:table-column-properties style:column-width="1.1131in" style:use-optimal-column-width="false"/>
    </style:style>
    <style:style style:name="Table1708" style:family="table">
      <style:table-properties style:width="6.1305in" fo:margin-left="0in" table:align="left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15" style:parent-style-name="Fuentedepárrafopredeter." style:family="text">
      <style:text-properties style:font-name="Arial" style:font-name-asian="Arial" style:font-name-complex="Arial" fo:color="#00000A"/>
    </style:style>
    <style:style style:name="TableCell171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17" style:parent-style-name="Fuentedepárrafopredeter." style:family="text">
      <style:text-properties style:font-name="Arial" style:font-name-asian="Arial" style:font-name-complex="Arial" fo:color="#00000A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20" style:parent-style-name="Normal" style:family="paragraph">
      <style:text-properties style:font-name="Arial" style:font-name-asian="Arial" style:font-name-complex="Arial" fo:color="#00000A"/>
    </style:style>
    <style:style style:name="TableCell17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22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7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24" style:parent-style-name="Fuentedepárrafopredeter." style:family="text">
      <style:text-properties style:font-name="Arial" style:font-name-asian="Arial" style:font-name-complex="Arial" fo:color="#00000A"/>
    </style:style>
    <style:style style:name="TableCell172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726" style:family="table-row">
      <style:table-row-properties style:use-optimal-row-height="false"/>
    </style:style>
    <style:style style:name="TableCell172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28" style:parent-style-name="Fuentedepárrafopredeter." style:family="text">
      <style:text-properties style:font-name="Arial" style:font-name-asian="Arial" style:font-name-complex="Arial" fo:color="#00000A"/>
    </style:style>
    <style:style style:name="TableCell17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30" style:parent-style-name="Fuentedepárrafopredeter." style:family="text">
      <style:text-properties style:font-name="Arial" style:font-name-asian="Arial" style:font-name-complex="Arial" fo:color="#00000A"/>
    </style:style>
    <style:style style:name="TableCell17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32" style:parent-style-name="Normal" style:family="paragraph">
      <style:paragraph-properties fo:text-align="center"/>
    </style:style>
    <style:style style:name="T1733" style:parent-style-name="Fuentedepárrafopredeter." style:family="text">
      <style:text-properties style:font-name="Arial" style:font-name-asian="Arial" style:font-name-complex="Arial" fo:color="#00000A"/>
    </style:style>
    <style:style style:name="TableCell17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37" style:parent-style-name="Fuentedepárrafopredeter." style:family="text">
      <style:text-properties style:font-name="Arial" style:font-name-asian="Arial" style:font-name-complex="Arial" fo:color="#00000A"/>
    </style:style>
    <style:style style:name="TableCell173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39" style:parent-style-name="Fuentedepárrafopredeter." style:family="text">
      <style:text-properties style:font-name="Arial" style:font-name-asian="Arial" style:font-name-complex="Arial" fo:color="#00000A"/>
    </style:style>
    <style:style style:name="TableRow1740" style:family="table-row">
      <style:table-row-properties style:use-optimal-row-height="false"/>
    </style:style>
    <style:style style:name="TableCell174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42" style:parent-style-name="Fuentedepárrafopredeter." style:family="text">
      <style:text-properties style:font-name="Arial" style:font-name-asian="Arial" style:font-name-complex="Arial" fo:color="#00000A"/>
    </style:style>
    <style:style style:name="TableCell174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44" style:parent-style-name="Fuentedepárrafopredeter." style:family="text">
      <style:text-properties style:font-name="Arial" style:font-name-asian="Arial" style:font-name-complex="Arial" fo:color="#00000A"/>
    </style:style>
    <style:style style:name="TableRow1745" style:family="table-row">
      <style:table-row-properties style:use-optimal-row-height="false"/>
    </style:style>
    <style:style style:name="TableCell174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47" style:parent-style-name="Fuentedepárrafopredeter." style:family="text">
      <style:text-properties style:font-name="Arial" style:font-name-asian="Arial" style:font-name-complex="Arial" fo:color="#00000A"/>
    </style:style>
    <style:style style:name="TableCell174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49" style:parent-style-name="Fuentedepárrafopredeter." style:family="text">
      <style:text-properties style:font-name="Arial" style:font-name-asian="Arial" style:font-name-complex="Arial" fo:color="#00000A"/>
    </style:style>
    <style:style style:name="TableRow1750" style:family="table-row">
      <style:table-row-properties style:use-optimal-row-height="false"/>
    </style:style>
    <style:style style:name="TableCell17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52" style:parent-style-name="Fuentedepárrafopredeter." style:family="text">
      <style:text-properties style:font-name="Arial" style:font-name-asian="Arial" style:font-name-complex="Arial" fo:color="#00000A"/>
    </style:style>
    <style:style style:name="TableCell175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54" style:parent-style-name="Normal" style:family="paragraph"/>
    <style:style style:name="T1755" style:parent-style-name="Fuentedepárrafopredeter." style:family="text">
      <style:text-properties style:font-name="Arial" style:font-name-asian="Arial" style:font-name-complex="Arial" fo:color="#00000A"/>
    </style:style>
    <style:style style:name="P1756" style:parent-style-name="Normal" style:family="paragraph"/>
    <style:style style:name="T1757" style:parent-style-name="Fuentedepárrafopredeter." style:family="text">
      <style:text-properties style:font-name="Arial" style:font-name-asian="Arial" style:font-name-complex="Arial" fo:color="#00000A"/>
    </style:style>
    <style:style style:name="TableRow1758" style:family="table-row">
      <style:table-row-properties style:use-optimal-row-height="false"/>
    </style:style>
    <style:style style:name="TableCell17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60" style:parent-style-name="Fuentedepárrafopredeter." style:family="text">
      <style:text-properties style:font-name="Arial" style:font-name-asian="Arial" style:font-name-complex="Arial" fo:color="#00000A"/>
    </style:style>
    <style:style style:name="TableCell17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62" style:parent-style-name="Normal" style:family="paragraph">
      <style:text-properties style:font-name="Arial" style:font-name-complex="Arial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65" style:parent-style-name="Fuentedepárrafopredeter." style:family="text">
      <style:text-properties style:font-name="Arial" style:font-name-asian="Arial" style:font-name-complex="Arial" fo:color="#00000A"/>
    </style:style>
    <style:style style:name="TableCell176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6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768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769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770" style:family="table-row">
      <style:table-row-properties style:use-optimal-row-height="false"/>
    </style:style>
    <style:style style:name="TableCell177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72" style:parent-style-name="Fuentedepárrafopredeter." style:family="text">
      <style:text-properties style:font-name="Arial" style:font-name-asian="Arial" style:font-name-complex="Arial" fo:color="#00000A"/>
    </style:style>
    <style:style style:name="TableCell17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74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1775" style:parent-style-name="Normal" style:family="paragraph">
      <style:text-properties style:font-name="Arial" style:font-name-asian="Arial" style:font-name-complex="Arial" fo:color="#00000A"/>
    </style:style>
    <style:style style:name="P1776" style:parent-style-name="Normal" style:family="paragraph">
      <style:text-properties style:font-name="Arial" style:font-name-asian="Arial" style:font-name-complex="Arial" fo:color="#00000A"/>
    </style:style>
    <style:style style:name="P1777" style:parent-style-name="Normal" style:family="paragraph">
      <style:text-properties style:font-name="Arial" style:font-name-asian="Arial" style:font-name-complex="Arial" fo:color="#00000A"/>
    </style:style>
    <style:style style:name="TableRow1778" style:family="table-row">
      <style:table-row-properties style:use-optimal-row-height="false"/>
    </style:style>
    <style:style style:name="TableCell17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80" style:parent-style-name="Fuentedepárrafopredeter." style:family="text">
      <style:text-properties style:font-name="Arial" style:font-name-asian="Arial" style:font-name-complex="Arial" fo:color="#00000A"/>
    </style:style>
    <style:style style:name="TableCell17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82" style:parent-style-name="Fuentedepárrafopredeter." style:family="text">
      <style:text-properties style:font-name="Arial" style:font-name-asian="Arial" style:font-name-complex="Arial" fo:color="#00000A"/>
    </style:style>
    <style:style style:name="TableRow1783" style:family="table-row">
      <style:table-row-properties style:use-optimal-row-height="false"/>
    </style:style>
    <style:style style:name="TableCell178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85" style:parent-style-name="Fuentedepárrafopredeter." style:family="text">
      <style:text-properties style:font-name="Arial" style:font-name-asian="Arial" style:font-name-complex="Arial" fo:color="#00000A"/>
    </style:style>
    <style:style style:name="TableCell178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87" style:parent-style-name="Fuentedepárrafopredeter." style:family="text">
      <style:text-properties style:font-name="Arial" style:font-name-asian="Arial" style:font-name-complex="Arial" fo:color="#00000A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90" style:parent-style-name="Fuentedepárrafopredeter." style:family="text">
      <style:text-properties style:font-name="Arial" style:font-name-asian="Arial" style:font-name-complex="Arial" fo:color="#00000A"/>
    </style:style>
    <style:style style:name="TableCell179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92" style:parent-style-name="Fuentedepárrafopredeter." style:family="text">
      <style:text-properties style:font-name="Arial" style:font-name-asian="Arial" style:font-name-complex="Arial" fo:color="#00000A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95" style:parent-style-name="Fuentedepárrafopredeter." style:family="text">
      <style:text-properties style:font-name="Arial" style:font-name-asian="Arial" style:font-name-complex="Arial" fo:color="#00000A"/>
    </style:style>
    <style:style style:name="TableCell179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797" style:parent-style-name="Fuentedepárrafopredeter." style:family="text">
      <style:text-properties style:font-name="Arial" style:font-name-asian="Arial" style:font-name-complex="Arial" fo:color="#00000A"/>
    </style:style>
    <style:style style:name="TableRow1798" style:family="table-row">
      <style:table-row-properties style:use-optimal-row-height="false"/>
    </style:style>
    <style:style style:name="TableCell179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00" style:parent-style-name="Fuentedepárrafopredeter." style:family="text">
      <style:text-properties style:font-name="Arial" style:font-name-asian="Arial" style:font-name-complex="Arial" fo:color="#00000A"/>
    </style:style>
    <style:style style:name="TableCell180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02" style:parent-style-name="Normal" style:family="paragraph"/>
    <style:style style:name="T1803" style:parent-style-name="Fuentedepárrafopredeter." style:family="text">
      <style:text-properties style:font-name="Arial" style:font-name-asian="Arial" style:font-name-complex="Arial" fo:color="#00000A"/>
    </style:style>
    <style:style style:name="TableRow1804" style:family="table-row">
      <style:table-row-properties style:use-optimal-row-height="false"/>
    </style:style>
    <style:style style:name="TableCell18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06" style:parent-style-name="Fuentedepárrafopredeter." style:family="text">
      <style:text-properties style:font-name="Arial" style:font-name-asian="Arial" style:font-name-complex="Arial" fo:color="#00000A"/>
    </style:style>
    <style:style style:name="TableCell18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08" style:parent-style-name="Normal" style:family="paragraph"/>
    <style:style style:name="T1809" style:parent-style-name="Fuentedepárrafopredeter." style:family="text">
      <style:text-properties style:font-name="Arial" style:font-name-asian="Arial" style:font-name-complex="Arial" fo:color="#00000A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12" style:parent-style-name="Fuentedepárrafopredeter." style:family="text">
      <style:text-properties style:font-name="Arial" style:font-name-asian="Arial" style:font-name-complex="Arial" fo:color="#00000A"/>
    </style:style>
    <style:style style:name="TableCell181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14" style:parent-style-name="Fuentedepárrafopredeter." style:family="text">
      <style:text-properties style:font-name="Arial" style:font-name-asian="Arial" style:font-name-complex="Arial" fo:color="#00000A"/>
    </style:style>
    <style:style style:name="T1815" style:parent-style-name="Fuentedepárrafopredeter." style:family="text">
      <style:text-properties style:font-name="Arial" style:font-name-asian="Arial" style:font-name-complex="Arial" fo:color="#00000A"/>
    </style:style>
    <style:style style:name="T1816" style:parent-style-name="Fuentedepárrafopredeter." style:family="text">
      <style:text-properties style:font-name="Arial" style:font-name-asian="Arial" style:font-name-complex="Arial" fo:color="#00000A"/>
    </style:style>
    <style:style style:name="T1817" style:parent-style-name="Fuentedepárrafopredeter." style:family="text">
      <style:text-properties style:font-name="Arial" style:font-name-asian="Arial" style:font-name-complex="Arial" fo:color="#00000A"/>
    </style:style>
    <style:style style:name="T1818" style:parent-style-name="Fuentedepárrafopredeter." style:family="text">
      <style:text-properties style:font-name="Arial" style:font-name-asian="Arial" style:font-name-complex="Arial" fo:color="#00000A"/>
    </style:style>
    <style:style style:name="T1819" style:parent-style-name="Fuentedepárrafopredeter." style:family="text">
      <style:text-properties style:font-name="Arial" style:font-name-asian="Arial" style:font-name-complex="Arial" fo:color="#00000A"/>
    </style:style>
    <style:style style:name="P1820" style:parent-style-name="Título1" style:family="paragraph"/>
    <style:style style:name="TableColumn1822" style:family="table-column">
      <style:table-column-properties style:column-width="2.0638in" style:use-optimal-column-width="false"/>
    </style:style>
    <style:style style:name="TableColumn1823" style:family="table-column">
      <style:table-column-properties style:column-width="1.9118in" style:use-optimal-column-width="false"/>
    </style:style>
    <style:style style:name="TableColumn1824" style:family="table-column">
      <style:table-column-properties style:column-width="1.0416in" style:use-optimal-column-width="false"/>
    </style:style>
    <style:style style:name="TableColumn1825" style:family="table-column">
      <style:table-column-properties style:column-width="1.1131in" style:use-optimal-column-width="false"/>
    </style:style>
    <style:style style:name="Table1821" style:family="table">
      <style:table-properties style:width="6.1305in" fo:margin-left="0in" table:align="left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28" style:parent-style-name="Fuentedepárrafopredeter." style:family="text">
      <style:text-properties style:font-name="Arial" style:font-name-asian="Arial" style:font-name-complex="Arial" fo:color="#00000A"/>
    </style:style>
    <style:style style:name="TableCell18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30" style:parent-style-name="Fuentedepárrafopredeter." style:family="text">
      <style:text-properties style:font-name="Arial" style:font-name-asian="Arial" style:font-name-complex="Arial" fo:color="#00000A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33" style:parent-style-name="Normal" style:family="paragraph">
      <style:text-properties style:font-name="Arial" style:font-name-asian="Arial" style:font-name-complex="Arial" fo:color="#00000A"/>
    </style:style>
    <style:style style:name="TableCell183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35" style:parent-style-name="Fuentedepárrafopredeter." style:family="text">
      <style:text-properties style:font-name="Arial" style:font-name-asian="Arial" style:font-name-complex="Arial" fo:color="#00000A" fo:background-color="#00FFFF"/>
    </style:style>
    <style:style style:name="TableCell183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37" style:parent-style-name="Fuentedepárrafopredeter." style:family="text">
      <style:text-properties style:font-name="Arial" style:font-name-asian="Arial" style:font-name-complex="Arial" fo:color="#00000A"/>
    </style:style>
    <style:style style:name="TableCell183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839" style:family="table-row">
      <style:table-row-properties style:use-optimal-row-height="false"/>
    </style:style>
    <style:style style:name="TableCell184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41" style:parent-style-name="Fuentedepárrafopredeter." style:family="text">
      <style:text-properties style:font-name="Arial" style:font-name-asian="Arial" style:font-name-complex="Arial" fo:color="#00000A"/>
    </style:style>
    <style:style style:name="TableCell184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43" style:parent-style-name="Fuentedepárrafopredeter." style:family="text">
      <style:text-properties style:font-name="Arial" style:font-name-asian="Arial" style:font-name-complex="Arial" fo:color="#00000A"/>
    </style:style>
    <style:style style:name="TableCell184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45" style:parent-style-name="Normal" style:family="paragraph">
      <style:paragraph-properties fo:text-align="center"/>
    </style:style>
    <style:style style:name="T1846" style:parent-style-name="Fuentedepárrafopredeter." style:family="text">
      <style:text-properties style:font-name="Arial" style:font-name-asian="Arial" style:font-name-complex="Arial" fo:color="#00000A"/>
    </style:style>
    <style:style style:name="TableCell18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ableRow1848" style:family="table-row">
      <style:table-row-properties style:use-optimal-row-height="false"/>
    </style:style>
    <style:style style:name="TableCell18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50" style:parent-style-name="Fuentedepárrafopredeter." style:family="text">
      <style:text-properties style:font-name="Arial" style:font-name-asian="Arial" style:font-name-complex="Arial" fo:color="#00000A"/>
    </style:style>
    <style:style style:name="TableCell185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52" style:parent-style-name="Fuentedepárrafopredeter." style:family="text">
      <style:text-properties style:font-name="Arial" style:font-name-asian="Arial" style:font-name-complex="Arial" fo:color="#00000A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55" style:parent-style-name="Fuentedepárrafopredeter." style:family="text">
      <style:text-properties style:font-name="Arial" style:font-name-asian="Arial" style:font-name-complex="Arial" fo:color="#00000A"/>
    </style:style>
    <style:style style:name="TableCell185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57" style:parent-style-name="Fuentedepárrafopredeter." style:family="text">
      <style:text-properties style:font-name="Arial" style:font-name-asian="Arial" style:font-name-complex="Arial" fo:color="#00000A"/>
    </style:style>
    <style:style style:name="TableRow1858" style:family="table-row">
      <style:table-row-properties style:use-optimal-row-height="false"/>
    </style:style>
    <style:style style:name="TableCell185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60" style:parent-style-name="Fuentedepárrafopredeter." style:family="text">
      <style:text-properties style:font-name="Arial" style:font-name-asian="Arial" style:font-name-complex="Arial" fo:color="#00000A"/>
    </style:style>
    <style:style style:name="TableCell186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62" style:parent-style-name="Fuentedepárrafopredeter." style:family="text">
      <style:text-properties style:font-name="Arial" style:font-name-asian="Arial" style:font-name-complex="Arial" fo:color="#00000A"/>
    </style:style>
    <style:style style:name="T1863" style:parent-style-name="Fuentedepárrafopredeter." style:family="text">
      <style:text-properties style:font-name="Arial" style:font-name-asian="Arial" style:font-name-complex="Arial" fo:color="#00000A"/>
    </style:style>
    <style:style style:name="TableRow1864" style:family="table-row">
      <style:table-row-properties style:use-optimal-row-height="false"/>
    </style:style>
    <style:style style:name="TableCell186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66" style:parent-style-name="Fuentedepárrafopredeter." style:family="text">
      <style:text-properties style:font-name="Arial" style:font-name-asian="Arial" style:font-name-complex="Arial" fo:color="#00000A"/>
    </style:style>
    <style:style style:name="TableCell186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68" style:parent-style-name="Normal" style:family="paragraph"/>
    <style:style style:name="T1869" style:parent-style-name="Fuentedepárrafopredeter." style:family="text">
      <style:text-properties style:font-name="Arial" style:font-name-asian="Arial" style:font-name-complex="Arial" fo:color="#00000A"/>
    </style:style>
    <style:style style:name="P1870" style:parent-style-name="Normal" style:family="paragraph"/>
    <style:style style:name="T1871" style:parent-style-name="Fuentedepárrafopredeter." style:family="text">
      <style:text-properties style:font-name="Arial" style:font-name-asian="Arial" style:font-name-complex="Arial" fo:color="#00000A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74" style:parent-style-name="Fuentedepárrafopredeter." style:family="text">
      <style:text-properties style:font-name="Arial" style:font-name-asian="Arial" style:font-name-complex="Arial" fo:color="#00000A"/>
    </style:style>
    <style:style style:name="TableCell187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876" style:parent-style-name="Normal" style:family="paragraph">
      <style:text-properties style:font-name="Arial" style:font-name-complex="Arial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79" style:parent-style-name="Fuentedepárrafopredeter." style:family="text">
      <style:text-properties style:font-name="Arial" style:font-name-asian="Arial" style:font-name-complex="Arial" fo:color="#00000A"/>
    </style:style>
    <style:style style:name="TableCell18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8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T188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00000A"/>
    </style:style>
    <style:style style:name="P1883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884" style:parent-style-name="Normal" style:family="paragraph">
      <style:text-properties style:font-name="Arial" style:font-name-asian="Arial" style:font-name-complex="Arial" style:font-weight-complex="bold" fo:color="#00000A"/>
    </style:style>
    <style:style style:name="P1885" style:parent-style-name="Normal" style:family="paragraph">
      <style:text-properties style:font-name="Arial" style:font-name-asian="Arial" style:font-name-complex="Arial" style:font-weight-complex="bold" fo:color="#00000A"/>
    </style:style>
    <style:style style:name="TableRow1886" style:family="table-row">
      <style:table-row-properties style:use-optimal-row-height="false"/>
    </style:style>
    <style:style style:name="TableCell188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88" style:parent-style-name="Fuentedepárrafopredeter." style:family="text">
      <style:text-properties style:font-name="Arial" style:font-name-asian="Arial" style:font-name-complex="Arial" fo:color="#00000A"/>
    </style:style>
    <style:style style:name="TableCell188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90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891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T1892" style:parent-style-name="Fuentedepárrafopredeter." style:family="text">
      <style:text-properties style:font-name="Arial" style:font-name-asian="Arial" style:font-name-complex="Arial" fo:font-weight="bold" style:font-weight-asian="bold" fo:color="#00000A"/>
    </style:style>
    <style:style style:name="P1893" style:parent-style-name="Normal" style:family="paragraph">
      <style:text-properties style:font-name="Arial" style:font-name-asian="Arial" style:font-name-complex="Arial" fo:color="#00000A"/>
    </style:style>
    <style:style style:name="TableRow1894" style:family="table-row">
      <style:table-row-properties style:use-optimal-row-height="false"/>
    </style:style>
    <style:style style:name="TableCell189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96" style:parent-style-name="Fuentedepárrafopredeter." style:family="text">
      <style:text-properties style:font-name="Arial" style:font-name-asian="Arial" style:font-name-complex="Arial" fo:color="#00000A"/>
    </style:style>
    <style:style style:name="TableCell189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898" style:parent-style-name="Fuentedepárrafopredeter." style:family="text">
      <style:text-properties style:font-name="Arial" style:font-name-asian="Arial" style:font-name-complex="Arial" fo:color="#00000A"/>
    </style:style>
    <style:style style:name="TableRow1899" style:family="table-row">
      <style:table-row-properties style:use-optimal-row-height="false"/>
    </style:style>
    <style:style style:name="TableCell190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01" style:parent-style-name="Fuentedepárrafopredeter." style:family="text">
      <style:text-properties style:font-name="Arial" style:font-name-asian="Arial" style:font-name-complex="Arial" fo:color="#00000A"/>
    </style:style>
    <style:style style:name="TableCell190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03" style:parent-style-name="Fuentedepárrafopredeter." style:family="text">
      <style:text-properties style:font-name="Arial" style:font-name-asian="Arial" style:font-name-complex="Arial" fo:color="#00000A"/>
    </style:style>
    <style:style style:name="TableRow1904" style:family="table-row">
      <style:table-row-properties style:use-optimal-row-height="false"/>
    </style:style>
    <style:style style:name="TableCell190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06" style:parent-style-name="Fuentedepárrafopredeter." style:family="text">
      <style:text-properties style:font-name="Arial" style:font-name-asian="Arial" style:font-name-complex="Arial" fo:color="#00000A"/>
    </style:style>
    <style:style style:name="TableCell190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08" style:parent-style-name="Fuentedepárrafopredeter." style:family="text">
      <style:text-properties style:font-name="Arial" style:font-name-asian="Arial" style:font-name-complex="Arial" fo:color="#00000A"/>
    </style:style>
    <style:style style:name="TableRow1909" style:family="table-row">
      <style:table-row-properties style:use-optimal-row-height="false"/>
    </style:style>
    <style:style style:name="TableCell191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11" style:parent-style-name="Fuentedepárrafopredeter." style:family="text">
      <style:text-properties style:font-name="Arial" style:font-name-asian="Arial" style:font-name-complex="Arial" fo:color="#00000A"/>
    </style:style>
    <style:style style:name="TableCell191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13" style:parent-style-name="Fuentedepárrafopredeter." style:family="text">
      <style:text-properties style:font-name="Arial" style:font-name-asian="Arial" style:font-name-complex="Arial" fo:color="#00000A"/>
    </style:style>
    <style:style style:name="TableRow1914" style:family="table-row">
      <style:table-row-properties style:use-optimal-row-height="false"/>
    </style:style>
    <style:style style:name="TableCell191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16" style:parent-style-name="Fuentedepárrafopredeter." style:family="text">
      <style:text-properties style:font-name="Arial" style:font-name-asian="Arial" style:font-name-complex="Arial" fo:color="#00000A"/>
    </style:style>
    <style:style style:name="TableCell191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918" style:parent-style-name="Normal" style:family="paragraph"/>
    <style:style style:name="T1919" style:parent-style-name="Fuentedepárrafopredeter." style:family="text">
      <style:text-properties style:font-name="Arial" style:font-name-asian="Arial" style:font-name-complex="Arial" fo:color="#00000A"/>
    </style:style>
    <style:style style:name="TableRow1920" style:family="table-row">
      <style:table-row-properties style:use-optimal-row-height="false"/>
    </style:style>
    <style:style style:name="TableCell192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22" style:parent-style-name="Fuentedepárrafopredeter." style:family="text">
      <style:text-properties style:font-name="Arial" style:font-name-asian="Arial" style:font-name-complex="Arial" fo:color="#00000A"/>
    </style:style>
    <style:style style:name="TableCell192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924" style:parent-style-name="Normal" style:family="paragraph"/>
    <style:style style:name="T1925" style:parent-style-name="Fuentedepárrafopredeter." style:family="text">
      <style:text-properties style:font-name="Arial" style:font-name-asian="Arial" style:font-name-complex="Arial" fo:color="#00000A"/>
    </style:style>
    <style:style style:name="TableRow1926" style:family="table-row">
      <style:table-row-properties style:use-optimal-row-height="false"/>
    </style:style>
    <style:style style:name="TableCell192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28" style:parent-style-name="Fuentedepárrafopredeter." style:family="text">
      <style:text-properties style:font-name="Arial" style:font-name-asian="Arial" style:font-name-complex="Arial" fo:color="#00000A"/>
    </style:style>
    <style:style style:name="TableCell19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T1930" style:parent-style-name="Fuentedepárrafopredeter." style:family="text">
      <style:text-properties style:font-name="Arial" style:font-name-asian="Arial" style:font-name-complex="Arial" fo:color="#00000A"/>
    </style:style>
    <style:style style:name="T1931" style:parent-style-name="Fuentedepárrafopredeter." style:family="text">
      <style:text-properties style:font-name="Arial" style:font-name-asian="Arial" style:font-name-complex="Arial" fo:color="#00000A"/>
    </style:style>
    <style:style style:name="T1932" style:parent-style-name="Fuentedepárrafopredeter." style:family="text">
      <style:text-properties style:font-name="Arial" style:font-name-asian="Arial" style:font-name-complex="Arial" fo:color="#00000A"/>
    </style:style>
    <style:style style:name="T1933" style:parent-style-name="Fuentedepárrafopredeter." style:family="text">
      <style:text-properties style:font-name="Arial" style:font-name-asian="Arial" style:font-name-complex="Arial" fo:color="#00000A"/>
    </style:style>
    <style:style style:name="T1934" style:parent-style-name="Fuentedepárrafopredeter." style:family="text">
      <style:text-properties style:font-name="Arial" style:font-name-asian="Arial" style:font-name-complex="Arial" fo:color="#00000A"/>
    </style:style>
    <style:style style:name="T1935" style:parent-style-name="Fuentedepárrafopredeter." style:family="text">
      <style:text-properties style:font-name="Arial" style:font-name-asian="Arial" style:font-name-complex="Arial" fo:color="#00000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Casos de uso</text:span></text:p>
      <text:p text:style-name="P4"><text:span text:style-name="T5">para</text:span></text:p>
      <text:p text:style-name="P6"><text:span text:style-name="T7">Sistema #############, versión 1.0</text:span></text:p>
      <text:p text:style-name="P8"><text:span text:style-name="T9">Versión 1.0 aprobada</text:span></text:p>
      <text:p text:style-name="P10"><text:span text:style-name="T11">Preparado por Ing..:…</text:span></text:p>
      <text:p text:style-name="P12"><text:span text:style-name="T13">Impacto del proceso</text:span></text:p>
      <text:p text:style-name="P14">3 de setiembre de, de 2024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P22"><text:span text:style-name="T23">Revisión histórica</text:span>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Nombre</text:span></text:p>
          </table:table-cell>
          <table:table-cell table:style-name="TableCell34">
            <text:p text:style-name="P35"><text:span text:style-name="T36">Fecha</text:span></text:p>
          </table:table-cell>
          <table:table-cell table:style-name="TableCell37">
            <text:p text:style-name="P38"><text:span text:style-name="T39">Razón por cambios</text:span></text:p>
          </table:table-cell>
          <table:table-cell table:style-name="TableCell40">
            <text:p text:style-name="P41"><text:span text:style-name="T42">Versión</text:span>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><text:span text:style-name="T61">Debe ir en blanco, hasta la segunda entrega, luego de las observaciones y el nombre es el de su grupo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62">Las distintas clases de usuarios identificados los siguientes casos de uso y actores principales para el Sistema Clínica Dental:</text:span></text:p>
      <text:p text:style-name="Normal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Normal"><text:span text:style-name="T68">Actor Principal</text:span></text:p>
          </table:table-cell>
          <table:table-cell table:style-name="TableCell69">
            <text:p text:style-name="Normal"><text:span text:style-name="T70">Casos de uso</text:span></text:p>
          </table:table-cell>
        </table:table-row>
        <table:table-row table:style-name="TableRow71">
          <table:table-cell table:style-name="TableCell72">
            <text:p text:style-name="Normal"><text:span text:style-name="T73">Administrador</text:span></text:p>
          </table:table-cell>
          <table:table-cell table:style-name="TableCell74">
            <text:list text:style-name="LFO1" text:continue-numbering="true">
              <text:list-item>
                <text:p text:style-name="P75"><text:span text:style-name="T76">Gestionar pedidos</text:span></text:p>
              </text:list-item>
              <text:list-item>
                <text:p text:style-name="P77"><text:span text:style-name="T78">Gestionar productos</text:span></text:p>
              </text:list-item>
              <text:list-item>
                <text:p text:style-name="P79"><text:span text:style-name="T80">Gestionar promociones</text:span></text:p>
              </text:list-item>
              <text:list-item>
                <text:p text:style-name="P81"><text:span text:style-name="T82">Administrar usuarios</text:span></text:p>
              </text:list-item>
            </text:list>
            <text:p text:style-name="P83"/>
          </table:table-cell>
        </table:table-row>
        <table:table-row table:style-name="TableRow84">
          <table:table-cell table:style-name="TableCell85">
            <text:p text:style-name="Normal"><text:span text:style-name="T86">Cliente</text:span></text:p>
          </table:table-cell>
          <table:table-cell table:style-name="TableCell87">
            <text:list text:style-name="LFO2" text:continue-numbering="true">
              <text:list-item>
                <text:p text:style-name="P88"><text:span text:style-name="T89">Ver productos</text:span></text:p>
              </text:list-item>
              <text:list-item>
                <text:p text:style-name="P90"><text:span text:style-name="T91">Realizar pedido</text:span></text:p>
              </text:list-item>
              <text:list-item>
                <text:p text:style-name="P92"><text:span text:style-name="T93">Ver pedido</text:span></text:p>
              </text:list-item>
              <text:list-item>
                <text:p text:style-name="P94"><text:span text:style-name="T95">Agregar carrito</text:span></text:p>
              </text:list-item>
              <text:list-item>
                <text:p text:style-name="P96"><text:span text:style-name="T97">Buscar productos</text:span></text:p>
              </text:list-item>
              <text:list-item>
                <text:p text:style-name="P98"><text:span text:style-name="T99">Seleccionar pagos</text:span></text:p>
              </text:list-item>
              <text:list-item>
                <text:p text:style-name="P100"><text:span text:style-name="T101">Comentarios</text:span></text:p>
              </text:list-item>
              <text:list-item>
                <text:p text:style-name="P102"><text:span text:style-name="T103">Comprobante de pedido</text:span></text:p>
              </text:list-item>
              <text:list-item>
                <text:p text:style-name="P104"><text:span text:style-name="T105">Registrarse<text:s/></text:span></text:p>
              </text:list-item>
              <text:list-item>
                <text:p text:style-name="P106"><text:span text:style-name="T107">Gestionar perfil</text:span></text:p>
              </text:list-item>
            </text:list>
            <text:p text:style-name="P108"/>
          </table:table-cell>
        </table:table-row>
      </table:table>
      <text:p text:style-name="Normal"/>
      <text:p text:style-name="Normal"/>
      <text:p text:style-name="Normal"/>
      <text:p text:style-name="Normal"><text:span text:style-name="T109">Diagrama de Casos de Uso</text:span></text:p>
      <text:p text:style-name="Normal"/>
      <text:p text:style-name="Normal"><draw:frame draw:z-index="251658240" draw:id="id0" draw:style-name="a0" draw:name="Picture 1" text:anchor-type="as-char" svg:x="0in" svg:y="0in" svg:width="6in" svg:height="3.6701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110">Gestionar<text:s/>pedidos</text:p>
        </text:list-item>
      </text:list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Normal"><text:span text:style-name="T118">Caso de uso ID</text:span></text:p>
          </table:table-cell>
          <table:table-cell table:style-name="TableCell119" table:number-columns-spanned="3">
            <text:p text:style-name="Normal"><text:span text:style-name="T120">CU-01</text:span>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Caso de uso Nombre:</text:p>
          </table:table-cell>
          <table:table-cell table:style-name="TableCell124">
            <text:p text:style-name="Normal"><text:span text:style-name="T125">Gestionar pedidos</text:span></text:p>
          </table:table-cell>
          <table:table-cell table:style-name="TableCell126">
            <text:p text:style-name="Normal"><text:span text:style-name="T127">Ultima actualización realizada por:</text:span></text:p>
          </table:table-cell>
          <table:table-cell table:style-name="TableCell128">
            <text:p text:style-name="Normal">Daisy Cedeño</text:p>
          </table:table-cell>
        </table:table-row>
        <table:table-row table:style-name="TableRow129">
          <table:table-cell table:style-name="TableCell130">
            <text:p text:style-name="Normal"><text:span text:style-name="T131">Creado por:</text:span></text:p>
          </table:table-cell>
          <table:table-cell table:style-name="TableCell132">
            <text:p text:style-name="Normal"><text:span text:style-name="T133">Grupo #1<text:s/></text:span></text:p>
          </table:table-cell>
          <table:table-cell table:style-name="TableCell134">
            <text:p text:style-name="P135"><text:span text:style-name="T136">Fecha última modificación:</text:span></text:p>
          </table:table-cell>
          <table:table-cell table:style-name="TableCell137">
            <text:p text:style-name="Normal">15/09/2024</text:p>
          </table:table-cell>
        </table:table-row>
        <table:table-row table:style-name="TableRow138">
          <table:table-cell table:style-name="TableCell139">
            <text:p text:style-name="Normal"><text:span text:style-name="T140">Fecha de creación:</text:span></text:p>
          </table:table-cell>
          <table:table-cell table:style-name="TableCell141" table:number-columns-spanned="3">
            <text:p text:style-name="Normal"><text:span text:style-name="T142">15</text:span><text:span text:style-name="T143"><text:s/>de setiembre del 2024</text:span></text:p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Normal"><text:span text:style-name="T146">Actores:</text:span></text:p>
          </table:table-cell>
          <table:table-cell table:style-name="TableCell147" table:number-columns-spanned="3">
            <text:p text:style-name="Normal"><text:span text:style-name="T148">Administrador</text:span></text:p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Normal"><text:span text:style-name="T151">Descripción:</text:span></text:p>
          </table:table-cell>
          <table:table-cell table:style-name="TableCell152" table:number-columns-spanned="3">
            <text:p text:style-name="Normal"><text:span text:style-name="T153">El administrador puede<text:s/></text:span><text:span text:style-name="T154">realizar</text:span><text:span text:style-name="T155"><text:s/>pedido</text:span><text:span text:style-name="T156">s</text:span><text:span text:style-name="T157">, eliminar pedido</text:span><text:span text:style-name="T158">s</text:span><text:span text:style-name="T159">,</text:span><text:span text:style-name="T160"><text:s/>actualizar pedidos y visualizar todos los pedidos</text:span><text:span text:style-name="T161">.</text:span></text:p>
          </table:table-cell>
          <table:covered-table-cell/>
          <table:covered-table-cell/>
        </table:table-row>
        <table:table-row table:style-name="TableRow162">
          <table:table-cell table:style-name="TableCell163">
            <text:p text:style-name="Normal"><text:span text:style-name="T164">Condiciones previas:</text:span></text:p>
          </table:table-cell>
          <table:table-cell table:style-name="TableCell165" table:number-columns-spanned="3">
            <text:list text:style-name="LFO3" text:continue-numbering="true">
              <text:list-item>
                <text:p text:style-name="P166"><text:span text:style-name="T167">El sistema debe estar funcionando correctamente para poder realizar la<text:s/></text:span><text:span text:style-name="T168">acción</text:span><text:span text:style-name="T169">.</text:span></text:p>
              </text:list-item>
              <text:list-item>
                <text:p text:style-name="P170"><text:span text:style-name="T171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72">
          <table:table-cell table:style-name="TableCell173">
            <text:p text:style-name="Normal"><text:span text:style-name="T174">Condiciones posteriores:</text:span></text:p>
          </table:table-cell>
          <table:table-cell table:style-name="TableCell175" table:number-columns-spanned="3">
            <text:list text:style-name="LFO4" text:continue-numbering="true">
              <text:list-item>
                <text:p text:style-name="P176"><text:span text:style-name="T177">El sistema muestra un mensaje de<text:s/></text:span><text:span text:style-name="T178">registro exitoso, actualización registrada o eliminación realizada con éxito</text:span><text:span text:style-name="T179">.</text:span></text:p>
              </text:list-item>
              <text:list-item>
                <text:p text:style-name="P180"><text:span text:style-name="T181">Refrescar todos los datos después de realizar una acción</text:span><text:span text:style-name="T182">.</text:span></text:p>
              </text:list-item>
            </text:list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Normal"><text:span text:style-name="T185">Flujo normal:</text:span></text:p>
          </table:table-cell>
          <table:table-cell table:style-name="TableCell186" table:number-columns-spanned="3">
            <text:p text:style-name="Normal"><text:span text:style-name="T187">1.</text:span><text:span text:style-name="T188"><text:s/></text:span><text:span text:style-name="T189">Registrar</text:span><text:span text:style-name="T190"><text:s/></text:span><text:span text:style-name="T191">pedido</text:span></text:p>
            <text:p text:style-name="P192">1.1<text:s/>Ingresa a la página.</text:p>
            <text:p text:style-name="P193">1.2 Selecciona uno o varios productos.</text:p>
            <text:p text:style-name="P194">1.3 Elegir cantidad</text:p>
            <text:p text:style-name="P195">1.4<text:s/>Agrega al carrito de compras.</text:p>
            <text:p text:style-name="P196">1.5 Realizar pedido, registrarse o iniciar sesión (necesario para realizar la compra).</text:p>
            <text:p text:style-name="P197">1.6 Mostrar un mensaje de éxito.</text:p>
            <text:p text:style-name="Normal"><text:span text:style-name="T198"><text:s/></text:span><text:span text:style-name="T199">2. Actualizar pedido</text:span></text:p>
            <text:p text:style-name="P200">2.1 Ingresa a la sección “Pedidos realizados”.</text:p>
            <text:p text:style-name="P201">2.2 Selecciona un pedido.<text:s/></text:p>
            <text:p text:style-name="P202">2.3 Modificar datos permitidos</text:p>
            <text:p text:style-name="P203">2.4 Presionar el botón de actualizar.</text:p>
            <text:p text:style-name="P204">2.5 Validar que los datos sean correctos.</text:p>
            <text:p text:style-name="P205">2.6 Mostrar mensaje de éxito en caso de estar todo bien o mostrar mensaje que datos inválidos.</text:p>
            <text:p text:style-name="P206">3. Eliminar pedidos</text:p>
            <text:p text:style-name="P207">3.1 Ingresa a la sección “Pedidos realizados”.</text:p>
            <text:p text:style-name="P208">3.2 Selecciona un pedido.</text:p>
            <text:p text:style-name="P209">3.3 Presionar el botón de eliminar.</text:p>
            <text:p text:style-name="P210">3.4 Mostrar mensaje<text:s/>para confirmar eliminación.</text:p>
            <text:p text:style-name="P211">3.5 En caso de recibir una respuesta positiva, procede con la eliminación y finaliza mostrando mensaje de éxito.</text:p>
            <text:p text:style-name="P212">3.6 En caso de recibir una respuesta negativa, se carga la página “Pedidos realizados” nuevamente.</text:p>
            <text:p text:style-name="P213">4.<text:s/>Visualizar pedidos</text:p>
            <text:p text:style-name="P214">4.1 Ingresa a la sección “Pedidos realizados”.</text:p>
            <text:p text:style-name="P215">4.2 Se visualiza una lista con todos los pedidos.</text:p>
          </table:table-cell>
          <table:covered-table-cell/>
          <table:covered-table-cell/>
        </table:table-row>
        <text:soft-page-break/>
        <table:table-row table:style-name="TableRow216">
          <table:table-cell table:style-name="TableCell217">
            <text:p text:style-name="Normal"><text:span text:style-name="T218">Flujos alternativos:</text:span></text:p>
          </table:table-cell>
          <table:table-cell table:style-name="TableCell219" table:number-columns-spanned="3">
            <text:p text:style-name="Normal"><text:span text:style-name="T220">1.3<text:s/></text:span><text:span text:style-name="T221">Elegir cantidad</text:span><text:span text:style-name="T222">.</text:span></text:p>
            <text:p text:style-name="Normal"><text:span text:style-name="T223">1.3.1<text:s/></text:span><text:span text:style-name="T224">Seleccionar una cantidad superior a la disponible, mostrar un mensaje de error.</text:span></text:p>
            <text:p text:style-name="Normal"><text:span text:style-name="T225">1.</text:span><text:span text:style-name="T226">5</text:span><text:span text:style-name="T227"><text:s/>Datos incorrectos</text:span><text:span text:style-name="T228">.</text:span></text:p>
            <text:p text:style-name="P229">1.5.1 Ingresar un dato incorrecto a iniciar sesión o ingresar un dato inválido al registrarse.</text:p>
            <text:p text:style-name="P230">1.5.2 Mostrar mensaje indicando el problema.</text:p>
          </table:table-cell>
          <table:covered-table-cell/>
          <table:covered-table-cell/>
        </table:table-row>
        <table:table-row table:style-name="TableRow231">
          <table:table-cell table:style-name="TableCell232">
            <text:p text:style-name="Normal"><text:span text:style-name="T233">Excepciones:</text:span></text:p>
          </table:table-cell>
          <table:table-cell table:style-name="TableCell234" table:number-columns-spanned="3">
            <text:list text:style-name="LFO5" text:continue-numbering="true">
              <text:list-item>
                <text:p text:style-name="P235"><text:span text:style-name="T236">No se puede<text:s/></text:span><text:span text:style-name="T237">gestionar pedidos en caso de no existir ninguno.</text:span></text:p>
              </text:list-item>
            </text:list>
          </table:table-cell>
          <table:covered-table-cell/>
          <table:covered-table-cell/>
        </table:table-row>
        <table:table-row table:style-name="TableRow238">
          <table:table-cell table:style-name="TableCell239">
            <text:p text:style-name="Normal"><text:span text:style-name="T240">Incluye:</text:span></text:p>
          </table:table-cell>
          <table:table-cell table:style-name="TableCell241" table:number-columns-spanned="3">
            <text:p text:style-name="Normal"><text:span text:style-name="T242">Ninguno</text:span></text:p>
          </table:table-cell>
          <table:covered-table-cell/>
          <table:covered-table-cell/>
        </table:table-row>
        <table:table-row table:style-name="TableRow243">
          <table:table-cell table:style-name="TableCell244">
            <text:p text:style-name="Normal"><text:span text:style-name="T245">Prioridad:</text:span></text:p>
          </table:table-cell>
          <table:table-cell table:style-name="TableCell246" table:number-columns-spanned="3">
            <text:p text:style-name="Normal"><text:span text:style-name="T247">Media</text:span></text:p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Normal"><text:span text:style-name="T250">Frecuencia de uso:</text:span></text:p>
          </table:table-cell>
          <table:table-cell table:style-name="TableCell251" table:number-columns-spanned="3">
            <text:p text:style-name="Normal"><text:span text:style-name="T252">Media</text:span></text:p>
          </table:table-cell>
          <table:covered-table-cell/>
          <table:covered-table-cell/>
        </table:table-row>
        <table:table-row table:style-name="TableRow253">
          <table:table-cell table:style-name="TableCell254">
            <text:p text:style-name="Normal"><text:span text:style-name="T255">Reglas del negocio:</text:span></text:p>
          </table:table-cell>
          <table:table-cell table:style-name="TableCell256" table:number-columns-spanned="3">
            <text:p text:style-name="Normal"><text:span text:style-name="T257">RN-11</text:span></text:p>
          </table:table-cell>
          <table:covered-table-cell/>
          <table:covered-table-cell/>
        </table:table-row>
        <table:table-row table:style-name="TableRow258">
          <table:table-cell table:style-name="TableCell259">
            <text:p text:style-name="Normal"><text:span text:style-name="T260">Requisitos especiales:</text:span></text:p>
          </table:table-cell>
          <table:table-cell table:style-name="TableCell261" table:number-columns-spanned="3">
            <text:list text:style-name="LFO6" text:continue-numbering="true">
              <text:list-item>
                <text:p text:style-name="P262"><text:span text:style-name="T263">El administrador debe iniciar sesión para llevar a cabo estas acciones.</text:span></text:p>
              </text:list-item>
            </text:list>
          </table:table-cell>
          <table:covered-table-cell/>
          <table:covered-table-cell/>
        </table:table-row>
        <table:table-row table:style-name="TableRow264">
          <table:table-cell table:style-name="TableCell265">
            <text:p text:style-name="Normal"><text:span text:style-name="T266">Supuestos:</text:span></text:p>
          </table:table-cell>
          <table:table-cell table:style-name="TableCell267" table:number-columns-spanned="3">
            <text:list text:style-name="LFO7" text:continue-numbering="true">
              <text:list-item>
                <text:p text:style-name="P268"><text:span text:style-name="T269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Normal"><text:span text:style-name="T272">Ambiente Operativo:</text:span></text:p>
          </table:table-cell>
          <table:table-cell table:style-name="TableCell273" table:number-columns-spanned="3">
            <text:p text:style-name="Normal"><text:span text:style-name="T274">Requisitos mínimos:</text:span></text:p>
            <text:p text:style-name="Normal"><text:span text:style-name="T275">Sistema Operativo: Windows 8 Profesional x64 o superior.</text:span></text:p>
            <text:p text:style-name="Normal"><text:span text:style-name="T276">Procesador: i5 4 núcleos 2.0 GHz o AMD A8 4 núcleos 2.0GHz</text:span></text:p>
            <text:p text:style-name="Normal"><text:span text:style-name="T277">Disco duro: 500GB 7400RPM</text:span></text:p>
            <text:p text:style-name="Normal"><text:span text:style-name="T278">RAM: 8 GB 1866MHz</text:span></text:p>
            <text:p text:style-name="Normal"><text:span text:style-name="T279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280">Gestionar productos</text:p>
        </text:list-item>
      </text:list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Normal"><text:span text:style-name="T288">Caso de uso ID</text:span></text:p>
          </table:table-cell>
          <table:table-cell table:style-name="TableCell289" table:number-columns-spanned="3">
            <text:p text:style-name="Normal"><text:span text:style-name="T290">CU-0</text:span><text:span text:style-name="T291">2</text:span></text:p>
          </table:table-cell>
          <table:covered-table-cell/>
          <table:covered-table-cell/>
        </table:table-row>
        <table:table-row table:style-name="TableRow292">
          <table:table-cell table:style-name="TableCell293">
            <text:p text:style-name="P294">Caso de uso Nombre:</text:p>
          </table:table-cell>
          <table:table-cell table:style-name="TableCell295">
            <text:p text:style-name="Normal"><text:span text:style-name="T296">Gestionar<text:s/></text:span><text:span text:style-name="T297">productos</text:span></text:p>
          </table:table-cell>
          <table:table-cell table:style-name="TableCell298">
            <text:p text:style-name="Normal"><text:span text:style-name="T299">Ultima actualización realizada por:</text:span></text:p>
          </table:table-cell>
          <table:table-cell table:style-name="TableCell300">
            <text:p text:style-name="Normal">Daisy Cedeño</text:p>
          </table:table-cell>
        </table:table-row>
        <table:table-row table:style-name="TableRow301">
          <table:table-cell table:style-name="TableCell302">
            <text:p text:style-name="Normal"><text:span text:style-name="T303">Creado por:</text:span></text:p>
          </table:table-cell>
          <table:table-cell table:style-name="TableCell304">
            <text:p text:style-name="Normal"><text:span text:style-name="T305">Grupo #1<text:s/></text:span></text:p>
          </table:table-cell>
          <table:table-cell table:style-name="TableCell306">
            <text:p text:style-name="P307"><text:span text:style-name="T308">Fecha última modificación:</text:span></text:p>
          </table:table-cell>
          <table:table-cell table:style-name="TableCell309">
            <text:p text:style-name="Normal">15/09/2024</text:p>
          </table:table-cell>
        </table:table-row>
        <table:table-row table:style-name="TableRow310">
          <table:table-cell table:style-name="TableCell311">
            <text:p text:style-name="Normal"><text:span text:style-name="T312">Fecha de creación:</text:span></text:p>
          </table:table-cell>
          <table:table-cell table:style-name="TableCell313" table:number-columns-spanned="3">
            <text:p text:style-name="Normal"><text:span text:style-name="T314">15 de setiembre del 2024</text:span></text:p>
          </table:table-cell>
          <table:covered-table-cell/>
          <table:covered-table-cell/>
        </table:table-row>
        <table:table-row table:style-name="TableRow315">
          <table:table-cell table:style-name="TableCell316">
            <text:p text:style-name="Normal"><text:span text:style-name="T317">Actores:</text:span></text:p>
          </table:table-cell>
          <table:table-cell table:style-name="TableCell318" table:number-columns-spanned="3">
            <text:p text:style-name="Normal"><text:span text:style-name="T319">Administrador</text:span></text:p>
          </table:table-cell>
          <table:covered-table-cell/>
          <table:covered-table-cell/>
        </table:table-row>
        <table:table-row table:style-name="TableRow320">
          <table:table-cell table:style-name="TableCell321">
            <text:p text:style-name="Normal"><text:span text:style-name="T322">Descripción:</text:span></text:p>
          </table:table-cell>
          <table:table-cell table:style-name="TableCell323" table:number-columns-spanned="3">
            <text:p text:style-name="Normal"><text:span text:style-name="T324">El administrador puede<text:s/></text:span><text:span text:style-name="T325">agregar</text:span><text:span text:style-name="T326"><text:s/></text:span><text:span text:style-name="T327">productos a la página</text:span><text:span text:style-name="T328">, eliminar<text:s/></text:span><text:span text:style-name="T329">productos</text:span><text:span text:style-name="T330">, actualizar<text:s/></text:span><text:span text:style-name="T331">datos sobre algún producto</text:span><text:span text:style-name="T332"><text:s/>y visualizar todos los<text:s/></text:span><text:span text:style-name="T333">productos</text:span><text:span text:style-name="T334">.</text:span></text:p>
          </table:table-cell>
          <table:covered-table-cell/>
          <table:covered-table-cell/>
        </table:table-row>
        <table:table-row table:style-name="TableRow335">
          <table:table-cell table:style-name="TableCell336">
            <text:p text:style-name="Normal"><text:span text:style-name="T337">Condiciones previas:</text:span></text:p>
          </table:table-cell>
          <table:table-cell table:style-name="TableCell338" table:number-columns-spanned="3">
            <text:list text:style-name="LFO3" text:continue-numbering="true">
              <text:list-item>
                <text:p text:style-name="P339"><text:span text:style-name="T340">El sistema debe estar funcionando correctamente para poder realizar la acción.</text:span></text:p>
              </text:list-item>
              <text:list-item>
                <text:p text:style-name="P341"><text:span text:style-name="T342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343">
          <table:table-cell table:style-name="TableCell344">
            <text:p text:style-name="Normal"><text:span text:style-name="T345">Condiciones posteriores:</text:span></text:p>
          </table:table-cell>
          <table:table-cell table:style-name="TableCell346" table:number-columns-spanned="3">
            <text:list text:style-name="LFO4" text:continue-numbering="true">
              <text:list-item>
                <text:p text:style-name="P347"><text:span text:style-name="T348">El sistema muestra un mensaje de registro exitoso, actualización registrada o eliminación realizada con éxito.</text:span></text:p>
              </text:list-item>
              <text:list-item>
                <text:p text:style-name="P349"><text:span text:style-name="T350">Refrescar todos los datos después de realizar una acción.</text:span></text:p>
              </text:list-item>
            </text:list>
          </table:table-cell>
          <table:covered-table-cell/>
          <table:covered-table-cell/>
        </table:table-row>
        <table:table-row table:style-name="TableRow351">
          <table:table-cell table:style-name="TableCell352">
            <text:p text:style-name="Normal"><text:span text:style-name="T353">Flujo normal:</text:span></text:p>
          </table:table-cell>
          <table:table-cell table:style-name="TableCell354" table:number-columns-spanned="3">
            <text:p text:style-name="Normal"><text:span text:style-name="T355">1. Registrar<text:s/></text:span><text:span text:style-name="T356">producto</text:span></text:p>
            <text:p text:style-name="P357">1.1 Ingresa a la página.</text:p>
            <text:p text:style-name="P358">1.2<text:s/>Ingresar a la sección “Gestión de productos”.</text:p>
            <text:p text:style-name="P359">1.3<text:s/>Presionar el botón “Agregar producto nuevo”.</text:p>
            <text:p text:style-name="P360">1.4 Se despliega un formulario.</text:p>
            <text:p text:style-name="P361">1.5 Completar los campos de texto.</text:p>
            <text:p text:style-name="P362">1.6 Presionar el botón “Aceptar”.</text:p>
            <text:p text:style-name="P363">1.7 Mostrar mensaje de éxito.</text:p>
            <text:p text:style-name="Normal"><text:span text:style-name="T364">2. Eliminar producto</text:span></text:p>
            <text:p text:style-name="P365">2.1 Ingresar a la sección “Gestión de productos”.</text:p>
            <text:p text:style-name="P366">2.2 Seleccionar el producto a eliminar.<text:s/></text:p>
            <text:p text:style-name="P367">2.3 Mostrar mensaje para confirmar<text:s/>la eliminación.</text:p>
            <text:p text:style-name="P368">2.4 En caso de recibir una respuesta positiva, procede con la eliminación y finaliza mostrando mensaje de éxito.</text:p>
            <text:p text:style-name="P369">2.5 En caso de recibir una respuesta negativa, se carga la página “Pedidos realizados” nuevamente.</text:p>
            <text:p text:style-name="Normal"><text:span text:style-name="T370">3. Actualizar producto</text:span></text:p>
            <text:p text:style-name="P371">2.1 Ingresa a la sección “Gestión de productos”.</text:p>
            <text:p text:style-name="P372">2.2 Selecciona un producto.<text:s/></text:p>
            <text:p text:style-name="P373">2.3 Modificar datos permitidos</text:p>
            <text:p text:style-name="P374">2.4 Presionar el botón de actualizar.</text:p>
            <text:p text:style-name="P375">2.5 Validar que los datos sean correctos.</text:p>
            <text:p text:style-name="P376">2.6 Mostrar mensaje de éxito en caso de estar todo bien o mostrar mensaje que datos inválidos.</text:p>
            <text:p text:style-name="P377"/>
            <text:p text:style-name="P378"/>
          </table:table-cell>
          <table:covered-table-cell/>
          <table:covered-table-cell/>
        </table:table-row>
        <table:table-row table:style-name="TableRow379">
          <table:table-cell table:style-name="TableCell380">
            <text:p text:style-name="Normal"><text:span text:style-name="T381">Flujos alternativos:</text:span></text:p>
          </table:table-cell>
          <table:table-cell table:style-name="TableCell382" table:number-columns-spanned="3">
            <text:p text:style-name="Normal"><text:span text:style-name="T383">1.</text:span><text:span text:style-name="T384">5</text:span><text:span text:style-name="T385"><text:s/></text:span><text:span text:style-name="T386">Falta de datos</text:span><text:span text:style-name="T387">.</text:span></text:p>
            <text:p text:style-name="P388">1.5.1<text:s/>Campos vacíos o datos inválidos.</text:p>
            <text:soft-page-break/>
            <text:p text:style-name="P389">1.5.2 Mostrar mensaje de alerta</text:p>
            <text:p text:style-name="P390"/>
          </table:table-cell>
          <table:covered-table-cell/>
          <table:covered-table-cell/>
        </table:table-row>
        <text:soft-page-break/>
        <table:table-row table:style-name="TableRow391">
          <table:table-cell table:style-name="TableCell392">
            <text:p text:style-name="Normal"><text:span text:style-name="T393">Excepciones:</text:span></text:p>
          </table:table-cell>
          <table:table-cell table:style-name="TableCell394" table:number-columns-spanned="3">
            <text:list text:style-name="LFO5" text:continue-numbering="true">
              <text:list-item>
                <text:p text:style-name="P395"><text:span text:style-name="T396">No se puede gestionar<text:s/></text:span><text:span text:style-name="T397">productos</text:span><text:span text:style-name="T398"><text:s/>en caso de no existir ninguno.</text:span></text:p>
              </text:list-item>
            </text:list>
          </table:table-cell>
          <table:covered-table-cell/>
          <table:covered-table-cell/>
        </table:table-row>
        <table:table-row table:style-name="TableRow399">
          <table:table-cell table:style-name="TableCell400">
            <text:p text:style-name="Normal"><text:span text:style-name="T401">Incluye:</text:span></text:p>
          </table:table-cell>
          <table:table-cell table:style-name="TableCell402" table:number-columns-spanned="3">
            <text:p text:style-name="Normal"><text:span text:style-name="T403">Ninguno</text:span></text:p>
          </table:table-cell>
          <table:covered-table-cell/>
          <table:covered-table-cell/>
        </table:table-row>
        <table:table-row table:style-name="TableRow404">
          <table:table-cell table:style-name="TableCell405">
            <text:p text:style-name="Normal"><text:span text:style-name="T406">Prioridad:</text:span></text:p>
          </table:table-cell>
          <table:table-cell table:style-name="TableCell407" table:number-columns-spanned="3">
            <text:p text:style-name="Normal"><text:span text:style-name="T408">Alta</text:span></text:p>
          </table:table-cell>
          <table:covered-table-cell/>
          <table:covered-table-cell/>
        </table:table-row>
        <table:table-row table:style-name="TableRow409">
          <table:table-cell table:style-name="TableCell410">
            <text:p text:style-name="Normal"><text:span text:style-name="T411">Frecuencia de uso:</text:span></text:p>
          </table:table-cell>
          <table:table-cell table:style-name="TableCell412" table:number-columns-spanned="3">
            <text:p text:style-name="Normal"><text:span text:style-name="T413">Alta</text:span></text:p>
          </table:table-cell>
          <table:covered-table-cell/>
          <table:covered-table-cell/>
        </table:table-row>
        <table:table-row table:style-name="TableRow414">
          <table:table-cell table:style-name="TableCell415">
            <text:p text:style-name="Normal"><text:span text:style-name="T416">Reglas del negocio:</text:span></text:p>
          </table:table-cell>
          <table:table-cell table:style-name="TableCell417" table:number-columns-spanned="3">
            <text:p text:style-name="Normal"><text:span text:style-name="T418">RN-11</text:span></text:p>
          </table:table-cell>
          <table:covered-table-cell/>
          <table:covered-table-cell/>
        </table:table-row>
        <table:table-row table:style-name="TableRow419">
          <table:table-cell table:style-name="TableCell420">
            <text:p text:style-name="Normal"><text:span text:style-name="T421">Requisitos especiales:</text:span></text:p>
          </table:table-cell>
          <table:table-cell table:style-name="TableCell422" table:number-columns-spanned="3">
            <text:list text:style-name="LFO6" text:continue-numbering="true">
              <text:list-item>
                <text:p text:style-name="P423"><text:span text:style-name="T424">El administrador debe iniciar sesión para llevar a cabo estas acciones.</text:span></text:p>
              </text:list-item>
            </text:list>
          </table:table-cell>
          <table:covered-table-cell/>
          <table:covered-table-cell/>
        </table:table-row>
        <table:table-row table:style-name="TableRow425">
          <table:table-cell table:style-name="TableCell426">
            <text:p text:style-name="Normal"><text:span text:style-name="T427">Supuestos:</text:span></text:p>
          </table:table-cell>
          <table:table-cell table:style-name="TableCell428" table:number-columns-spanned="3">
            <text:list text:style-name="LFO7" text:continue-numbering="true">
              <text:list-item>
                <text:p text:style-name="P429"><text:span text:style-name="T430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431">
          <table:table-cell table:style-name="TableCell432">
            <text:p text:style-name="Normal"><text:span text:style-name="T433">Ambiente Operativo:</text:span></text:p>
          </table:table-cell>
          <table:table-cell table:style-name="TableCell434" table:number-columns-spanned="3">
            <text:p text:style-name="Normal"><text:span text:style-name="T435">Requisitos mínimos:</text:span></text:p>
            <text:p text:style-name="Normal"><text:span text:style-name="T436">Sistema Operativo: Windows 8 Profesional x64 o superior.</text:span></text:p>
            <text:p text:style-name="Normal"><text:span text:style-name="T437">Procesador: i5 4 núcleos 2.0 GHz o AMD A8 4 núcleos 2.0GHz</text:span></text:p>
            <text:p text:style-name="Normal"><text:span text:style-name="T438">Disco duro: 500GB 7400RPM</text:span></text:p>
            <text:p text:style-name="Normal"><text:span text:style-name="T439">RAM: 8 GB 1866MHz</text:span></text:p>
            <text:p text:style-name="Normal"><text:span text:style-name="T440">Internet: 10MB o superior</text:span></text:p>
          </table:table-cell>
          <table:covered-table-cell/>
          <table:covered-table-cell/>
        </table:table-row>
      </table:table>
      <text:p text:style-name="Normal"/>
      <text:p text:style-name="P441"/>
      <text:soft-page-break/>
      <text:list text:style-name="LFO8" text:continue-numbering="true">
        <text:list-item>
          <text:p text:style-name="P442">Administrar usuarios</text:p>
        </text:list-item>
      </text:list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Normal"><text:span text:style-name="T450">Caso de uso ID</text:span></text:p>
          </table:table-cell>
          <table:table-cell table:style-name="TableCell451" table:number-columns-spanned="3">
            <text:p text:style-name="Normal"><text:span text:style-name="T452">CU-0</text:span><text:span text:style-name="T453">3</text:span></text:p>
          </table:table-cell>
          <table:covered-table-cell/>
          <table:covered-table-cell/>
        </table:table-row>
        <table:table-row table:style-name="TableRow454">
          <table:table-cell table:style-name="TableCell455">
            <text:p text:style-name="P456">Caso de uso Nombre:</text:p>
          </table:table-cell>
          <table:table-cell table:style-name="TableCell457">
            <text:p text:style-name="Normal"><text:span text:style-name="T458">Administrar</text:span><text:span text:style-name="T459"><text:s/></text:span><text:span text:style-name="T460">usuarios</text:span></text:p>
          </table:table-cell>
          <table:table-cell table:style-name="TableCell461">
            <text:p text:style-name="Normal"><text:span text:style-name="T462">Ultima actualización realizada por:</text:span></text:p>
          </table:table-cell>
          <table:table-cell table:style-name="TableCell463">
            <text:p text:style-name="Normal">Daisy Cedeño</text:p>
          </table:table-cell>
        </table:table-row>
        <table:table-row table:style-name="TableRow464">
          <table:table-cell table:style-name="TableCell465">
            <text:p text:style-name="Normal"><text:span text:style-name="T466">Creado por:</text:span></text:p>
          </table:table-cell>
          <table:table-cell table:style-name="TableCell467">
            <text:p text:style-name="Normal"><text:span text:style-name="T468">Grupo #1<text:s/></text:span></text:p>
          </table:table-cell>
          <table:table-cell table:style-name="TableCell469">
            <text:p text:style-name="P470"><text:span text:style-name="T471">Fecha última modificación:</text:span></text:p>
          </table:table-cell>
          <table:table-cell table:style-name="TableCell472">
            <text:p text:style-name="Normal">15/09/2024</text:p>
          </table:table-cell>
        </table:table-row>
        <table:table-row table:style-name="TableRow473">
          <table:table-cell table:style-name="TableCell474">
            <text:p text:style-name="Normal"><text:span text:style-name="T475">Fecha de creación:</text:span></text:p>
          </table:table-cell>
          <table:table-cell table:style-name="TableCell476" table:number-columns-spanned="3">
            <text:p text:style-name="Normal"><text:span text:style-name="T477">15 de setiembre del 2024</text:span></text:p>
          </table:table-cell>
          <table:covered-table-cell/>
          <table:covered-table-cell/>
        </table:table-row>
        <table:table-row table:style-name="TableRow478">
          <table:table-cell table:style-name="TableCell479">
            <text:p text:style-name="Normal"><text:span text:style-name="T480">Actores:</text:span></text:p>
          </table:table-cell>
          <table:table-cell table:style-name="TableCell481" table:number-columns-spanned="3">
            <text:p text:style-name="Normal"><text:span text:style-name="T482">Administrador</text:span></text:p>
          </table:table-cell>
          <table:covered-table-cell/>
          <table:covered-table-cell/>
        </table:table-row>
        <table:table-row table:style-name="TableRow483">
          <table:table-cell table:style-name="TableCell484">
            <text:p text:style-name="Normal"><text:span text:style-name="T485">Descripción:</text:span></text:p>
          </table:table-cell>
          <table:table-cell table:style-name="TableCell486" table:number-columns-spanned="3">
            <text:p text:style-name="Normal"><text:span text:style-name="T487">El administrador puede<text:s/></text:span><text:span text:style-name="T488">manipular los usuarios registrados, puede crear usuarios nuevos, eliminarlos y visualizar a todos los usuarios.</text:span></text:p>
          </table:table-cell>
          <table:covered-table-cell/>
          <table:covered-table-cell/>
        </table:table-row>
        <table:table-row table:style-name="TableRow489">
          <table:table-cell table:style-name="TableCell490">
            <text:p text:style-name="Normal"><text:span text:style-name="T491">Condiciones previas:</text:span></text:p>
          </table:table-cell>
          <table:table-cell table:style-name="TableCell492" table:number-columns-spanned="3">
            <text:list text:style-name="LFO3" text:continue-numbering="true">
              <text:list-item>
                <text:p text:style-name="P493"><text:span text:style-name="T494">El sistema debe estar funcionando correctamente para poder realizar la acción.</text:span></text:p>
              </text:list-item>
              <text:list-item>
                <text:p text:style-name="P495"><text:span text:style-name="T496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497">
          <table:table-cell table:style-name="TableCell498">
            <text:p text:style-name="Normal"><text:span text:style-name="T499">Condiciones posteriores:</text:span></text:p>
          </table:table-cell>
          <table:table-cell table:style-name="TableCell500" table:number-columns-spanned="3">
            <text:list text:style-name="LFO4" text:continue-numbering="true">
              <text:list-item>
                <text:p text:style-name="P501"><text:span text:style-name="T502">El sistema muestra un mensaje de registro exitoso, actualización registrada o eliminación realizada con éxito.</text:span></text:p>
              </text:list-item>
              <text:list-item>
                <text:p text:style-name="P503"><text:span text:style-name="T504">Refrescar todos los datos después de realizar una acción.</text:span></text:p>
              </text:list-item>
            </text:list>
          </table:table-cell>
          <table:covered-table-cell/>
          <table:covered-table-cell/>
        </table:table-row>
        <table:table-row table:style-name="TableRow505">
          <table:table-cell table:style-name="TableCell506">
            <text:p text:style-name="Normal"><text:span text:style-name="T507">Flujo normal:</text:span></text:p>
          </table:table-cell>
          <table:table-cell table:style-name="TableCell508" table:number-columns-spanned="3">
            <text:p text:style-name="Normal"><text:span text:style-name="T509">1.<text:s/></text:span><text:span text:style-name="T510">Crear usuario</text:span><text:span text:style-name="T511"><text:s/></text:span></text:p>
            <text:p text:style-name="P512">1.1 Ingresar a la página.<text:s/></text:p>
            <text:p text:style-name="P513">1.2 Acceder a la sección "Administrar<text:s/>usuarios".<text:s/></text:p>
            <text:p text:style-name="P514">1.3 Presionar el botón "Agregar nuevo usuario".<text:s/></text:p>
            <text:p text:style-name="P515">1.4 Se despliega un formulario.<text:s/></text:p>
            <text:p text:style-name="P516">1.5 Completar los campos requeridos (nombre, correo, rol, etc.).<text:s/></text:p>
            <text:p text:style-name="P517">1.6 Presionar el botón "Aceptar".<text:s/></text:p>
            <text:p text:style-name="P518">1.7 Validar los datos ingresados.<text:s/></text:p>
            <text:p text:style-name="P519">1.8 Mostrar mensaje de éxito en caso de creación exitosa o mensaje de error en caso de datos inválidos.</text:p>
            <text:p text:style-name="Normal"><text:span text:style-name="T520">2.<text:s/></text:span><text:span text:style-name="T521">Eliminar usuario</text:span><text:span text:style-name="T522"><text:s/></text:span></text:p>
            <text:p text:style-name="P523">2.1 Ingresar a la sección "<text:s/>Administrar<text:s/>usuarios<text:s/>".<text:s/></text:p>
            <text:p text:style-name="P524">2.2 Seleccionar el usuario a eliminar.<text:s/></text:p>
            <text:p text:style-name="P525">2.3 Mostrar un mensaje de confirmación para proceder con la eliminación.<text:s/></text:p>
            <text:p text:style-name="P526">2.4 En caso de respuesta positiva, proceder con la eliminación y mostrar mensaje de éxito.<text:s/></text:p>
            <text:p text:style-name="P527">2.5 En caso de respuesta negativa, regresar a la página de "<text:s/>Administrar<text:s/>usuarios<text:s/>".</text:p>
            <text:p text:style-name="Normal"><text:span text:style-name="T528">3.<text:s/></text:span><text:span text:style-name="T529">Actualizar usuario</text:span><text:span text:style-name="T530"><text:s/></text:span></text:p>
            <text:p text:style-name="P531">3.1 Ingresar a la sección "<text:s/>Administrar<text:s/>usuarios<text:s/>".<text:s/></text:p>
            <text:p text:style-name="P532">3.2 Seleccionar un usuario existente.<text:s/></text:p>
            <text:p text:style-name="P533">3.3 Modificar los campos permitidos (nombre, correo, rol, etc.).<text:s/></text:p>
            <text:p text:style-name="P534">3.4 Presionar el botón "Actualizar".<text:s/></text:p>
            <text:p text:style-name="P535">3.5 Validar los cambios realizados.<text:s/></text:p>
            <text:p text:style-name="P536">3.6 Mostrar mensaje de éxito si la actualización fue<text:s/><text:soft-page-break/>correcta o mensaje de error en caso de datos inválidos.</text:p>
            <text:p text:style-name="Normal"><text:span text:style-name="T537">4.<text:s/></text:span><text:span text:style-name="T538">Visualizar todos los usuarios</text:span><text:span text:style-name="T539"><text:s/></text:span></text:p>
            <text:p text:style-name="P540">4.1 Ingresar a la sección "<text:s/>Administrar<text:s/>usuarios<text:s/>".<text:s/></text:p>
            <text:p text:style-name="P541">4.2 Cargar la lista de usuarios existentes.<text:s/></text:p>
            <text:p text:style-name="P542">4.3 Mostrar los detalles de cada usuario (nombre, correo, rol, estado, etc.).<text:s/></text:p>
            <text:p text:style-name="P543">4.4 Permitir opciones de búsqueda o filtrado si es necesario.<text:s/></text:p>
            <text:p text:style-name="Normal"><text:span text:style-name="T544">4.5 Proporcionar opciones para editar o eliminar directamente desde la lista de usuarios</text:span><text:span text:style-name="T545">.</text:span></text:p>
            <text:p text:style-name="P546"/>
            <text:p text:style-name="P547"/>
          </table:table-cell>
          <table:covered-table-cell/>
          <table:covered-table-cell/>
        </table:table-row>
        <text:soft-page-break/>
        <table:table-row table:style-name="TableRow548">
          <table:table-cell table:style-name="TableCell549">
            <text:p text:style-name="Normal"><text:span text:style-name="T550">Flujos alternativos:</text:span></text:p>
          </table:table-cell>
          <table:table-cell table:style-name="TableCell551" table:number-columns-spanned="3">
            <text:p text:style-name="Normal"><text:span text:style-name="T552">1.</text:span><text:span text:style-name="T553">7</text:span><text:span text:style-name="T554"><text:s/>Falta de datos</text:span><text:span text:style-name="T555">.</text:span></text:p>
            <text:p text:style-name="P556">1.7.1 Campos vacíos o datos inválidos.</text:p>
            <text:p text:style-name="P557">1.7.2 Mostrar mensaje de alerta</text:p>
            <text:p text:style-name="P558"/>
          </table:table-cell>
          <table:covered-table-cell/>
          <table:covered-table-cell/>
        </table:table-row>
        <table:table-row table:style-name="TableRow559">
          <table:table-cell table:style-name="TableCell560">
            <text:p text:style-name="Normal"><text:span text:style-name="T561">Excepciones:</text:span></text:p>
          </table:table-cell>
          <table:table-cell table:style-name="TableCell562" table:number-columns-spanned="3">
            <text:list text:style-name="LFO5" text:continue-numbering="true">
              <text:list-item>
                <text:p text:style-name="P563"><text:span text:style-name="T564">No se puede gestionar<text:s/></text:span><text:span text:style-name="T565">usuarios</text:span><text:span text:style-name="T566"><text:s/>en caso de no existir ninguno.</text:span></text:p>
              </text:list-item>
            </text:list>
          </table:table-cell>
          <table:covered-table-cell/>
          <table:covered-table-cell/>
        </table:table-row>
        <table:table-row table:style-name="TableRow567">
          <table:table-cell table:style-name="TableCell568">
            <text:p text:style-name="Normal"><text:span text:style-name="T569">Incluye:</text:span></text:p>
          </table:table-cell>
          <table:table-cell table:style-name="TableCell570" table:number-columns-spanned="3">
            <text:p text:style-name="Normal"><text:span text:style-name="T571">Ninguno</text:span></text:p>
          </table:table-cell>
          <table:covered-table-cell/>
          <table:covered-table-cell/>
        </table:table-row>
        <table:table-row table:style-name="TableRow572">
          <table:table-cell table:style-name="TableCell573">
            <text:p text:style-name="Normal"><text:span text:style-name="T574">Prioridad:</text:span></text:p>
          </table:table-cell>
          <table:table-cell table:style-name="TableCell575" table:number-columns-spanned="3">
            <text:p text:style-name="Normal"><text:span text:style-name="T576">Alta</text:span></text:p>
          </table:table-cell>
          <table:covered-table-cell/>
          <table:covered-table-cell/>
        </table:table-row>
        <table:table-row table:style-name="TableRow577">
          <table:table-cell table:style-name="TableCell578">
            <text:p text:style-name="Normal"><text:span text:style-name="T579">Frecuencia de uso:</text:span></text:p>
          </table:table-cell>
          <table:table-cell table:style-name="TableCell580" table:number-columns-spanned="3">
            <text:p text:style-name="Normal"><text:span text:style-name="T581">Alta</text:span></text:p>
          </table:table-cell>
          <table:covered-table-cell/>
          <table:covered-table-cell/>
        </table:table-row>
        <table:table-row table:style-name="TableRow582">
          <table:table-cell table:style-name="TableCell583">
            <text:p text:style-name="Normal"><text:span text:style-name="T584">Reglas del negocio:</text:span></text:p>
          </table:table-cell>
          <table:table-cell table:style-name="TableCell585" table:number-columns-spanned="3">
            <text:p text:style-name="Normal"><text:span text:style-name="T586">RN-11</text:span></text:p>
          </table:table-cell>
          <table:covered-table-cell/>
          <table:covered-table-cell/>
        </table:table-row>
        <table:table-row table:style-name="TableRow587">
          <table:table-cell table:style-name="TableCell588">
            <text:p text:style-name="Normal"><text:span text:style-name="T589">Requisitos especiales:</text:span></text:p>
          </table:table-cell>
          <table:table-cell table:style-name="TableCell590" table:number-columns-spanned="3">
            <text:list text:style-name="LFO6" text:continue-numbering="true">
              <text:list-item>
                <text:p text:style-name="P591"><text:span text:style-name="T592">El administrador debe iniciar sesión para llevar a cabo estas acciones.</text:span></text:p>
              </text:list-item>
            </text:list>
          </table:table-cell>
          <table:covered-table-cell/>
          <table:covered-table-cell/>
        </table:table-row>
        <table:table-row table:style-name="TableRow593">
          <table:table-cell table:style-name="TableCell594">
            <text:p text:style-name="Normal"><text:span text:style-name="T595">Supuestos:</text:span></text:p>
          </table:table-cell>
          <table:table-cell table:style-name="TableCell596" table:number-columns-spanned="3">
            <text:list text:style-name="LFO7" text:continue-numbering="true">
              <text:list-item>
                <text:p text:style-name="P597"><text:span text:style-name="T598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599">
          <table:table-cell table:style-name="TableCell600">
            <text:p text:style-name="Normal"><text:span text:style-name="T601">Ambiente Operativo:</text:span></text:p>
          </table:table-cell>
          <table:table-cell table:style-name="TableCell602" table:number-columns-spanned="3">
            <text:p text:style-name="Normal"><text:span text:style-name="T603">Requisitos mínimos:</text:span></text:p>
            <text:p text:style-name="Normal"><text:span text:style-name="T604">Sistema Operativo: Windows 8 Profesional x64 o superior.</text:span></text:p>
            <text:p text:style-name="Normal"><text:span text:style-name="T605">Procesador: i5 4 núcleos 2.0 GHz o AMD A8 4 núcleos 2.0GHz</text:span></text:p>
            <text:p text:style-name="Normal"><text:span text:style-name="T606">Disco duro: 500GB 7400RPM</text:span></text:p>
            <text:p text:style-name="Normal"><text:span text:style-name="T607">RAM: 8 GB 1866MHz</text:span></text:p>
            <text:p text:style-name="Normal"><text:span text:style-name="T608">Internet: 10MB o superior</text:span></text:p>
          </table:table-cell>
          <table:covered-table-cell/>
          <table:covered-table-cell/>
        </table:table-row>
      </table:table>
      <text:p text:style-name="Normal"/>
      <text:p text:style-name="P609"/>
      <text:soft-page-break/>
      <text:list text:style-name="LFO8" text:continue-numbering="true">
        <text:list-item>
          <text:p text:style-name="P610">Ver productos</text:p>
        </text:list-item>
      </text:list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Normal"><text:span text:style-name="T618">Caso de uso ID</text:span></text:p>
          </table:table-cell>
          <table:table-cell table:style-name="TableCell619" table:number-columns-spanned="3">
            <text:p text:style-name="Normal"><text:span text:style-name="T620">CU-04</text:span></text:p>
          </table:table-cell>
          <table:covered-table-cell/>
          <table:covered-table-cell/>
        </table:table-row>
        <table:table-row table:style-name="TableRow621">
          <table:table-cell table:style-name="TableCell622">
            <text:p text:style-name="P623">Caso de uso Nombre:</text:p>
          </table:table-cell>
          <table:table-cell table:style-name="TableCell624">
            <text:p text:style-name="Normal"><text:span text:style-name="T625">Ver productos</text:span></text:p>
          </table:table-cell>
          <table:table-cell table:style-name="TableCell626">
            <text:p text:style-name="Normal"><text:span text:style-name="T627">Ultima actualización realizada por:</text:span></text:p>
          </table:table-cell>
          <table:table-cell table:style-name="TableCell628">
            <text:p text:style-name="Normal">Daisy Cedeño</text:p>
          </table:table-cell>
        </table:table-row>
        <table:table-row table:style-name="TableRow629">
          <table:table-cell table:style-name="TableCell630">
            <text:p text:style-name="Normal"><text:span text:style-name="T631">Creado por:</text:span></text:p>
          </table:table-cell>
          <table:table-cell table:style-name="TableCell632">
            <text:p text:style-name="Normal"><text:span text:style-name="T633">Grupo #1<text:s/></text:span></text:p>
          </table:table-cell>
          <table:table-cell table:style-name="TableCell634">
            <text:p text:style-name="P635"><text:span text:style-name="T636">Fecha última modificación:</text:span></text:p>
          </table:table-cell>
          <table:table-cell table:style-name="TableCell637">
            <text:p text:style-name="Normal">15/09/2024</text:p>
          </table:table-cell>
        </table:table-row>
        <table:table-row table:style-name="TableRow638">
          <table:table-cell table:style-name="TableCell639">
            <text:p text:style-name="Normal"><text:span text:style-name="T640">Fecha de creación:</text:span></text:p>
          </table:table-cell>
          <table:table-cell table:style-name="TableCell641" table:number-columns-spanned="3">
            <text:p text:style-name="Normal"><text:span text:style-name="T642">15 de setiembre del 2024</text:span></text:p>
          </table:table-cell>
          <table:covered-table-cell/>
          <table:covered-table-cell/>
        </table:table-row>
        <table:table-row table:style-name="TableRow643">
          <table:table-cell table:style-name="TableCell644">
            <text:p text:style-name="Normal"><text:span text:style-name="T645">Actores:</text:span></text:p>
          </table:table-cell>
          <table:table-cell table:style-name="TableCell646" table:number-columns-spanned="3">
            <text:p text:style-name="Normal"><text:span text:style-name="T647">Cliente</text:span></text:p>
          </table:table-cell>
          <table:covered-table-cell/>
          <table:covered-table-cell/>
        </table:table-row>
        <table:table-row table:style-name="TableRow648">
          <table:table-cell table:style-name="TableCell649">
            <text:p text:style-name="Normal"><text:span text:style-name="T650">Descripción:</text:span></text:p>
          </table:table-cell>
          <table:table-cell table:style-name="TableCell651" table:number-columns-spanned="3">
            <text:p text:style-name="Normal"><text:span text:style-name="T652">El usuario podrá visualizar todos los productos disponibles en la página.<text:s/></text:span></text:p>
          </table:table-cell>
          <table:covered-table-cell/>
          <table:covered-table-cell/>
        </table:table-row>
        <table:table-row table:style-name="TableRow653">
          <table:table-cell table:style-name="TableCell654">
            <text:p text:style-name="Normal"><text:span text:style-name="T655">Condiciones previas:</text:span></text:p>
          </table:table-cell>
          <table:table-cell table:style-name="TableCell656" table:number-columns-spanned="3">
            <text:list text:style-name="LFO3" text:continue-numbering="true">
              <text:list-item>
                <text:p text:style-name="P657"><text:span text:style-name="T658">El sistema debe estar funcionando correctamente para poder realizar la acción.</text:span></text:p>
              </text:list-item>
              <text:list-item>
                <text:p text:style-name="P659"><text:span text:style-name="T660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661">
          <table:table-cell table:style-name="TableCell662">
            <text:p text:style-name="Normal"><text:span text:style-name="T663">Condiciones posteriores:</text:span></text:p>
          </table:table-cell>
          <table:table-cell table:style-name="TableCell664" table:number-columns-spanned="3">
            <text:list text:style-name="LFO4" text:continue-numbering="true">
              <text:list-item>
                <text:p text:style-name="P665"><text:span text:style-name="T666">Exposición correcta de los productos</text:span></text:p>
              </text:list-item>
            </text:list>
          </table:table-cell>
          <table:covered-table-cell/>
          <table:covered-table-cell/>
        </table:table-row>
        <table:table-row table:style-name="TableRow667">
          <table:table-cell table:style-name="TableCell668">
            <text:p text:style-name="Normal"><text:span text:style-name="T669">Flujo normal:</text:span></text:p>
          </table:table-cell>
          <table:table-cell table:style-name="TableCell670" table:number-columns-spanned="3">
            <text:p text:style-name="Normal"><text:span text:style-name="T671">1. Ver productos</text:span></text:p>
            <text:p text:style-name="P672">1.1 Ingresar a la página.<text:s/></text:p>
            <text:p text:style-name="P673">1.2<text:s/>Ir a<text:s/>la sección "Todos los productos"<text:s/>del menú.<text:s/><text:s/></text:p>
            <text:p text:style-name="P674">1.3<text:s/>Cargar todos los productos disponibles.</text:p>
            <text:p text:style-name="P675">1.4 Ver detalles del producto.</text:p>
            <text:p text:style-name="P676">1.5<text:s/>En las secciones “Res”, “Pollo”, “Cerdo” se encuentran los productos de esa categoría<text:s/></text:p>
            <text:p text:style-name="P677"/>
          </table:table-cell>
          <table:covered-table-cell/>
          <table:covered-table-cell/>
        </table:table-row>
        <table:table-row table:style-name="TableRow678">
          <table:table-cell table:style-name="TableCell679">
            <text:p text:style-name="Normal"><text:span text:style-name="T680">Flujos alternativos:</text:span></text:p>
          </table:table-cell>
          <table:table-cell table:style-name="TableCell681" table:number-columns-spanned="3">
            <text:p text:style-name="Normal"><text:span text:style-name="T682">1.</text:span><text:span text:style-name="T683">3</text:span><text:span text:style-name="T684"><text:s/></text:span><text:span text:style-name="T685">Carga incompleta</text:span><text:span text:style-name="T686">.</text:span></text:p>
            <text:p text:style-name="P687">1.3.1<text:s/>No se cargan los productos de manera correcta.</text:p>
            <text:p text:style-name="P688"/>
          </table:table-cell>
          <table:covered-table-cell/>
          <table:covered-table-cell/>
        </table:table-row>
        <table:table-row table:style-name="TableRow689">
          <table:table-cell table:style-name="TableCell690">
            <text:p text:style-name="Normal"><text:span text:style-name="T691">Excepciones:</text:span></text:p>
          </table:table-cell>
          <table:table-cell table:style-name="TableCell692" table:number-columns-spanned="3">
            <text:list text:style-name="LFO5" text:continue-numbering="true">
              <text:list-item>
                <text:p text:style-name="P693"><text:span text:style-name="T694">No se cargan los productos por falta de conexión</text:span></text:p>
              </text:list-item>
            </text:list>
          </table:table-cell>
          <table:covered-table-cell/>
          <table:covered-table-cell/>
        </table:table-row>
        <table:table-row table:style-name="TableRow695">
          <table:table-cell table:style-name="TableCell696">
            <text:p text:style-name="Normal"><text:span text:style-name="T697">Incluye:</text:span></text:p>
          </table:table-cell>
          <table:table-cell table:style-name="TableCell698" table:number-columns-spanned="3">
            <text:p text:style-name="Normal"><text:span text:style-name="T699">Ninguno</text:span></text:p>
          </table:table-cell>
          <table:covered-table-cell/>
          <table:covered-table-cell/>
        </table:table-row>
        <table:table-row table:style-name="TableRow700">
          <table:table-cell table:style-name="TableCell701">
            <text:p text:style-name="Normal"><text:span text:style-name="T702">Prioridad:</text:span></text:p>
          </table:table-cell>
          <table:table-cell table:style-name="TableCell703" table:number-columns-spanned="3">
            <text:p text:style-name="Normal"><text:span text:style-name="T704">Alta</text:span></text:p>
          </table:table-cell>
          <table:covered-table-cell/>
          <table:covered-table-cell/>
        </table:table-row>
        <table:table-row table:style-name="TableRow705">
          <table:table-cell table:style-name="TableCell706">
            <text:p text:style-name="Normal"><text:span text:style-name="T707">Frecuencia de uso:</text:span></text:p>
          </table:table-cell>
          <table:table-cell table:style-name="TableCell708" table:number-columns-spanned="3">
            <text:p text:style-name="Normal"><text:span text:style-name="T709">Alta</text:span></text:p>
          </table:table-cell>
          <table:covered-table-cell/>
          <table:covered-table-cell/>
        </table:table-row>
        <table:table-row table:style-name="TableRow710">
          <table:table-cell table:style-name="TableCell711">
            <text:p text:style-name="Normal"><text:span text:style-name="T712">Reglas del negocio:</text:span></text:p>
          </table:table-cell>
          <table:table-cell table:style-name="TableCell713" table:number-columns-spanned="3">
            <text:p text:style-name="Normal"><text:span text:style-name="T714">RN-11</text:span></text:p>
          </table:table-cell>
          <table:covered-table-cell/>
          <table:covered-table-cell/>
        </table:table-row>
        <table:table-row table:style-name="TableRow715">
          <table:table-cell table:style-name="TableCell716">
            <text:p text:style-name="Normal"><text:span text:style-name="T717">Requisitos especiales:</text:span></text:p>
          </table:table-cell>
          <table:table-cell table:style-name="TableCell718" table:number-columns-spanned="3">
            <text:list text:style-name="LFO6" text:continue-numbering="true">
              <text:list-item>
                <text:p text:style-name="P719"><text:span text:style-name="T720">Estar dentro de la sección “Todos los productos.”</text:span></text:p>
              </text:list-item>
            </text:list>
          </table:table-cell>
          <table:covered-table-cell/>
          <table:covered-table-cell/>
        </table:table-row>
        <table:table-row table:style-name="TableRow721">
          <table:table-cell table:style-name="TableCell722">
            <text:p text:style-name="Normal"><text:span text:style-name="T723">Supuestos:</text:span></text:p>
          </table:table-cell>
          <table:table-cell table:style-name="TableCell724" table:number-columns-spanned="3">
            <text:list text:style-name="LFO7" text:continue-numbering="true">
              <text:list-item>
                <text:p text:style-name="P725"><text:span text:style-name="T726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727">
          <table:table-cell table:style-name="TableCell728">
            <text:p text:style-name="Normal"><text:span text:style-name="T729">Ambiente Operativo:</text:span></text:p>
          </table:table-cell>
          <table:table-cell table:style-name="TableCell730" table:number-columns-spanned="3">
            <text:p text:style-name="Normal"><text:span text:style-name="T731">Requisitos mínimos:</text:span></text:p>
            <text:p text:style-name="Normal"><text:span text:style-name="T732">Sistema Operativo: Windows 8 Profesional x64 o superior.</text:span></text:p>
            <text:p text:style-name="Normal"><text:span text:style-name="T733">Procesador: i5 4 núcleos 2.0 GHz o AMD A8 4 núcleos 2.0GHz</text:span></text:p>
            <text:p text:style-name="Normal"><text:span text:style-name="T734">Disco duro: 500GB 7400RPM</text:span></text:p>
            <text:p text:style-name="Normal"><text:span text:style-name="T735">RAM: 8 GB 1866MHz</text:span></text:p>
            <text:p text:style-name="Normal"><text:span text:style-name="T736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737">Realizar pedido</text:p>
        </text:list-item>
      </text:list>
      <table:table table:style-name="Table738">
        <table:table-columns>
          <table:table-column table:style-name="TableColumn739"/>
          <table:table-column table:style-name="TableColumn740"/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Normal"><text:span text:style-name="T745">Caso de uso ID</text:span></text:p>
          </table:table-cell>
          <table:table-cell table:style-name="TableCell746" table:number-columns-spanned="3">
            <text:p text:style-name="Normal"><text:span text:style-name="T747">CU-05</text:span></text:p>
          </table:table-cell>
          <table:covered-table-cell/>
          <table:covered-table-cell/>
        </table:table-row>
        <table:table-row table:style-name="TableRow748">
          <table:table-cell table:style-name="TableCell749">
            <text:p text:style-name="P750">Caso de uso Nombre:</text:p>
          </table:table-cell>
          <table:table-cell table:style-name="TableCell751">
            <text:p text:style-name="Normal"><text:span text:style-name="T752">Realizar pedido</text:span></text:p>
          </table:table-cell>
          <table:table-cell table:style-name="TableCell753">
            <text:p text:style-name="Normal"><text:span text:style-name="T754">Ultima actualización realizada por:</text:span></text:p>
          </table:table-cell>
          <table:table-cell table:style-name="TableCell755">
            <text:p text:style-name="Normal">Daisy Cedeño</text:p>
          </table:table-cell>
        </table:table-row>
        <table:table-row table:style-name="TableRow756">
          <table:table-cell table:style-name="TableCell757">
            <text:p text:style-name="Normal"><text:span text:style-name="T758">Creado por:</text:span></text:p>
          </table:table-cell>
          <table:table-cell table:style-name="TableCell759">
            <text:p text:style-name="Normal"><text:span text:style-name="T760">Grupo #1<text:s/></text:span></text:p>
          </table:table-cell>
          <table:table-cell table:style-name="TableCell761">
            <text:p text:style-name="P762"><text:span text:style-name="T763">Fecha última modificación:</text:span></text:p>
          </table:table-cell>
          <table:table-cell table:style-name="TableCell764">
            <text:p text:style-name="Normal">15/09/2024</text:p>
          </table:table-cell>
        </table:table-row>
        <table:table-row table:style-name="TableRow765">
          <table:table-cell table:style-name="TableCell766">
            <text:p text:style-name="Normal"><text:span text:style-name="T767">Fecha de creación:</text:span></text:p>
          </table:table-cell>
          <table:table-cell table:style-name="TableCell768" table:number-columns-spanned="3">
            <text:p text:style-name="Normal"><text:span text:style-name="T769">15 de setiembre del 2024</text:span></text:p>
          </table:table-cell>
          <table:covered-table-cell/>
          <table:covered-table-cell/>
        </table:table-row>
        <table:table-row table:style-name="TableRow770">
          <table:table-cell table:style-name="TableCell771">
            <text:p text:style-name="Normal"><text:span text:style-name="T772">Actores:</text:span></text:p>
          </table:table-cell>
          <table:table-cell table:style-name="TableCell773" table:number-columns-spanned="3">
            <text:p text:style-name="Normal"><text:span text:style-name="T774">Cliente</text:span></text:p>
          </table:table-cell>
          <table:covered-table-cell/>
          <table:covered-table-cell/>
        </table:table-row>
        <table:table-row table:style-name="TableRow775">
          <table:table-cell table:style-name="TableCell776">
            <text:p text:style-name="Normal"><text:span text:style-name="T777">Descripción:</text:span></text:p>
          </table:table-cell>
          <table:table-cell table:style-name="TableCell778" table:number-columns-spanned="3">
            <text:p text:style-name="Normal"><text:span text:style-name="T779">El usuario podrá realizar pedidos desde la página.<text:s/></text:span></text:p>
          </table:table-cell>
          <table:covered-table-cell/>
          <table:covered-table-cell/>
        </table:table-row>
        <table:table-row table:style-name="TableRow780">
          <table:table-cell table:style-name="TableCell781">
            <text:p text:style-name="Normal"><text:span text:style-name="T782">Condiciones previas:</text:span></text:p>
          </table:table-cell>
          <table:table-cell table:style-name="TableCell783" table:number-columns-spanned="3">
            <text:list text:style-name="LFO3" text:continue-numbering="true">
              <text:list-item>
                <text:p text:style-name="P784"><text:span text:style-name="T785">El sistema debe estar funcionando correctamente para poder realizar la acción.</text:span></text:p>
              </text:list-item>
              <text:list-item>
                <text:p text:style-name="P786"><text:span text:style-name="T787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788">
          <table:table-cell table:style-name="TableCell789">
            <text:p text:style-name="Normal"><text:span text:style-name="T790">Condiciones posteriores:</text:span></text:p>
          </table:table-cell>
          <table:table-cell table:style-name="TableCell791" table:number-columns-spanned="3">
            <text:list text:style-name="LFO4" text:continue-numbering="true">
              <text:list-item>
                <text:p text:style-name="P792"><text:span text:style-name="T793">Exposición correcta de los productos</text:span></text:p>
              </text:list-item>
            </text:list>
          </table:table-cell>
          <table:covered-table-cell/>
          <table:covered-table-cell/>
        </table:table-row>
        <table:table-row table:style-name="TableRow794">
          <table:table-cell table:style-name="TableCell795">
            <text:p text:style-name="Normal"><text:span text:style-name="T796">Flujo normal:</text:span></text:p>
          </table:table-cell>
          <table:table-cell table:style-name="TableCell797" table:number-columns-spanned="3">
            <text:p text:style-name="Normal"><text:span text:style-name="T798">1. Realizar pedido</text:span></text:p>
            <text:p text:style-name="P799">1.1 Ingresar a la página.<text:s/></text:p>
            <text:p text:style-name="P800">1.2<text:s/>Selecciona uno o varios productos.</text:p>
            <text:p text:style-name="P801">1.3 Elegir cantidad.</text:p>
            <text:p text:style-name="P802">1.4 Agrega al carrito.</text:p>
            <text:p text:style-name="Normal"><text:span text:style-name="T803">1.5<text:s/></text:span><text:span text:style-name="T804">Realizar pedido, registrarse o iniciar sesión (necesario para realizar la compra).</text:span></text:p>
            <text:p text:style-name="P805">1.6 Mostrar un mensaje de éxito.</text:p>
            <text:p text:style-name="P806"/>
          </table:table-cell>
          <table:covered-table-cell/>
          <table:covered-table-cell/>
        </table:table-row>
        <table:table-row table:style-name="TableRow807">
          <table:table-cell table:style-name="TableCell808">
            <text:p text:style-name="Normal"><text:span text:style-name="T809">Flujos alternativos:</text:span></text:p>
          </table:table-cell>
          <table:table-cell table:style-name="TableCell810" table:number-columns-spanned="3">
            <text:p text:style-name="Normal"><text:span text:style-name="T811">1.3 Cantidad insuficiente</text:span><text:span text:style-name="T812">.</text:span></text:p>
            <text:p text:style-name="P813">1.3.1 Al elegir la cantidad de unidades o kilos sea mayor a la disponible.</text:p>
            <text:p text:style-name="P814">1.3.2 Mostrar mensaje de alerta y no permitir realizar el pedido</text:p>
            <text:p text:style-name="P815"/>
          </table:table-cell>
          <table:covered-table-cell/>
          <table:covered-table-cell/>
        </table:table-row>
        <table:table-row table:style-name="TableRow816">
          <table:table-cell table:style-name="TableCell817">
            <text:p text:style-name="Normal"><text:span text:style-name="T818">Excepciones:</text:span></text:p>
          </table:table-cell>
          <table:table-cell table:style-name="TableCell819" table:number-columns-spanned="3">
            <text:list text:style-name="LFO5" text:continue-numbering="true">
              <text:list-item>
                <text:p text:style-name="P820"><text:span text:style-name="T821">No se puede realizar el pedido por falta de productos</text:span><text:span text:style-name="T822">.</text:span></text:p>
              </text:list-item>
            </text:list>
          </table:table-cell>
          <table:covered-table-cell/>
          <table:covered-table-cell/>
        </table:table-row>
        <table:table-row table:style-name="TableRow823">
          <table:table-cell table:style-name="TableCell824">
            <text:p text:style-name="Normal"><text:span text:style-name="T825">Incluye:</text:span></text:p>
          </table:table-cell>
          <table:table-cell table:style-name="TableCell826" table:number-columns-spanned="3">
            <text:p text:style-name="Normal"><text:span text:style-name="T827">Ninguno</text:span></text:p>
          </table:table-cell>
          <table:covered-table-cell/>
          <table:covered-table-cell/>
        </table:table-row>
        <table:table-row table:style-name="TableRow828">
          <table:table-cell table:style-name="TableCell829">
            <text:p text:style-name="Normal"><text:span text:style-name="T830">Prioridad:</text:span></text:p>
          </table:table-cell>
          <table:table-cell table:style-name="TableCell831" table:number-columns-spanned="3">
            <text:p text:style-name="Normal"><text:span text:style-name="T832">Alta</text:span></text:p>
          </table:table-cell>
          <table:covered-table-cell/>
          <table:covered-table-cell/>
        </table:table-row>
        <table:table-row table:style-name="TableRow833">
          <table:table-cell table:style-name="TableCell834">
            <text:p text:style-name="Normal"><text:span text:style-name="T835">Frecuencia de uso:</text:span></text:p>
          </table:table-cell>
          <table:table-cell table:style-name="TableCell836" table:number-columns-spanned="3">
            <text:p text:style-name="Normal"><text:span text:style-name="T837">Alta</text:span></text:p>
          </table:table-cell>
          <table:covered-table-cell/>
          <table:covered-table-cell/>
        </table:table-row>
        <table:table-row table:style-name="TableRow838">
          <table:table-cell table:style-name="TableCell839">
            <text:p text:style-name="Normal"><text:span text:style-name="T840">Reglas del negocio:</text:span></text:p>
          </table:table-cell>
          <table:table-cell table:style-name="TableCell841" table:number-columns-spanned="3">
            <text:p text:style-name="Normal"><text:span text:style-name="T842">RN-11</text:span></text:p>
          </table:table-cell>
          <table:covered-table-cell/>
          <table:covered-table-cell/>
        </table:table-row>
        <table:table-row table:style-name="TableRow843">
          <table:table-cell table:style-name="TableCell844">
            <text:p text:style-name="Normal"><text:span text:style-name="T845">Requisitos especiales:</text:span></text:p>
          </table:table-cell>
          <table:table-cell table:style-name="TableCell846" table:number-columns-spanned="3">
            <text:list text:style-name="LFO6" text:continue-numbering="true">
              <text:list-item>
                <text:p text:style-name="P847"><text:span text:style-name="T848">Iniciar sesión o registrarse antes de realizar un pedido.</text:span></text:p>
              </text:list-item>
            </text:list>
          </table:table-cell>
          <table:covered-table-cell/>
          <table:covered-table-cell/>
        </table:table-row>
        <table:table-row table:style-name="TableRow849">
          <table:table-cell table:style-name="TableCell850">
            <text:p text:style-name="Normal"><text:span text:style-name="T851">Supuestos:</text:span></text:p>
          </table:table-cell>
          <table:table-cell table:style-name="TableCell852" table:number-columns-spanned="3">
            <text:list text:style-name="LFO7" text:continue-numbering="true">
              <text:list-item>
                <text:p text:style-name="P853"><text:span text:style-name="T854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855">
          <table:table-cell table:style-name="TableCell856">
            <text:p text:style-name="Normal"><text:span text:style-name="T857">Ambiente Operativo:</text:span></text:p>
          </table:table-cell>
          <table:table-cell table:style-name="TableCell858" table:number-columns-spanned="3">
            <text:p text:style-name="Normal"><text:span text:style-name="T859">Requisitos mínimos:</text:span></text:p>
            <text:p text:style-name="Normal"><text:span text:style-name="T860">Sistema Operativo: Windows 8 Profesional x64 o superior.</text:span></text:p>
            <text:p text:style-name="Normal"><text:span text:style-name="T861">Procesador: i5 4 núcleos 2.0 GHz o AMD A8 4 núcleos 2.0GHz</text:span></text:p>
            <text:p text:style-name="Normal"><text:span text:style-name="T862">Disco duro: 500GB 7400RPM</text:span></text:p>
            <text:p text:style-name="Normal"><text:span text:style-name="T863">RAM: 8 GB 1866MHz</text:span></text:p>
            <text:p text:style-name="Normal"><text:span text:style-name="T864">Internet: 10MB o superior</text:span></text:p>
          </table:table-cell>
          <table:covered-table-cell/>
          <table:covered-table-cell/>
        </table:table-row>
      </table:table>
      <text:soft-page-break/>
      <text:list text:style-name="LFO8" text:continue-numbering="true">
        <text:list-item>
          <text:p text:style-name="P865">Ver pedidos</text:p>
        </text:list-item>
      </text:list>
      <table:table table:style-name="Table866">
        <table:table-columns>
          <table:table-column table:style-name="TableColumn867"/>
          <table:table-column table:style-name="TableColumn868"/>
          <table:table-column table:style-name="TableColumn869"/>
          <table:table-column table:style-name="TableColumn870"/>
        </table:table-columns>
        <table:table-row table:style-name="TableRow871">
          <table:table-cell table:style-name="TableCell872">
            <text:p text:style-name="Normal"><text:span text:style-name="T873">Caso de uso ID</text:span></text:p>
          </table:table-cell>
          <table:table-cell table:style-name="TableCell874" table:number-columns-spanned="3">
            <text:p text:style-name="Normal"><text:span text:style-name="T875">CU-06</text:span></text:p>
          </table:table-cell>
          <table:covered-table-cell/>
          <table:covered-table-cell/>
        </table:table-row>
        <table:table-row table:style-name="TableRow876">
          <table:table-cell table:style-name="TableCell877">
            <text:p text:style-name="P878">Caso de uso Nombre:</text:p>
          </table:table-cell>
          <table:table-cell table:style-name="TableCell879">
            <text:p text:style-name="Normal"><text:span text:style-name="T880">Ver</text:span><text:span text:style-name="T881"><text:s/>pedido</text:span></text:p>
          </table:table-cell>
          <table:table-cell table:style-name="TableCell882">
            <text:p text:style-name="Normal"><text:span text:style-name="T883">Ultima actualización realizada por:</text:span></text:p>
          </table:table-cell>
          <table:table-cell table:style-name="TableCell884">
            <text:p text:style-name="Normal">Daisy Cedeño</text:p>
          </table:table-cell>
        </table:table-row>
        <table:table-row table:style-name="TableRow885">
          <table:table-cell table:style-name="TableCell886">
            <text:p text:style-name="Normal"><text:span text:style-name="T887">Creado por:</text:span></text:p>
          </table:table-cell>
          <table:table-cell table:style-name="TableCell888">
            <text:p text:style-name="Normal"><text:span text:style-name="T889">Grupo #1<text:s/></text:span></text:p>
          </table:table-cell>
          <table:table-cell table:style-name="TableCell890">
            <text:p text:style-name="P891"><text:span text:style-name="T892">Fecha última modificación:</text:span></text:p>
          </table:table-cell>
          <table:table-cell table:style-name="TableCell893">
            <text:p text:style-name="Normal">15/09/2024</text:p>
          </table:table-cell>
        </table:table-row>
        <table:table-row table:style-name="TableRow894">
          <table:table-cell table:style-name="TableCell895">
            <text:p text:style-name="Normal"><text:span text:style-name="T896">Fecha de creación:</text:span></text:p>
          </table:table-cell>
          <table:table-cell table:style-name="TableCell897" table:number-columns-spanned="3">
            <text:p text:style-name="Normal"><text:span text:style-name="T898">15 de setiembre del 2024</text:span></text:p>
          </table:table-cell>
          <table:covered-table-cell/>
          <table:covered-table-cell/>
        </table:table-row>
        <table:table-row table:style-name="TableRow899">
          <table:table-cell table:style-name="TableCell900">
            <text:p text:style-name="Normal"><text:span text:style-name="T901">Actores:</text:span></text:p>
          </table:table-cell>
          <table:table-cell table:style-name="TableCell902" table:number-columns-spanned="3">
            <text:p text:style-name="Normal"><text:span text:style-name="T903">Cliente</text:span></text:p>
          </table:table-cell>
          <table:covered-table-cell/>
          <table:covered-table-cell/>
        </table:table-row>
        <table:table-row table:style-name="TableRow904">
          <table:table-cell table:style-name="TableCell905">
            <text:p text:style-name="Normal"><text:span text:style-name="T906">Descripción:</text:span></text:p>
          </table:table-cell>
          <table:table-cell table:style-name="TableCell907" table:number-columns-spanned="3">
            <text:p text:style-name="Normal"><text:span text:style-name="T908">El usuario podrá visualizar los pedidos realizados.<text:s/></text:span></text:p>
          </table:table-cell>
          <table:covered-table-cell/>
          <table:covered-table-cell/>
        </table:table-row>
        <table:table-row table:style-name="TableRow909">
          <table:table-cell table:style-name="TableCell910">
            <text:p text:style-name="Normal"><text:span text:style-name="T911">Condiciones previas:</text:span></text:p>
          </table:table-cell>
          <table:table-cell table:style-name="TableCell912" table:number-columns-spanned="3">
            <text:list text:style-name="LFO3" text:continue-numbering="true">
              <text:list-item>
                <text:p text:style-name="P913"><text:span text:style-name="T914">El sistema debe estar funcionando correctamente para poder realizar la acción.</text:span></text:p>
              </text:list-item>
              <text:list-item>
                <text:p text:style-name="P915"><text:span text:style-name="T916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917">
          <table:table-cell table:style-name="TableCell918">
            <text:p text:style-name="Normal"><text:span text:style-name="T919">Condiciones posteriores:</text:span></text:p>
          </table:table-cell>
          <table:table-cell table:style-name="TableCell920" table:number-columns-spanned="3">
            <text:list text:style-name="LFO4" text:continue-numbering="true">
              <text:list-item>
                <text:p text:style-name="P921">Visualización correcta del historial de pedidos.</text:p>
              </text:list-item>
            </text:list>
          </table:table-cell>
          <table:covered-table-cell/>
          <table:covered-table-cell/>
        </table:table-row>
        <table:table-row table:style-name="TableRow922">
          <table:table-cell table:style-name="TableCell923">
            <text:p text:style-name="Normal"><text:span text:style-name="T924">Flujo normal:</text:span></text:p>
          </table:table-cell>
          <table:table-cell table:style-name="TableCell925" table:number-columns-spanned="3">
            <text:p text:style-name="Normal"><text:span text:style-name="T926">1. Ver pedido</text:span></text:p>
            <text:p text:style-name="P927">1.1 Ingresar a la página.<text:s/></text:p>
            <text:p text:style-name="P928">1.2<text:s/>Ingresar a la sección “Pedidos realizados”.</text:p>
            <text:p text:style-name="P929">1.3 Se visualiza el historial de pedidos realizados y su estado (Pendiente, Listo, Entregado).</text:p>
          </table:table-cell>
          <table:covered-table-cell/>
          <table:covered-table-cell/>
        </table:table-row>
        <table:table-row table:style-name="TableRow930">
          <table:table-cell table:style-name="TableCell931">
            <text:p text:style-name="Normal"><text:span text:style-name="T932">Flujos alternativos:</text:span></text:p>
          </table:table-cell>
          <table:table-cell table:style-name="TableCell933" table:number-columns-spanned="3">
            <text:p text:style-name="Normal"><text:span text:style-name="T934">1.3<text:s/></text:span><text:span text:style-name="T935">No carga los datos correctamente</text:span><text:span text:style-name="T936">.</text:span></text:p>
            <text:p text:style-name="P937">1.3.1 Al<text:s/>ingresar en la sección no se visualiza los pedidos realizados.</text:p>
          </table:table-cell>
          <table:covered-table-cell/>
          <table:covered-table-cell/>
        </table:table-row>
        <table:table-row table:style-name="TableRow938">
          <table:table-cell table:style-name="TableCell939">
            <text:p text:style-name="Normal"><text:span text:style-name="T940">Excepciones:</text:span></text:p>
          </table:table-cell>
          <table:table-cell table:style-name="TableCell941" table:number-columns-spanned="3">
            <text:list text:style-name="LFO5" text:continue-numbering="true">
              <text:list-item>
                <text:p text:style-name="P942"><text:span text:style-name="T943">No se visualiza pedidos si no se ha realizado ninguno.</text:span></text:p>
              </text:list-item>
            </text:list>
          </table:table-cell>
          <table:covered-table-cell/>
          <table:covered-table-cell/>
        </table:table-row>
        <table:table-row table:style-name="TableRow944">
          <table:table-cell table:style-name="TableCell945">
            <text:p text:style-name="Normal"><text:span text:style-name="T946">Incluye:</text:span></text:p>
          </table:table-cell>
          <table:table-cell table:style-name="TableCell947" table:number-columns-spanned="3">
            <text:p text:style-name="Normal"><text:span text:style-name="T948">Ninguno</text:span></text:p>
          </table:table-cell>
          <table:covered-table-cell/>
          <table:covered-table-cell/>
        </table:table-row>
        <table:table-row table:style-name="TableRow949">
          <table:table-cell table:style-name="TableCell950">
            <text:p text:style-name="Normal"><text:span text:style-name="T951">Prioridad:</text:span></text:p>
          </table:table-cell>
          <table:table-cell table:style-name="TableCell952" table:number-columns-spanned="3">
            <text:p text:style-name="Normal"><text:span text:style-name="T953">Media</text:span></text:p>
          </table:table-cell>
          <table:covered-table-cell/>
          <table:covered-table-cell/>
        </table:table-row>
        <table:table-row table:style-name="TableRow954">
          <table:table-cell table:style-name="TableCell955">
            <text:p text:style-name="Normal"><text:span text:style-name="T956">Frecuencia de uso:</text:span></text:p>
          </table:table-cell>
          <table:table-cell table:style-name="TableCell957" table:number-columns-spanned="3">
            <text:p text:style-name="Normal"><text:span text:style-name="T958">Media</text:span></text:p>
          </table:table-cell>
          <table:covered-table-cell/>
          <table:covered-table-cell/>
        </table:table-row>
        <table:table-row table:style-name="TableRow959">
          <table:table-cell table:style-name="TableCell960">
            <text:p text:style-name="Normal"><text:span text:style-name="T961">Reglas del negocio:</text:span></text:p>
          </table:table-cell>
          <table:table-cell table:style-name="TableCell962" table:number-columns-spanned="3">
            <text:p text:style-name="Normal"><text:span text:style-name="T963">RN-11</text:span></text:p>
          </table:table-cell>
          <table:covered-table-cell/>
          <table:covered-table-cell/>
        </table:table-row>
        <table:table-row table:style-name="TableRow964">
          <table:table-cell table:style-name="TableCell965">
            <text:p text:style-name="Normal"><text:span text:style-name="T966">Requisitos especiales:</text:span></text:p>
          </table:table-cell>
          <table:table-cell table:style-name="TableCell967" table:number-columns-spanned="3">
            <text:list text:style-name="LFO6" text:continue-numbering="true">
              <text:list-item>
                <text:p text:style-name="P968"><text:span text:style-name="T969">Iniciar sesión o registrarse<text:s/></text:span><text:span text:style-name="T970">para visualizar su historial</text:span><text:span text:style-name="T971">.</text:span></text:p>
              </text:list-item>
            </text:list>
          </table:table-cell>
          <table:covered-table-cell/>
          <table:covered-table-cell/>
        </table:table-row>
        <table:table-row table:style-name="TableRow972">
          <table:table-cell table:style-name="TableCell973">
            <text:p text:style-name="Normal"><text:span text:style-name="T974">Supuestos:</text:span></text:p>
          </table:table-cell>
          <table:table-cell table:style-name="TableCell975" table:number-columns-spanned="3">
            <text:list text:style-name="LFO7" text:continue-numbering="true">
              <text:list-item>
                <text:p text:style-name="P976"><text:span text:style-name="T977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978">
          <table:table-cell table:style-name="TableCell979">
            <text:p text:style-name="Normal"><text:span text:style-name="T980">Ambiente Operativo:</text:span></text:p>
          </table:table-cell>
          <table:table-cell table:style-name="TableCell981" table:number-columns-spanned="3">
            <text:p text:style-name="Normal"><text:span text:style-name="T982">Requisitos mínimos:</text:span></text:p>
            <text:p text:style-name="Normal"><text:span text:style-name="T983">Sistema Operativo: Windows 8 Profesional x64 o superior.</text:span></text:p>
            <text:p text:style-name="Normal"><text:span text:style-name="T984">Procesador: i5 4 núcleos 2.0 GHz o AMD A8 4 núcleos 2.0GHz</text:span></text:p>
            <text:p text:style-name="Normal"><text:span text:style-name="T985">Disco duro: 500GB 7400RPM</text:span></text:p>
            <text:p text:style-name="Normal"><text:span text:style-name="T986">RAM: 8 GB 1866MHz</text:span></text:p>
            <text:p text:style-name="Normal"><text:span text:style-name="T987">Internet: 10MB o superior</text:span></text:p>
          </table:table-cell>
          <table:covered-table-cell/>
          <table:covered-table-cell/>
        </table:table-row>
      </table:table>
      <text:p text:style-name="Normal"/>
      <text:p text:style-name="P988"/>
      <text:soft-page-break/>
      <text:list text:style-name="LFO8" text:continue-numbering="true">
        <text:list-item>
          <text:p text:style-name="P989">Registrarse</text:p>
        </text:list-item>
      </text:list>
      <table:table table:style-name="Table990">
        <table:table-columns>
          <table:table-column table:style-name="TableColumn991"/>
          <table:table-column table:style-name="TableColumn992"/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Normal"><text:span text:style-name="T997">Caso de uso ID</text:span></text:p>
          </table:table-cell>
          <table:table-cell table:style-name="TableCell998" table:number-columns-spanned="3">
            <text:p text:style-name="Normal"><text:span text:style-name="T999">CU-07</text:span></text:p>
          </table:table-cell>
          <table:covered-table-cell/>
          <table:covered-table-cell/>
        </table:table-row>
        <table:table-row table:style-name="TableRow1000">
          <table:table-cell table:style-name="TableCell1001">
            <text:p text:style-name="P1002">Caso de uso Nombre:</text:p>
          </table:table-cell>
          <table:table-cell table:style-name="TableCell1003">
            <text:p text:style-name="Normal"><text:span text:style-name="T1004">Registrarse</text:span></text:p>
          </table:table-cell>
          <table:table-cell table:style-name="TableCell1005">
            <text:p text:style-name="Normal"><text:span text:style-name="T1006">Ultima actualización realizada por:</text:span></text:p>
          </table:table-cell>
          <table:table-cell table:style-name="TableCell1007">
            <text:p text:style-name="Normal">Daisy Cedeño</text:p>
          </table:table-cell>
        </table:table-row>
        <table:table-row table:style-name="TableRow1008">
          <table:table-cell table:style-name="TableCell1009">
            <text:p text:style-name="Normal"><text:span text:style-name="T1010">Creado por:</text:span></text:p>
          </table:table-cell>
          <table:table-cell table:style-name="TableCell1011">
            <text:p text:style-name="Normal"><text:span text:style-name="T1012">Grupo #1<text:s/></text:span></text:p>
          </table:table-cell>
          <table:table-cell table:style-name="TableCell1013">
            <text:p text:style-name="P1014"><text:span text:style-name="T1015">Fecha última modificación:</text:span></text:p>
          </table:table-cell>
          <table:table-cell table:style-name="TableCell1016">
            <text:p text:style-name="Normal">15/09/2024</text:p>
          </table:table-cell>
        </table:table-row>
        <table:table-row table:style-name="TableRow1017">
          <table:table-cell table:style-name="TableCell1018">
            <text:p text:style-name="Normal"><text:span text:style-name="T1019">Fecha de creación:</text:span></text:p>
          </table:table-cell>
          <table:table-cell table:style-name="TableCell1020" table:number-columns-spanned="3">
            <text:p text:style-name="Normal"><text:span text:style-name="T1021">15 de setiembre del 2024</text:span></text:p>
          </table:table-cell>
          <table:covered-table-cell/>
          <table:covered-table-cell/>
        </table:table-row>
        <table:table-row table:style-name="TableRow1022">
          <table:table-cell table:style-name="TableCell1023">
            <text:p text:style-name="Normal"><text:span text:style-name="T1024">Actores:</text:span></text:p>
          </table:table-cell>
          <table:table-cell table:style-name="TableCell1025" table:number-columns-spanned="3">
            <text:p text:style-name="Normal"><text:span text:style-name="T1026">Cliente</text:span></text:p>
          </table:table-cell>
          <table:covered-table-cell/>
          <table:covered-table-cell/>
        </table:table-row>
        <table:table-row table:style-name="TableRow1027">
          <table:table-cell table:style-name="TableCell1028">
            <text:p text:style-name="Normal"><text:span text:style-name="T1029">Descripción:</text:span></text:p>
          </table:table-cell>
          <table:table-cell table:style-name="TableCell1030" table:number-columns-spanned="3">
            <text:p text:style-name="Normal"><text:span text:style-name="T1031">Crear una cuenta dentro de la página, necesario para realizar pedidos.<text:s/></text:span></text:p>
          </table:table-cell>
          <table:covered-table-cell/>
          <table:covered-table-cell/>
        </table:table-row>
        <table:table-row table:style-name="TableRow1032">
          <table:table-cell table:style-name="TableCell1033">
            <text:p text:style-name="Normal"><text:span text:style-name="T1034">Condiciones previas:</text:span></text:p>
          </table:table-cell>
          <table:table-cell table:style-name="TableCell1035" table:number-columns-spanned="3">
            <text:list text:style-name="LFO3" text:continue-numbering="true">
              <text:list-item>
                <text:p text:style-name="P1036"><text:span text:style-name="T1037">El sistema debe estar funcionando correctamente para poder realizar la acción.</text:span></text:p>
              </text:list-item>
              <text:list-item>
                <text:p text:style-name="P1038"><text:span text:style-name="T1039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040">
          <table:table-cell table:style-name="TableCell1041">
            <text:p text:style-name="Normal"><text:span text:style-name="T1042">Condiciones posteriores:</text:span></text:p>
          </table:table-cell>
          <table:table-cell table:style-name="TableCell1043" table:number-columns-spanned="3">
            <text:list text:style-name="LFO4" text:continue-numbering="true">
              <text:list-item>
                <text:p text:style-name="P1044">Mensaje de registro exitoso<text:s/>en caso de ingresar los datos correctos.</text:p>
              </text:list-item>
              <text:list-item>
                <text:p text:style-name="P1045">Cargar página principal.</text:p>
              </text:list-item>
            </text:list>
          </table:table-cell>
          <table:covered-table-cell/>
          <table:covered-table-cell/>
        </table:table-row>
        <table:table-row table:style-name="TableRow1046">
          <table:table-cell table:style-name="TableCell1047">
            <text:p text:style-name="Normal"><text:span text:style-name="T1048">Flujo normal:</text:span></text:p>
          </table:table-cell>
          <table:table-cell table:style-name="TableCell1049" table:number-columns-spanned="3">
            <text:p text:style-name="Normal"><text:span text:style-name="T1050">1. Registrarse</text:span></text:p>
            <text:p text:style-name="P1051">1.1 Ingresar a la página.<text:s/></text:p>
            <text:p text:style-name="P1052">1.2<text:s/>Presionar el ícono de usuario.</text:p>
            <text:p text:style-name="P1053">1.3<text:s/>Seleccionar la opción “Registrarse”.</text:p>
            <text:p text:style-name="P1054">1.4 Completar datos solicitados.</text:p>
            <text:p text:style-name="P1055">1.5 Presionar botón “Aceptar”.</text:p>
            <text:p text:style-name="P1056">1.6 Validar datos y espacios en blanco.</text:p>
            <text:p text:style-name="P1057">1.7 Validar que no se dupliquen datos importantes.</text:p>
            <text:p text:style-name="P1058">1.8 Mostrar mensaje de éxito en caso de cumplir las validaciones.</text:p>
            <text:p text:style-name="P1059">1.9 Cargar página principal.</text:p>
          </table:table-cell>
          <table:covered-table-cell/>
          <table:covered-table-cell/>
        </table:table-row>
        <table:table-row table:style-name="TableRow1060">
          <table:table-cell table:style-name="TableCell1061">
            <text:p text:style-name="Normal"><text:span text:style-name="T1062">Flujos alternativos:</text:span></text:p>
          </table:table-cell>
          <table:table-cell table:style-name="TableCell1063" table:number-columns-spanned="3">
            <text:p text:style-name="Normal"><text:span text:style-name="T1064">1.</text:span><text:span text:style-name="T1065">7</text:span><text:span text:style-name="T1066"><text:s/></text:span><text:span text:style-name="T1067">Datos duplicados</text:span><text:span text:style-name="T1068">.</text:span></text:p>
            <text:p text:style-name="P1069">1.7.1<text:s/>Usuario registrando una cuenta con datos existentes en la base de datos.</text:p>
            <text:p text:style-name="P1070">1.7.2 Mostrar un mensaje alertando la situación.</text:p>
            <text:p text:style-name="P1071">1.7.3 Volver al formulario.</text:p>
          </table:table-cell>
          <table:covered-table-cell/>
          <table:covered-table-cell/>
        </table:table-row>
        <table:table-row table:style-name="TableRow1072">
          <table:table-cell table:style-name="TableCell1073">
            <text:p text:style-name="Normal"><text:span text:style-name="T1074">Incluye:</text:span></text:p>
          </table:table-cell>
          <table:table-cell table:style-name="TableCell1075" table:number-columns-spanned="3">
            <text:p text:style-name="Normal"><text:span text:style-name="T1076">Ninguno</text:span></text:p>
          </table:table-cell>
          <table:covered-table-cell/>
          <table:covered-table-cell/>
        </table:table-row>
        <table:table-row table:style-name="TableRow1077">
          <table:table-cell table:style-name="TableCell1078">
            <text:p text:style-name="Normal"><text:span text:style-name="T1079">Prioridad:</text:span></text:p>
          </table:table-cell>
          <table:table-cell table:style-name="TableCell1080" table:number-columns-spanned="3">
            <text:p text:style-name="Normal"><text:span text:style-name="T1081">Media</text:span></text:p>
          </table:table-cell>
          <table:covered-table-cell/>
          <table:covered-table-cell/>
        </table:table-row>
        <table:table-row table:style-name="TableRow1082">
          <table:table-cell table:style-name="TableCell1083">
            <text:p text:style-name="Normal"><text:span text:style-name="T1084">Frecuencia de uso:</text:span></text:p>
          </table:table-cell>
          <table:table-cell table:style-name="TableCell1085" table:number-columns-spanned="3">
            <text:p text:style-name="Normal"><text:span text:style-name="T1086">Alta</text:span></text:p>
          </table:table-cell>
          <table:covered-table-cell/>
          <table:covered-table-cell/>
        </table:table-row>
        <table:table-row table:style-name="TableRow1087">
          <table:table-cell table:style-name="TableCell1088">
            <text:p text:style-name="Normal"><text:span text:style-name="T1089">Reglas del negocio:</text:span></text:p>
          </table:table-cell>
          <table:table-cell table:style-name="TableCell1090" table:number-columns-spanned="3">
            <text:p text:style-name="Normal"><text:span text:style-name="T1091">RN-11</text:span></text:p>
          </table:table-cell>
          <table:covered-table-cell/>
          <table:covered-table-cell/>
        </table:table-row>
        <table:table-row table:style-name="TableRow1092">
          <table:table-cell table:style-name="TableCell1093">
            <text:p text:style-name="Normal"><text:span text:style-name="T1094">Requisitos especiales:</text:span></text:p>
          </table:table-cell>
          <table:table-cell table:style-name="TableCell1095" table:number-columns-spanned="3">
            <text:list text:style-name="LFO6" text:continue-numbering="true">
              <text:list-item>
                <text:p text:style-name="P1096"><text:span text:style-name="T1097">Registrar datos únicos.</text:span></text:p>
              </text:list-item>
            </text:list>
          </table:table-cell>
          <table:covered-table-cell/>
          <table:covered-table-cell/>
        </table:table-row>
        <table:table-row table:style-name="TableRow1098">
          <table:table-cell table:style-name="TableCell1099">
            <text:p text:style-name="Normal"><text:span text:style-name="T1100">Supuestos:</text:span></text:p>
          </table:table-cell>
          <table:table-cell table:style-name="TableCell1101" table:number-columns-spanned="3">
            <text:list text:style-name="LFO7" text:continue-numbering="true">
              <text:list-item>
                <text:p text:style-name="P1102"><text:span text:style-name="T1103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104">
          <table:table-cell table:style-name="TableCell1105">
            <text:p text:style-name="Normal"><text:span text:style-name="T1106">Ambiente Operativo:</text:span></text:p>
          </table:table-cell>
          <table:table-cell table:style-name="TableCell1107" table:number-columns-spanned="3">
            <text:p text:style-name="Normal"><text:span text:style-name="T1108">Requisitos mínimos:</text:span></text:p>
            <text:p text:style-name="Normal"><text:span text:style-name="T1109">Sistema Operativo: Windows 8 Profesional x64 o superior.</text:span></text:p>
            <text:p text:style-name="Normal"><text:span text:style-name="T1110">Procesador: i5 4 núcleos 2.0 GHz o AMD A8 4 núcleos 2.0GHz</text:span></text:p>
            <text:p text:style-name="Normal"><text:span text:style-name="T1111">Disco duro: 500GB 7400RPM</text:span></text:p>
            <text:p text:style-name="Normal"><text:span text:style-name="T1112">RAM: 8 GB 1866MHz</text:span></text:p>
            <text:p text:style-name="Normal"><text:span text:style-name="T1113">Internet: 10MB o superior</text:span></text:p>
          </table:table-cell>
          <table:covered-table-cell/>
          <table:covered-table-cell/>
        </table:table-row>
      </table:table>
      <text:soft-page-break/>
      <text:list text:style-name="LFO8" text:continue-numbering="true">
        <text:list-item>
          <text:p text:style-name="P1114">Gestionar perfil<text:s/></text:p>
        </text:list-item>
      </text:list>
      <table:table table:style-name="Table1115">
        <table:table-columns>
          <table:table-column table:style-name="TableColumn1116"/>
          <table:table-column table:style-name="TableColumn1117"/>
          <table:table-column table:style-name="TableColumn1118"/>
          <table:table-column table:style-name="TableColumn1119"/>
        </table:table-columns>
        <table:table-row table:style-name="TableRow1120">
          <table:table-cell table:style-name="TableCell1121">
            <text:p text:style-name="Normal"><text:span text:style-name="T1122">Caso de uso ID</text:span></text:p>
          </table:table-cell>
          <table:table-cell table:style-name="TableCell1123" table:number-columns-spanned="3">
            <text:p text:style-name="Normal"><text:span text:style-name="T1124">CU-0</text:span><text:span text:style-name="T1125">8</text:span></text:p>
          </table:table-cell>
          <table:covered-table-cell/>
          <table:covered-table-cell/>
        </table:table-row>
        <table:table-row table:style-name="TableRow1126">
          <table:table-cell table:style-name="TableCell1127">
            <text:p text:style-name="P1128">Caso de uso Nombre:</text:p>
          </table:table-cell>
          <table:table-cell table:style-name="TableCell1129">
            <text:p text:style-name="Normal"><text:span text:style-name="T1130">Gestionar perfil</text:span></text:p>
          </table:table-cell>
          <table:table-cell table:style-name="TableCell1131">
            <text:p text:style-name="Normal"><text:span text:style-name="T1132">Ultima actualización realizada por:</text:span></text:p>
          </table:table-cell>
          <table:table-cell table:style-name="TableCell1133">
            <text:p text:style-name="Normal">Daisy Cedeño</text:p>
          </table:table-cell>
        </table:table-row>
        <table:table-row table:style-name="TableRow1134">
          <table:table-cell table:style-name="TableCell1135">
            <text:p text:style-name="Normal"><text:span text:style-name="T1136">Creado por:</text:span></text:p>
          </table:table-cell>
          <table:table-cell table:style-name="TableCell1137">
            <text:p text:style-name="Normal"><text:span text:style-name="T1138">Grupo #1<text:s/></text:span></text:p>
          </table:table-cell>
          <table:table-cell table:style-name="TableCell1139">
            <text:p text:style-name="P1140"><text:span text:style-name="T1141">Fecha última modificación:</text:span></text:p>
          </table:table-cell>
          <table:table-cell table:style-name="TableCell1142">
            <text:p text:style-name="Normal">15/09/2024</text:p>
          </table:table-cell>
        </table:table-row>
        <table:table-row table:style-name="TableRow1143">
          <table:table-cell table:style-name="TableCell1144">
            <text:p text:style-name="Normal"><text:span text:style-name="T1145">Fecha de creación:</text:span></text:p>
          </table:table-cell>
          <table:table-cell table:style-name="TableCell1146" table:number-columns-spanned="3">
            <text:p text:style-name="Normal"><text:span text:style-name="T1147">15 de setiembre del 2024</text:span></text:p>
          </table:table-cell>
          <table:covered-table-cell/>
          <table:covered-table-cell/>
        </table:table-row>
        <table:table-row table:style-name="TableRow1148">
          <table:table-cell table:style-name="TableCell1149">
            <text:p text:style-name="Normal"><text:span text:style-name="T1150">Actores:</text:span></text:p>
          </table:table-cell>
          <table:table-cell table:style-name="TableCell1151" table:number-columns-spanned="3">
            <text:p text:style-name="Normal"><text:span text:style-name="T1152">Cliente</text:span></text:p>
          </table:table-cell>
          <table:covered-table-cell/>
          <table:covered-table-cell/>
        </table:table-row>
        <table:table-row table:style-name="TableRow1153">
          <table:table-cell table:style-name="TableCell1154">
            <text:p text:style-name="Normal"><text:span text:style-name="T1155">Descripción:</text:span></text:p>
          </table:table-cell>
          <table:table-cell table:style-name="TableCell1156" table:number-columns-spanned="3">
            <text:p text:style-name="Normal"><text:span text:style-name="T1157">El cliente puede actualizar datos sobre su cuenta, también puede eliminarla.<text:s/></text:span></text:p>
          </table:table-cell>
          <table:covered-table-cell/>
          <table:covered-table-cell/>
        </table:table-row>
        <table:table-row table:style-name="TableRow1158">
          <table:table-cell table:style-name="TableCell1159">
            <text:p text:style-name="Normal"><text:span text:style-name="T1160">Condiciones previas:</text:span></text:p>
          </table:table-cell>
          <table:table-cell table:style-name="TableCell1161" table:number-columns-spanned="3">
            <text:list text:style-name="LFO3" text:continue-numbering="true">
              <text:list-item>
                <text:p text:style-name="P1162"><text:span text:style-name="T1163">El sistema debe estar funcionando correctamente para poder realizar la acción.</text:span></text:p>
              </text:list-item>
              <text:list-item>
                <text:p text:style-name="P1164"><text:span text:style-name="T1165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166">
          <table:table-cell table:style-name="TableCell1167">
            <text:p text:style-name="Normal"><text:span text:style-name="T1168">Condiciones posteriores:</text:span></text:p>
          </table:table-cell>
          <table:table-cell table:style-name="TableCell1169" table:number-columns-spanned="3">
            <text:list text:style-name="LFO4" text:continue-numbering="true">
              <text:list-item>
                <text:p text:style-name="P1170">Al actualizar, muestra mensaje de éxito.</text:p>
              </text:list-item>
              <text:list-item>
                <text:p text:style-name="P1171">Al eliminar, muestra mensaje de confirmación antes de proceder a realizar la acción.</text:p>
              </text:list-item>
            </text:list>
          </table:table-cell>
          <table:covered-table-cell/>
          <table:covered-table-cell/>
        </table:table-row>
        <table:table-row table:style-name="TableRow1172">
          <table:table-cell table:style-name="TableCell1173">
            <text:p text:style-name="Normal"><text:span text:style-name="T1174">Flujo normal:</text:span></text:p>
          </table:table-cell>
          <table:table-cell table:style-name="TableCell1175" table:number-columns-spanned="3">
            <text:p text:style-name="Normal"><text:span text:style-name="T1176">1. Actualizar</text:span></text:p>
            <text:p text:style-name="P1177">1.1 Ingresar a la página.<text:s/></text:p>
            <text:p text:style-name="P1178">1.2<text:s/>Presionar el ícono de usuario.</text:p>
            <text:p text:style-name="P1179">1.3 Selecciona “Editar perfil”.</text:p>
            <text:p text:style-name="P1180">1.4 Modifica los datos permitidos.</text:p>
            <text:p text:style-name="P1181">1.5 Presionar botón “Aceptar”.</text:p>
            <text:p text:style-name="P1182">1.6 Verificar que sean datos válidos y espacios vacíos.</text:p>
            <text:p text:style-name="P1183">1.7 Mostrar mensaje de éxito en caso de cumplir con las validaciones.</text:p>
            <text:p text:style-name="P1184">2. Eliminar</text:p>
            <text:p text:style-name="P1185">2.1 Ingresar a la página</text:p>
            <text:p text:style-name="P1186">2.2 Presionar ícono de usuario.</text:p>
            <text:p text:style-name="P1187">2.3 Presiona botón “Eliminar cuenta”.</text:p>
            <text:p text:style-name="Normal"><text:span text:style-name="T1188">2.4 Mostrar mensaje de confirmación antes de realizar cualquier acción.</text:span></text:p>
          </table:table-cell>
          <table:covered-table-cell/>
          <table:covered-table-cell/>
        </table:table-row>
        <table:table-row table:style-name="TableRow1189">
          <table:table-cell table:style-name="TableCell1190">
            <text:p text:style-name="Normal"><text:span text:style-name="T1191">Flujos alternativos:</text:span></text:p>
          </table:table-cell>
          <table:table-cell table:style-name="TableCell1192" table:number-columns-spanned="3">
            <text:p text:style-name="Normal"><text:span text:style-name="T1193">1.</text:span><text:span text:style-name="T1194">6</text:span><text:span text:style-name="T1195"><text:s/>Datos duplicados</text:span><text:span text:style-name="T1196">.</text:span></text:p>
            <text:p text:style-name="P1197">1.6.1 Usuario<text:s/>ingresa<text:s/>un<text:s/>dato existente en la base de datos.</text:p>
            <text:p text:style-name="P1198">1.7.2 Mostrar un mensaje alertando la situación.</text:p>
            <text:p text:style-name="P1199">1.7.3 Volver al formulario.</text:p>
          </table:table-cell>
          <table:covered-table-cell/>
          <table:covered-table-cell/>
        </table:table-row>
        <table:table-row table:style-name="TableRow1200">
          <table:table-cell table:style-name="TableCell1201">
            <text:p text:style-name="Normal"><text:span text:style-name="T1202">Incluye:</text:span></text:p>
          </table:table-cell>
          <table:table-cell table:style-name="TableCell1203" table:number-columns-spanned="3">
            <text:p text:style-name="Normal"><text:span text:style-name="T1204">Ninguno</text:span></text:p>
          </table:table-cell>
          <table:covered-table-cell/>
          <table:covered-table-cell/>
        </table:table-row>
        <table:table-row table:style-name="TableRow1205">
          <table:table-cell table:style-name="TableCell1206">
            <text:p text:style-name="Normal"><text:span text:style-name="T1207">Prioridad:</text:span></text:p>
          </table:table-cell>
          <table:table-cell table:style-name="TableCell1208" table:number-columns-spanned="3">
            <text:p text:style-name="Normal"><text:span text:style-name="T1209">Media</text:span></text:p>
          </table:table-cell>
          <table:covered-table-cell/>
          <table:covered-table-cell/>
        </table:table-row>
        <table:table-row table:style-name="TableRow1210">
          <table:table-cell table:style-name="TableCell1211">
            <text:p text:style-name="Normal"><text:span text:style-name="T1212">Frecuencia de uso:</text:span></text:p>
          </table:table-cell>
          <table:table-cell table:style-name="TableCell1213" table:number-columns-spanned="3">
            <text:p text:style-name="Normal"><text:span text:style-name="T1214">Baja</text:span></text:p>
          </table:table-cell>
          <table:covered-table-cell/>
          <table:covered-table-cell/>
        </table:table-row>
        <table:table-row table:style-name="TableRow1215">
          <table:table-cell table:style-name="TableCell1216">
            <text:p text:style-name="Normal"><text:span text:style-name="T1217">Reglas del negocio:</text:span></text:p>
          </table:table-cell>
          <table:table-cell table:style-name="TableCell1218" table:number-columns-spanned="3">
            <text:p text:style-name="Normal"><text:span text:style-name="T1219">RN-11</text:span></text:p>
          </table:table-cell>
          <table:covered-table-cell/>
          <table:covered-table-cell/>
        </table:table-row>
        <table:table-row table:style-name="TableRow1220">
          <table:table-cell table:style-name="TableCell1221">
            <text:p text:style-name="Normal"><text:span text:style-name="T1222">Requisitos especiales:</text:span></text:p>
          </table:table-cell>
          <table:table-cell table:style-name="TableCell1223" table:number-columns-spanned="3">
            <text:list text:style-name="LFO6" text:continue-numbering="true">
              <text:list-item>
                <text:p text:style-name="P1224"><text:span text:style-name="T1225">Registrar datos únicos.</text:span></text:p>
              </text:list-item>
            </text:list>
          </table:table-cell>
          <table:covered-table-cell/>
          <table:covered-table-cell/>
        </table:table-row>
        <table:table-row table:style-name="TableRow1226">
          <table:table-cell table:style-name="TableCell1227">
            <text:p text:style-name="Normal"><text:span text:style-name="T1228">Supuestos:</text:span></text:p>
          </table:table-cell>
          <table:table-cell table:style-name="TableCell1229" table:number-columns-spanned="3">
            <text:list text:style-name="LFO7" text:continue-numbering="true">
              <text:list-item>
                <text:p text:style-name="P1230"><text:span text:style-name="T1231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232">
          <table:table-cell table:style-name="TableCell1233">
            <text:p text:style-name="Normal"><text:span text:style-name="T1234">Ambiente Operativo:</text:span></text:p>
          </table:table-cell>
          <table:table-cell table:style-name="TableCell1235" table:number-columns-spanned="3">
            <text:p text:style-name="Normal"><text:span text:style-name="T1236">Requisitos mínimos:</text:span></text:p>
            <text:p text:style-name="Normal"><text:span text:style-name="T1237">Sistema Operativo: Windows 8 Profesional x64 o superior.</text:span></text:p>
            <text:soft-page-break/>
            <text:p text:style-name="Normal"><text:span text:style-name="T1238">Procesador: i5 4 núcleos 2.0 GHz o AMD A8 4 núcleos 2.0GHz</text:span></text:p>
            <text:p text:style-name="Normal"><text:span text:style-name="T1239">Disco duro: 500GB 7400RPM</text:span></text:p>
            <text:p text:style-name="Normal"><text:span text:style-name="T1240">RAM: 8 GB 1866MHz</text:span></text:p>
            <text:p text:style-name="Normal"><text:span text:style-name="T1241">Internet: 10MB o superior</text:span></text:p>
          </table:table-cell>
          <table:covered-table-cell/>
          <table:covered-table-cell/>
        </table:table-row>
      </table:table>
      <text:p text:style-name="Normal"/>
      <text:p text:style-name="P1242"/>
      <text:soft-page-break/>
      <text:list text:style-name="LFO8" text:continue-numbering="true">
        <text:list-item>
          <text:p text:style-name="P1243">Agregar al carrito</text:p>
        </text:list-item>
      </text:list>
      <table:table table:style-name="Table1244">
        <table:table-columns>
          <table:table-column table:style-name="TableColumn1245"/>
          <table:table-column table:style-name="TableColumn1246"/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Normal"><text:span text:style-name="T1251">Caso de uso ID</text:span></text:p>
          </table:table-cell>
          <table:table-cell table:style-name="TableCell1252" table:number-columns-spanned="3">
            <text:p text:style-name="Normal"><text:span text:style-name="T1253">CU-09</text:span></text:p>
          </table:table-cell>
          <table:covered-table-cell/>
          <table:covered-table-cell/>
        </table:table-row>
        <table:table-row table:style-name="TableRow1254">
          <table:table-cell table:style-name="TableCell1255">
            <text:p text:style-name="P1256">Caso de uso Nombre:</text:p>
          </table:table-cell>
          <table:table-cell table:style-name="TableCell1257">
            <text:p text:style-name="Normal"><text:span text:style-name="T1258">Agregar al carrito</text:span></text:p>
          </table:table-cell>
          <table:table-cell table:style-name="TableCell1259">
            <text:p text:style-name="Normal"><text:span text:style-name="T1260">Ultima actualización realizada por:</text:span></text:p>
          </table:table-cell>
          <table:table-cell table:style-name="TableCell1261">
            <text:p text:style-name="Normal">Daisy Cedeño</text:p>
          </table:table-cell>
        </table:table-row>
        <table:table-row table:style-name="TableRow1262">
          <table:table-cell table:style-name="TableCell1263">
            <text:p text:style-name="Normal"><text:span text:style-name="T1264">Creado por:</text:span></text:p>
          </table:table-cell>
          <table:table-cell table:style-name="TableCell1265">
            <text:p text:style-name="Normal"><text:span text:style-name="T1266">Grupo #1<text:s/></text:span></text:p>
          </table:table-cell>
          <table:table-cell table:style-name="TableCell1267">
            <text:p text:style-name="P1268"><text:span text:style-name="T1269">Fecha última modificación:</text:span></text:p>
          </table:table-cell>
          <table:table-cell table:style-name="TableCell1270">
            <text:p text:style-name="Normal">15/09/2024</text:p>
          </table:table-cell>
        </table:table-row>
        <table:table-row table:style-name="TableRow1271">
          <table:table-cell table:style-name="TableCell1272">
            <text:p text:style-name="Normal"><text:span text:style-name="T1273">Fecha de creación:</text:span></text:p>
          </table:table-cell>
          <table:table-cell table:style-name="TableCell1274" table:number-columns-spanned="3">
            <text:p text:style-name="Normal"><text:span text:style-name="T1275">15 de setiembre del 2024</text:span></text:p>
          </table:table-cell>
          <table:covered-table-cell/>
          <table:covered-table-cell/>
        </table:table-row>
        <table:table-row table:style-name="TableRow1276">
          <table:table-cell table:style-name="TableCell1277">
            <text:p text:style-name="Normal"><text:span text:style-name="T1278">Actores:</text:span></text:p>
          </table:table-cell>
          <table:table-cell table:style-name="TableCell1279" table:number-columns-spanned="3">
            <text:p text:style-name="Normal"><text:span text:style-name="T1280">Cliente</text:span></text:p>
          </table:table-cell>
          <table:covered-table-cell/>
          <table:covered-table-cell/>
        </table:table-row>
        <table:table-row table:style-name="TableRow1281">
          <table:table-cell table:style-name="TableCell1282">
            <text:p text:style-name="Normal"><text:span text:style-name="T1283">Descripción:</text:span></text:p>
          </table:table-cell>
          <table:table-cell table:style-name="TableCell1284" table:number-columns-spanned="3">
            <text:p text:style-name="Normal"><text:span text:style-name="T1285">Función para agregar productos y poder realizar un pedido. Los productos en el carrito pueden ser modificados(cantidad) y pueden ser eliminados.</text:span></text:p>
          </table:table-cell>
          <table:covered-table-cell/>
          <table:covered-table-cell/>
        </table:table-row>
        <table:table-row table:style-name="TableRow1286">
          <table:table-cell table:style-name="TableCell1287">
            <text:p text:style-name="Normal"><text:span text:style-name="T1288">Condiciones previas:</text:span></text:p>
          </table:table-cell>
          <table:table-cell table:style-name="TableCell1289" table:number-columns-spanned="3">
            <text:list text:style-name="LFO3" text:continue-numbering="true">
              <text:list-item>
                <text:p text:style-name="P1290"><text:span text:style-name="T1291">El sistema debe estar funcionando correctamente para poder realizar la acción.</text:span></text:p>
              </text:list-item>
              <text:list-item>
                <text:p text:style-name="P1292"><text:span text:style-name="T1293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294">
          <table:table-cell table:style-name="TableCell1295">
            <text:p text:style-name="Normal"><text:span text:style-name="T1296">Condiciones posteriores:</text:span></text:p>
          </table:table-cell>
          <table:table-cell table:style-name="TableCell1297" table:number-columns-spanned="3">
            <text:list text:style-name="LFO4" text:continue-numbering="true">
              <text:list-item>
                <text:p text:style-name="P1298">Visualizar los productos seleccionados en el carrito.</text:p>
              </text:list-item>
            </text:list>
          </table:table-cell>
          <table:covered-table-cell/>
          <table:covered-table-cell/>
        </table:table-row>
        <table:table-row table:style-name="TableRow1299">
          <table:table-cell table:style-name="TableCell1300">
            <text:p text:style-name="Normal"><text:span text:style-name="T1301">Flujo normal:</text:span></text:p>
          </table:table-cell>
          <table:table-cell table:style-name="TableCell1302" table:number-columns-spanned="3">
            <text:p text:style-name="Normal"><text:span text:style-name="T1303">1. Agregar al carrito</text:span></text:p>
            <text:p text:style-name="P1304">1.1 Ingresar a la página.<text:s/></text:p>
            <text:p text:style-name="P1305">1.2<text:s/>Elegir uno o varios productos.</text:p>
            <text:p text:style-name="P1306">1.3 Presionar “Ver detalles”.</text:p>
            <text:p text:style-name="P1307">1.4 Seleccionar la cantidad.</text:p>
            <text:p text:style-name="P1308">1.5 Presionar el botón “Agregar al carrito”.</text:p>
            <text:p text:style-name="P1309"/>
          </table:table-cell>
          <table:covered-table-cell/>
          <table:covered-table-cell/>
        </table:table-row>
        <table:table-row table:style-name="TableRow1310">
          <table:table-cell table:style-name="TableCell1311">
            <text:p text:style-name="Normal"><text:span text:style-name="T1312">Flujos alternativos:</text:span></text:p>
          </table:table-cell>
          <table:table-cell table:style-name="TableCell1313" table:number-columns-spanned="3">
            <text:p text:style-name="P1314"/>
          </table:table-cell>
          <table:covered-table-cell/>
          <table:covered-table-cell/>
        </table:table-row>
        <table:table-row table:style-name="TableRow1315">
          <table:table-cell table:style-name="TableCell1316">
            <text:p text:style-name="Normal"><text:span text:style-name="T1317">Incluye:</text:span></text:p>
          </table:table-cell>
          <table:table-cell table:style-name="TableCell1318" table:number-columns-spanned="3">
            <text:p text:style-name="Normal"><text:span text:style-name="T1319">Ninguno</text:span></text:p>
          </table:table-cell>
          <table:covered-table-cell/>
          <table:covered-table-cell/>
        </table:table-row>
        <table:table-row table:style-name="TableRow1320">
          <table:table-cell table:style-name="TableCell1321">
            <text:p text:style-name="Normal"><text:span text:style-name="T1322">Prioridad:</text:span></text:p>
          </table:table-cell>
          <table:table-cell table:style-name="TableCell1323" table:number-columns-spanned="3">
            <text:p text:style-name="Normal"><text:span text:style-name="T1324">Alta</text:span></text:p>
          </table:table-cell>
          <table:covered-table-cell/>
          <table:covered-table-cell/>
        </table:table-row>
        <table:table-row table:style-name="TableRow1325">
          <table:table-cell table:style-name="TableCell1326">
            <text:p text:style-name="Normal"><text:span text:style-name="T1327">Frecuencia de uso:</text:span></text:p>
          </table:table-cell>
          <table:table-cell table:style-name="TableCell1328" table:number-columns-spanned="3">
            <text:p text:style-name="Normal"><text:span text:style-name="T1329">Alta</text:span></text:p>
          </table:table-cell>
          <table:covered-table-cell/>
          <table:covered-table-cell/>
        </table:table-row>
        <table:table-row table:style-name="TableRow1330">
          <table:table-cell table:style-name="TableCell1331">
            <text:p text:style-name="Normal"><text:span text:style-name="T1332">Reglas del negocio:</text:span></text:p>
          </table:table-cell>
          <table:table-cell table:style-name="TableCell1333" table:number-columns-spanned="3">
            <text:p text:style-name="Normal"><text:span text:style-name="T1334">RN-11</text:span></text:p>
          </table:table-cell>
          <table:covered-table-cell/>
          <table:covered-table-cell/>
        </table:table-row>
        <table:table-row table:style-name="TableRow1335">
          <table:table-cell table:style-name="TableCell1336">
            <text:p text:style-name="Normal"><text:span text:style-name="T1337">Requisitos especiales:</text:span></text:p>
          </table:table-cell>
          <table:table-cell table:style-name="TableCell1338" table:number-columns-spanned="3">
            <text:list text:style-name="LFO6" text:continue-numbering="true">
              <text:list-item>
                <text:p text:style-name="P1339"><text:span text:style-name="T1340">Elegir al menos un producto.</text:span></text:p>
              </text:list-item>
            </text:list>
          </table:table-cell>
          <table:covered-table-cell/>
          <table:covered-table-cell/>
        </table:table-row>
        <table:table-row table:style-name="TableRow1341">
          <table:table-cell table:style-name="TableCell1342">
            <text:p text:style-name="Normal"><text:span text:style-name="T1343">Supuestos:</text:span></text:p>
          </table:table-cell>
          <table:table-cell table:style-name="TableCell1344" table:number-columns-spanned="3">
            <text:list text:style-name="LFO7" text:continue-numbering="true">
              <text:list-item>
                <text:p text:style-name="P1345"><text:span text:style-name="T1346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347">
          <table:table-cell table:style-name="TableCell1348">
            <text:p text:style-name="Normal"><text:span text:style-name="T1349">Ambiente Operativo:</text:span></text:p>
          </table:table-cell>
          <table:table-cell table:style-name="TableCell1350" table:number-columns-spanned="3">
            <text:p text:style-name="Normal"><text:span text:style-name="T1351">Requisitos mínimos:</text:span></text:p>
            <text:p text:style-name="Normal"><text:span text:style-name="T1352">Sistema Operativo: Windows 8 Profesional x64 o superior.</text:span></text:p>
            <text:p text:style-name="Normal"><text:span text:style-name="T1353">Procesador: i5 4 núcleos 2.0 GHz o AMD A8 4 núcleos 2.0GHz</text:span></text:p>
            <text:p text:style-name="Normal"><text:span text:style-name="T1354">Disco duro: 500GB 7400RPM</text:span></text:p>
            <text:p text:style-name="Normal"><text:span text:style-name="T1355">RAM: 8 GB 1866MHz</text:span></text:p>
            <text:p text:style-name="Normal"><text:span text:style-name="T1356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1357">Buscar productos</text:p>
        </text:list-item>
      </text:list>
      <table:table table:style-name="Table1358">
        <table:table-columns>
          <table:table-column table:style-name="TableColumn1359"/>
          <table:table-column table:style-name="TableColumn1360"/>
          <table:table-column table:style-name="TableColumn1361"/>
          <table:table-column table:style-name="TableColumn1362"/>
        </table:table-columns>
        <table:table-row table:style-name="TableRow1363">
          <table:table-cell table:style-name="TableCell1364">
            <text:p text:style-name="Normal"><text:span text:style-name="T1365">Caso de uso ID</text:span></text:p>
          </table:table-cell>
          <table:table-cell table:style-name="TableCell1366" table:number-columns-spanned="3">
            <text:p text:style-name="Normal"><text:span text:style-name="T1367">CU-10</text:span></text:p>
          </table:table-cell>
          <table:covered-table-cell/>
          <table:covered-table-cell/>
        </table:table-row>
        <table:table-row table:style-name="TableRow1368">
          <table:table-cell table:style-name="TableCell1369">
            <text:p text:style-name="P1370">Caso de uso Nombre:</text:p>
          </table:table-cell>
          <table:table-cell table:style-name="TableCell1371">
            <text:p text:style-name="Normal"><text:span text:style-name="T1372">Buscar productos</text:span></text:p>
          </table:table-cell>
          <table:table-cell table:style-name="TableCell1373">
            <text:p text:style-name="Normal"><text:span text:style-name="T1374">Ultima actualización realizada por:</text:span></text:p>
          </table:table-cell>
          <table:table-cell table:style-name="TableCell1375">
            <text:p text:style-name="Normal">Daisy Cedeño</text:p>
          </table:table-cell>
        </table:table-row>
        <table:table-row table:style-name="TableRow1376">
          <table:table-cell table:style-name="TableCell1377">
            <text:p text:style-name="Normal"><text:span text:style-name="T1378">Creado por:</text:span></text:p>
          </table:table-cell>
          <table:table-cell table:style-name="TableCell1379">
            <text:p text:style-name="Normal"><text:span text:style-name="T1380">Grupo #1<text:s/></text:span></text:p>
          </table:table-cell>
          <table:table-cell table:style-name="TableCell1381">
            <text:p text:style-name="P1382"><text:span text:style-name="T1383">Fecha última modificación:</text:span></text:p>
          </table:table-cell>
          <table:table-cell table:style-name="TableCell1384">
            <text:p text:style-name="Normal">15/09/2024</text:p>
          </table:table-cell>
        </table:table-row>
        <table:table-row table:style-name="TableRow1385">
          <table:table-cell table:style-name="TableCell1386">
            <text:p text:style-name="Normal"><text:span text:style-name="T1387">Fecha de creación:</text:span></text:p>
          </table:table-cell>
          <table:table-cell table:style-name="TableCell1388" table:number-columns-spanned="3">
            <text:p text:style-name="Normal"><text:span text:style-name="T1389">15 de setiembre del 2024</text:span></text:p>
          </table:table-cell>
          <table:covered-table-cell/>
          <table:covered-table-cell/>
        </table:table-row>
        <table:table-row table:style-name="TableRow1390">
          <table:table-cell table:style-name="TableCell1391">
            <text:p text:style-name="Normal"><text:span text:style-name="T1392">Actores:</text:span></text:p>
          </table:table-cell>
          <table:table-cell table:style-name="TableCell1393" table:number-columns-spanned="3">
            <text:p text:style-name="Normal"><text:span text:style-name="T1394">Cliente</text:span></text:p>
          </table:table-cell>
          <table:covered-table-cell/>
          <table:covered-table-cell/>
        </table:table-row>
        <table:table-row table:style-name="TableRow1395">
          <table:table-cell table:style-name="TableCell1396">
            <text:p text:style-name="Normal"><text:span text:style-name="T1397">Descripción:</text:span></text:p>
          </table:table-cell>
          <table:table-cell table:style-name="TableCell1398" table:number-columns-spanned="3">
            <text:p text:style-name="Normal"><text:span text:style-name="T1399">Es este apartado se puede realizar la búsqueda de un producto mediante el nombre.<text:s/></text:span></text:p>
          </table:table-cell>
          <table:covered-table-cell/>
          <table:covered-table-cell/>
        </table:table-row>
        <table:table-row table:style-name="TableRow1400">
          <table:table-cell table:style-name="TableCell1401">
            <text:p text:style-name="Normal"><text:span text:style-name="T1402">Condiciones previas:</text:span></text:p>
          </table:table-cell>
          <table:table-cell table:style-name="TableCell1403" table:number-columns-spanned="3">
            <text:list text:style-name="LFO3" text:continue-numbering="true">
              <text:list-item>
                <text:p text:style-name="P1404"><text:span text:style-name="T1405">El sistema debe estar funcionando correctamente para poder realizar la acción.</text:span></text:p>
              </text:list-item>
              <text:list-item>
                <text:p text:style-name="P1406"><text:span text:style-name="T1407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408">
          <table:table-cell table:style-name="TableCell1409">
            <text:p text:style-name="Normal"><text:span text:style-name="T1410">Condiciones posteriores:</text:span></text:p>
          </table:table-cell>
          <table:table-cell table:style-name="TableCell1411" table:number-columns-spanned="3">
            <text:list text:style-name="LFO4" text:continue-numbering="true">
              <text:list-item>
                <text:p text:style-name="P1412">Mostrar en pantalla el producto que buscaba, en caso de no existir mostrar un mensaje que lo indique.</text:p>
              </text:list-item>
            </text:list>
          </table:table-cell>
          <table:covered-table-cell/>
          <table:covered-table-cell/>
        </table:table-row>
        <table:table-row table:style-name="TableRow1413">
          <table:table-cell table:style-name="TableCell1414">
            <text:p text:style-name="Normal"><text:span text:style-name="T1415">Flujo normal:</text:span></text:p>
          </table:table-cell>
          <table:table-cell table:style-name="TableCell1416" table:number-columns-spanned="3">
            <text:p text:style-name="Normal"><text:span text:style-name="T1417">1. Buscar productos</text:span></text:p>
            <text:p text:style-name="P1418">1.1 Ingresar a la página.<text:s/></text:p>
            <text:p text:style-name="P1419">1.2<text:s/>Presionar el ícono de búsqueda.</text:p>
            <text:p text:style-name="P1420">1.3 Ingresar el nombre del producto a buscar.</text:p>
            <text:p text:style-name="P1421">1.4 En caso de existir, mostrar el producto solicitado.</text:p>
          </table:table-cell>
          <table:covered-table-cell/>
          <table:covered-table-cell/>
        </table:table-row>
        <table:table-row table:style-name="TableRow1422">
          <table:table-cell table:style-name="TableCell1423">
            <text:p text:style-name="Normal"><text:span text:style-name="T1424">Flujos alternativos:</text:span></text:p>
          </table:table-cell>
          <table:table-cell table:style-name="TableCell1425" table:number-columns-spanned="3">
            <text:p text:style-name="Normal"><text:span text:style-name="T1426">1.3 Ingresar el nombre de un producto no disponible</text:span><text:span text:style-name="T1427">.</text:span></text:p>
            <text:p text:style-name="P1428">1.3.1 El usuario puede ingresar el nombre de un producto que no está disponible o no existe en el sistema.</text:p>
            <text:p text:style-name="P1429">1.3.2 Mostrar el producto con una etiqueta “No disponible”.</text:p>
            <text:p text:style-name="P1430">1.3.3 En caso de no existir, mostrar un mensaje indicando esa información.</text:p>
          </table:table-cell>
          <table:covered-table-cell/>
          <table:covered-table-cell/>
        </table:table-row>
        <table:table-row table:style-name="TableRow1431">
          <table:table-cell table:style-name="TableCell1432">
            <text:p text:style-name="Normal"><text:span text:style-name="T1433">Incluye:</text:span></text:p>
          </table:table-cell>
          <table:table-cell table:style-name="TableCell1434" table:number-columns-spanned="3">
            <text:p text:style-name="Normal"><text:span text:style-name="T1435">Ninguno</text:span></text:p>
          </table:table-cell>
          <table:covered-table-cell/>
          <table:covered-table-cell/>
        </table:table-row>
        <table:table-row table:style-name="TableRow1436">
          <table:table-cell table:style-name="TableCell1437">
            <text:p text:style-name="Normal"><text:span text:style-name="T1438">Prioridad:</text:span></text:p>
          </table:table-cell>
          <table:table-cell table:style-name="TableCell1439" table:number-columns-spanned="3">
            <text:p text:style-name="Normal"><text:span text:style-name="T1440">Media</text:span></text:p>
          </table:table-cell>
          <table:covered-table-cell/>
          <table:covered-table-cell/>
        </table:table-row>
        <table:table-row table:style-name="TableRow1441">
          <table:table-cell table:style-name="TableCell1442">
            <text:p text:style-name="Normal"><text:span text:style-name="T1443">Frecuencia de uso:</text:span></text:p>
          </table:table-cell>
          <table:table-cell table:style-name="TableCell1444" table:number-columns-spanned="3">
            <text:p text:style-name="Normal"><text:span text:style-name="T1445">Alta</text:span></text:p>
          </table:table-cell>
          <table:covered-table-cell/>
          <table:covered-table-cell/>
        </table:table-row>
        <table:table-row table:style-name="TableRow1446">
          <table:table-cell table:style-name="TableCell1447">
            <text:p text:style-name="Normal"><text:span text:style-name="T1448">Reglas del negocio:</text:span></text:p>
          </table:table-cell>
          <table:table-cell table:style-name="TableCell1449" table:number-columns-spanned="3">
            <text:p text:style-name="Normal"><text:span text:style-name="T1450">RN-11</text:span></text:p>
          </table:table-cell>
          <table:covered-table-cell/>
          <table:covered-table-cell/>
        </table:table-row>
        <table:table-row table:style-name="TableRow1451">
          <table:table-cell table:style-name="TableCell1452">
            <text:p text:style-name="Normal"><text:span text:style-name="T1453">Requisitos especiales:</text:span></text:p>
          </table:table-cell>
          <table:table-cell table:style-name="TableCell1454" table:number-columns-spanned="3">
            <text:list text:style-name="LFO6" text:continue-numbering="true">
              <text:list-item>
                <text:p text:style-name="P1455"><text:span text:style-name="T1456">Ingresar palabras y no caracteres especiales o números.</text:span></text:p>
              </text:list-item>
            </text:list>
          </table:table-cell>
          <table:covered-table-cell/>
          <table:covered-table-cell/>
        </table:table-row>
        <table:table-row table:style-name="TableRow1457">
          <table:table-cell table:style-name="TableCell1458">
            <text:p text:style-name="Normal"><text:span text:style-name="T1459">Supuestos:</text:span></text:p>
          </table:table-cell>
          <table:table-cell table:style-name="TableCell1460" table:number-columns-spanned="3">
            <text:list text:style-name="LFO7" text:continue-numbering="true">
              <text:list-item>
                <text:p text:style-name="P1461"><text:span text:style-name="T1462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463">
          <table:table-cell table:style-name="TableCell1464">
            <text:p text:style-name="Normal"><text:span text:style-name="T1465">Ambiente Operativo:</text:span></text:p>
          </table:table-cell>
          <table:table-cell table:style-name="TableCell1466" table:number-columns-spanned="3">
            <text:p text:style-name="Normal"><text:span text:style-name="T1467">Requisitos mínimos:</text:span></text:p>
            <text:p text:style-name="Normal"><text:span text:style-name="T1468">Sistema Operativo: Windows 8 Profesional x64 o superior.</text:span></text:p>
            <text:p text:style-name="Normal"><text:span text:style-name="T1469">Procesador: i5 4 núcleos 2.0 GHz o AMD A8 4 núcleos 2.0GHz</text:span></text:p>
            <text:p text:style-name="Normal"><text:span text:style-name="T1470">Disco duro: 500GB 7400RPM</text:span></text:p>
            <text:p text:style-name="Normal"><text:span text:style-name="T1471">RAM: 8 GB 1866MHz</text:span></text:p>
            <text:p text:style-name="Normal"><text:span text:style-name="T1472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soft-page-break/>
      <text:list text:style-name="LFO8" text:continue-numbering="true">
        <text:list-item>
          <text:p text:style-name="P1473">Seleccionar pago</text:p>
        </text:list-item>
      </text:list>
      <table:table table:style-name="Table1474">
        <table:table-columns>
          <table:table-column table:style-name="TableColumn1475"/>
          <table:table-column table:style-name="TableColumn1476"/>
          <table:table-column table:style-name="TableColumn1477"/>
          <table:table-column table:style-name="TableColumn1478"/>
        </table:table-columns>
        <table:table-row table:style-name="TableRow1479">
          <table:table-cell table:style-name="TableCell1480">
            <text:p text:style-name="Normal"><text:span text:style-name="T1481">Caso de uso ID</text:span></text:p>
          </table:table-cell>
          <table:table-cell table:style-name="TableCell1482" table:number-columns-spanned="3">
            <text:p text:style-name="Normal"><text:span text:style-name="T1483">CU-11</text:span></text:p>
          </table:table-cell>
          <table:covered-table-cell/>
          <table:covered-table-cell/>
        </table:table-row>
        <table:table-row table:style-name="TableRow1484">
          <table:table-cell table:style-name="TableCell1485">
            <text:p text:style-name="P1486">Caso de uso Nombre:</text:p>
          </table:table-cell>
          <table:table-cell table:style-name="TableCell1487">
            <text:p text:style-name="Normal"><text:span text:style-name="T1488">Seleccionar pago</text:span></text:p>
          </table:table-cell>
          <table:table-cell table:style-name="TableCell1489">
            <text:p text:style-name="Normal"><text:span text:style-name="T1490">Ultima actualización realizada por:</text:span></text:p>
          </table:table-cell>
          <table:table-cell table:style-name="TableCell1491">
            <text:p text:style-name="Normal">Daisy Cedeño</text:p>
          </table:table-cell>
        </table:table-row>
        <table:table-row table:style-name="TableRow1492">
          <table:table-cell table:style-name="TableCell1493">
            <text:p text:style-name="Normal"><text:span text:style-name="T1494">Creado por:</text:span></text:p>
          </table:table-cell>
          <table:table-cell table:style-name="TableCell1495">
            <text:p text:style-name="Normal"><text:span text:style-name="T1496">Grupo #1<text:s/></text:span></text:p>
          </table:table-cell>
          <table:table-cell table:style-name="TableCell1497">
            <text:p text:style-name="P1498"><text:span text:style-name="T1499">Fecha última modificación:</text:span></text:p>
          </table:table-cell>
          <table:table-cell table:style-name="TableCell1500">
            <text:p text:style-name="Normal">15/09/2024</text:p>
          </table:table-cell>
        </table:table-row>
        <table:table-row table:style-name="TableRow1501">
          <table:table-cell table:style-name="TableCell1502">
            <text:p text:style-name="Normal"><text:span text:style-name="T1503">Fecha de creación:</text:span></text:p>
          </table:table-cell>
          <table:table-cell table:style-name="TableCell1504" table:number-columns-spanned="3">
            <text:p text:style-name="Normal"><text:span text:style-name="T1505">15 de setiembre del 2024</text:span></text:p>
          </table:table-cell>
          <table:covered-table-cell/>
          <table:covered-table-cell/>
        </table:table-row>
        <table:table-row table:style-name="TableRow1506">
          <table:table-cell table:style-name="TableCell1507">
            <text:p text:style-name="Normal"><text:span text:style-name="T1508">Actores:</text:span></text:p>
          </table:table-cell>
          <table:table-cell table:style-name="TableCell1509" table:number-columns-spanned="3">
            <text:p text:style-name="Normal"><text:span text:style-name="T1510">Cliente</text:span></text:p>
          </table:table-cell>
          <table:covered-table-cell/>
          <table:covered-table-cell/>
        </table:table-row>
        <table:table-row table:style-name="TableRow1511">
          <table:table-cell table:style-name="TableCell1512">
            <text:p text:style-name="Normal"><text:span text:style-name="T1513">Descripción:</text:span></text:p>
          </table:table-cell>
          <table:table-cell table:style-name="TableCell1514" table:number-columns-spanned="3">
            <text:p text:style-name="Normal"><text:span text:style-name="T1515">Al<text:s/></text:span><text:span text:style-name="T1516">realizar un pedido debe elegir el tipo de pago.</text:span></text:p>
          </table:table-cell>
          <table:covered-table-cell/>
          <table:covered-table-cell/>
        </table:table-row>
        <table:table-row table:style-name="TableRow1517">
          <table:table-cell table:style-name="TableCell1518">
            <text:p text:style-name="Normal"><text:span text:style-name="T1519">Condiciones previas:</text:span></text:p>
          </table:table-cell>
          <table:table-cell table:style-name="TableCell1520" table:number-columns-spanned="3">
            <text:list text:style-name="LFO3" text:continue-numbering="true">
              <text:list-item>
                <text:p text:style-name="P1521"><text:span text:style-name="T1522">El sistema debe estar funcionando correctamente para poder realizar la acción.</text:span></text:p>
              </text:list-item>
              <text:list-item>
                <text:p text:style-name="P1523"><text:span text:style-name="T1524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525">
          <table:table-cell table:style-name="TableCell1526">
            <text:p text:style-name="Normal"><text:span text:style-name="T1527">Condiciones posteriores:</text:span></text:p>
          </table:table-cell>
          <table:table-cell table:style-name="TableCell1528" table:number-columns-spanned="3">
            <text:list text:style-name="LFO4" text:continue-numbering="true">
              <text:list-item>
                <text:p text:style-name="P1529">Mostrar opciones de tipo de pago</text:p>
              </text:list-item>
            </text:list>
          </table:table-cell>
          <table:covered-table-cell/>
          <table:covered-table-cell/>
        </table:table-row>
        <table:table-row table:style-name="TableRow1530">
          <table:table-cell table:style-name="TableCell1531">
            <text:p text:style-name="Normal"><text:span text:style-name="T1532">Flujo normal:</text:span></text:p>
          </table:table-cell>
          <table:table-cell table:style-name="TableCell1533" table:number-columns-spanned="3">
            <text:p text:style-name="Normal"><text:span text:style-name="T1534">1.<text:s/></text:span><text:span text:style-name="T1535">Seleccionar pago</text:span></text:p>
            <text:p text:style-name="P1536">1.1<text:s/>Abre el carrito.</text:p>
            <text:p text:style-name="P1537">1.2 Presionar “Realizar pedido”.</text:p>
            <text:p text:style-name="P1538">1.3 Se despliega opciones sobre métodos de pago</text:p>
            <text:p text:style-name="P1539">1.4 Selecciona un método de pago.</text:p>
            <text:p text:style-name="P1540">1.5 Continuar con la realización de pedido</text:p>
            <text:p text:style-name="P1541"/>
          </table:table-cell>
          <table:covered-table-cell/>
          <table:covered-table-cell/>
        </table:table-row>
        <table:table-row table:style-name="TableRow1542">
          <table:table-cell table:style-name="TableCell1543">
            <text:p text:style-name="Normal"><text:span text:style-name="T1544">Flujos alternativos:</text:span></text:p>
          </table:table-cell>
          <table:table-cell table:style-name="TableCell1545" table:number-columns-spanned="3">
            <text:p text:style-name="Normal"><text:span text:style-name="T1546">1.3<text:s/></text:span><text:span text:style-name="T1547">Método me pago<text:s/></text:span></text:p>
            <text:p text:style-name="P1548">1.3.1<text:s/>Las opciones de método de pago no sea lo que el cliente busca.</text:p>
            <text:p text:style-name="P1549">1.3.2 Cancelar pedido</text:p>
            <text:p text:style-name="P1550"/>
          </table:table-cell>
          <table:covered-table-cell/>
          <table:covered-table-cell/>
        </table:table-row>
        <table:table-row table:style-name="TableRow1551">
          <table:table-cell table:style-name="TableCell1552">
            <text:p text:style-name="Normal"><text:span text:style-name="T1553">Incluye:</text:span></text:p>
          </table:table-cell>
          <table:table-cell table:style-name="TableCell1554" table:number-columns-spanned="3">
            <text:p text:style-name="Normal"><text:span text:style-name="T1555">Ninguno</text:span></text:p>
          </table:table-cell>
          <table:covered-table-cell/>
          <table:covered-table-cell/>
        </table:table-row>
        <table:table-row table:style-name="TableRow1556">
          <table:table-cell table:style-name="TableCell1557">
            <text:p text:style-name="Normal"><text:span text:style-name="T1558">Prioridad:</text:span></text:p>
          </table:table-cell>
          <table:table-cell table:style-name="TableCell1559" table:number-columns-spanned="3">
            <text:p text:style-name="Normal"><text:span text:style-name="T1560">Media</text:span></text:p>
          </table:table-cell>
          <table:covered-table-cell/>
          <table:covered-table-cell/>
        </table:table-row>
        <table:table-row table:style-name="TableRow1561">
          <table:table-cell table:style-name="TableCell1562">
            <text:p text:style-name="Normal"><text:span text:style-name="T1563">Frecuencia de uso:</text:span></text:p>
          </table:table-cell>
          <table:table-cell table:style-name="TableCell1564" table:number-columns-spanned="3">
            <text:p text:style-name="Normal"><text:span text:style-name="T1565">Alta</text:span></text:p>
          </table:table-cell>
          <table:covered-table-cell/>
          <table:covered-table-cell/>
        </table:table-row>
        <table:table-row table:style-name="TableRow1566">
          <table:table-cell table:style-name="TableCell1567">
            <text:p text:style-name="Normal"><text:span text:style-name="T1568">Reglas del negocio:</text:span></text:p>
          </table:table-cell>
          <table:table-cell table:style-name="TableCell1569" table:number-columns-spanned="3">
            <text:p text:style-name="Normal"><text:span text:style-name="T1570">RN-11</text:span></text:p>
          </table:table-cell>
          <table:covered-table-cell/>
          <table:covered-table-cell/>
        </table:table-row>
        <table:table-row table:style-name="TableRow1571">
          <table:table-cell table:style-name="TableCell1572">
            <text:p text:style-name="Normal"><text:span text:style-name="T1573">Requisitos especiales:</text:span></text:p>
          </table:table-cell>
          <table:table-cell table:style-name="TableCell1574" table:number-columns-spanned="3">
            <text:list text:style-name="LFO6" text:continue-numbering="true">
              <text:list-item>
                <text:p text:style-name="P1575"><text:span text:style-name="T1576">Tener productos en el carrito.</text:span></text:p>
              </text:list-item>
            </text:list>
          </table:table-cell>
          <table:covered-table-cell/>
          <table:covered-table-cell/>
        </table:table-row>
        <table:table-row table:style-name="TableRow1577">
          <table:table-cell table:style-name="TableCell1578">
            <text:p text:style-name="Normal"><text:span text:style-name="T1579">Supuestos:</text:span></text:p>
          </table:table-cell>
          <table:table-cell table:style-name="TableCell1580" table:number-columns-spanned="3">
            <text:list text:style-name="LFO7" text:continue-numbering="true">
              <text:list-item>
                <text:p text:style-name="P1581"><text:span text:style-name="T1582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583">
          <table:table-cell table:style-name="TableCell1584">
            <text:p text:style-name="Normal"><text:span text:style-name="T1585">Ambiente Operativo:</text:span></text:p>
          </table:table-cell>
          <table:table-cell table:style-name="TableCell1586" table:number-columns-spanned="3">
            <text:p text:style-name="Normal"><text:span text:style-name="T1587">Requisitos mínimos:</text:span></text:p>
            <text:p text:style-name="Normal"><text:span text:style-name="T1588">Sistema Operativo: Windows 8 Profesional x64 o superior.</text:span></text:p>
            <text:p text:style-name="Normal"><text:span text:style-name="T1589">Procesador: i5 4 núcleos 2.0 GHz o AMD A8 4 núcleos 2.0GHz</text:span></text:p>
            <text:p text:style-name="Normal"><text:span text:style-name="T1590">Disco duro: 500GB 7400RPM</text:span></text:p>
            <text:p text:style-name="Normal"><text:span text:style-name="T1591">RAM: 8 GB 1866MHz</text:span></text:p>
            <text:p text:style-name="Normal"><text:span text:style-name="T1592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1593">Comentarios</text:p>
        </text:list-item>
      </text:list>
      <table:table table:style-name="Table1594">
        <table:table-columns>
          <table:table-column table:style-name="TableColumn1595"/>
          <table:table-column table:style-name="TableColumn1596"/>
          <table:table-column table:style-name="TableColumn1597"/>
          <table:table-column table:style-name="TableColumn1598"/>
        </table:table-columns>
        <table:table-row table:style-name="TableRow1599">
          <table:table-cell table:style-name="TableCell1600">
            <text:p text:style-name="Normal"><text:span text:style-name="T1601">Caso de uso ID</text:span></text:p>
          </table:table-cell>
          <table:table-cell table:style-name="TableCell1602" table:number-columns-spanned="3">
            <text:p text:style-name="Normal"><text:span text:style-name="T1603">CU-12</text:span></text:p>
          </table:table-cell>
          <table:covered-table-cell/>
          <table:covered-table-cell/>
        </table:table-row>
        <table:table-row table:style-name="TableRow1604">
          <table:table-cell table:style-name="TableCell1605">
            <text:p text:style-name="P1606">Caso de uso Nombre:</text:p>
          </table:table-cell>
          <table:table-cell table:style-name="TableCell1607">
            <text:p text:style-name="Normal"><text:span text:style-name="T1608">Comentarios</text:span></text:p>
          </table:table-cell>
          <table:table-cell table:style-name="TableCell1609">
            <text:p text:style-name="Normal"><text:span text:style-name="T1610">Ultima actualización realizada por:</text:span></text:p>
          </table:table-cell>
          <table:table-cell table:style-name="TableCell1611">
            <text:p text:style-name="Normal">Daisy Cedeño</text:p>
          </table:table-cell>
        </table:table-row>
        <table:table-row table:style-name="TableRow1612">
          <table:table-cell table:style-name="TableCell1613">
            <text:p text:style-name="Normal"><text:span text:style-name="T1614">Creado por:</text:span></text:p>
          </table:table-cell>
          <table:table-cell table:style-name="TableCell1615">
            <text:p text:style-name="Normal"><text:span text:style-name="T1616">Grupo #1<text:s/></text:span></text:p>
          </table:table-cell>
          <table:table-cell table:style-name="TableCell1617">
            <text:p text:style-name="P1618"><text:span text:style-name="T1619">Fecha última modificación:</text:span></text:p>
          </table:table-cell>
          <table:table-cell table:style-name="TableCell1620">
            <text:p text:style-name="Normal">15/09/2024</text:p>
          </table:table-cell>
        </table:table-row>
        <table:table-row table:style-name="TableRow1621">
          <table:table-cell table:style-name="TableCell1622">
            <text:p text:style-name="Normal"><text:span text:style-name="T1623">Fecha de creación:</text:span></text:p>
          </table:table-cell>
          <table:table-cell table:style-name="TableCell1624" table:number-columns-spanned="3">
            <text:p text:style-name="Normal"><text:span text:style-name="T1625">15 de setiembre del 2024</text:span></text:p>
          </table:table-cell>
          <table:covered-table-cell/>
          <table:covered-table-cell/>
        </table:table-row>
        <table:table-row table:style-name="TableRow1626">
          <table:table-cell table:style-name="TableCell1627">
            <text:p text:style-name="Normal"><text:span text:style-name="T1628">Actores:</text:span></text:p>
          </table:table-cell>
          <table:table-cell table:style-name="TableCell1629" table:number-columns-spanned="3">
            <text:p text:style-name="Normal"><text:span text:style-name="T1630">Cliente</text:span></text:p>
          </table:table-cell>
          <table:covered-table-cell/>
          <table:covered-table-cell/>
        </table:table-row>
        <table:table-row table:style-name="TableRow1631">
          <table:table-cell table:style-name="TableCell1632">
            <text:p text:style-name="Normal"><text:span text:style-name="T1633">Descripción:</text:span></text:p>
          </table:table-cell>
          <table:table-cell table:style-name="TableCell1634" table:number-columns-spanned="3">
            <text:p text:style-name="Normal"><text:span text:style-name="T1635">En cada producto, habrá un espacio para realizar comentarios acerca del producto.</text:span></text:p>
          </table:table-cell>
          <table:covered-table-cell/>
          <table:covered-table-cell/>
        </table:table-row>
        <table:table-row table:style-name="TableRow1636">
          <table:table-cell table:style-name="TableCell1637">
            <text:p text:style-name="Normal"><text:span text:style-name="T1638">Condiciones previas:</text:span></text:p>
          </table:table-cell>
          <table:table-cell table:style-name="TableCell1639" table:number-columns-spanned="3">
            <text:list text:style-name="LFO3" text:continue-numbering="true">
              <text:list-item>
                <text:p text:style-name="P1640"><text:span text:style-name="T1641">El sistema debe estar funcionando correctamente para poder realizar la acción.</text:span></text:p>
              </text:list-item>
              <text:list-item>
                <text:p text:style-name="P1642"><text:span text:style-name="T1643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644">
          <table:table-cell table:style-name="TableCell1645">
            <text:p text:style-name="Normal"><text:span text:style-name="T1646">Condiciones posteriores:</text:span></text:p>
          </table:table-cell>
          <table:table-cell table:style-name="TableCell1647" table:number-columns-spanned="3">
            <text:list text:style-name="LFO4" text:continue-numbering="true">
              <text:list-item>
                <text:p text:style-name="P1648">Mostrar los comentarios de todos los usuarios.</text:p>
              </text:list-item>
            </text:list>
          </table:table-cell>
          <table:covered-table-cell/>
          <table:covered-table-cell/>
        </table:table-row>
        <table:table-row table:style-name="TableRow1649">
          <table:table-cell table:style-name="TableCell1650">
            <text:p text:style-name="Normal"><text:span text:style-name="T1651">Flujo normal:</text:span></text:p>
          </table:table-cell>
          <table:table-cell table:style-name="TableCell1652" table:number-columns-spanned="3">
            <text:p text:style-name="Normal"><text:span text:style-name="T1653">1. Comentario.</text:span></text:p>
            <text:p text:style-name="P1654">1.1<text:s/>Selecciona un producto.</text:p>
            <text:p text:style-name="P1655">1.2<text:s/>Ingresa un comentario.</text:p>
            <text:p text:style-name="P1656">1.3 Puede visualizar los comentarios realizados por todos los usuarios</text:p>
            <text:p text:style-name="P1657"/>
          </table:table-cell>
          <table:covered-table-cell/>
          <table:covered-table-cell/>
        </table:table-row>
        <table:table-row table:style-name="TableRow1658">
          <table:table-cell table:style-name="TableCell1659">
            <text:p text:style-name="Normal"><text:span text:style-name="T1660">Flujos alternativos:</text:span></text:p>
          </table:table-cell>
          <table:table-cell table:style-name="TableCell1661" table:number-columns-spanned="3">
            <text:p text:style-name="Normal"><text:span text:style-name="T1662">1.</text:span><text:span text:style-name="T1663">2 Ingresa comentarios</text:span></text:p>
            <text:p text:style-name="P1664">1.3.1<text:s/>Ingreso de comentarios maliciosos</text:p>
          </table:table-cell>
          <table:covered-table-cell/>
          <table:covered-table-cell/>
        </table:table-row>
        <table:table-row table:style-name="TableRow1665">
          <table:table-cell table:style-name="TableCell1666">
            <text:p text:style-name="Normal"><text:span text:style-name="T1667">Incluye:</text:span></text:p>
          </table:table-cell>
          <table:table-cell table:style-name="TableCell1668" table:number-columns-spanned="3">
            <text:p text:style-name="Normal"><text:span text:style-name="T1669">Ninguno</text:span></text:p>
          </table:table-cell>
          <table:covered-table-cell/>
          <table:covered-table-cell/>
        </table:table-row>
        <table:table-row table:style-name="TableRow1670">
          <table:table-cell table:style-name="TableCell1671">
            <text:p text:style-name="Normal"><text:span text:style-name="T1672">Prioridad:</text:span></text:p>
          </table:table-cell>
          <table:table-cell table:style-name="TableCell1673" table:number-columns-spanned="3">
            <text:p text:style-name="Normal"><text:span text:style-name="T1674">Media</text:span></text:p>
          </table:table-cell>
          <table:covered-table-cell/>
          <table:covered-table-cell/>
        </table:table-row>
        <table:table-row table:style-name="TableRow1675">
          <table:table-cell table:style-name="TableCell1676">
            <text:p text:style-name="Normal"><text:span text:style-name="T1677">Frecuencia de uso:</text:span></text:p>
          </table:table-cell>
          <table:table-cell table:style-name="TableCell1678" table:number-columns-spanned="3">
            <text:p text:style-name="Normal"><text:span text:style-name="T1679">Baja</text:span></text:p>
          </table:table-cell>
          <table:covered-table-cell/>
          <table:covered-table-cell/>
        </table:table-row>
        <table:table-row table:style-name="TableRow1680">
          <table:table-cell table:style-name="TableCell1681">
            <text:p text:style-name="Normal"><text:span text:style-name="T1682">Reglas del negocio:</text:span></text:p>
          </table:table-cell>
          <table:table-cell table:style-name="TableCell1683" table:number-columns-spanned="3">
            <text:p text:style-name="Normal"><text:span text:style-name="T1684">RN-11</text:span></text:p>
          </table:table-cell>
          <table:covered-table-cell/>
          <table:covered-table-cell/>
        </table:table-row>
        <table:table-row table:style-name="TableRow1685">
          <table:table-cell table:style-name="TableCell1686">
            <text:p text:style-name="Normal"><text:span text:style-name="T1687">Requisitos especiales:</text:span></text:p>
          </table:table-cell>
          <table:table-cell table:style-name="TableCell1688" table:number-columns-spanned="3">
            <text:list text:style-name="LFO6" text:continue-numbering="true">
              <text:list-item>
                <text:p text:style-name="P1689"><text:span text:style-name="T1690">Iniciar sesión antes realizar un comentario</text:span></text:p>
              </text:list-item>
            </text:list>
          </table:table-cell>
          <table:covered-table-cell/>
          <table:covered-table-cell/>
        </table:table-row>
        <table:table-row table:style-name="TableRow1691">
          <table:table-cell table:style-name="TableCell1692">
            <text:p text:style-name="Normal"><text:span text:style-name="T1693">Supuestos:</text:span></text:p>
          </table:table-cell>
          <table:table-cell table:style-name="TableCell1694" table:number-columns-spanned="3">
            <text:list text:style-name="LFO7" text:continue-numbering="true">
              <text:list-item>
                <text:p text:style-name="P1695"><text:span text:style-name="T1696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697">
          <table:table-cell table:style-name="TableCell1698">
            <text:p text:style-name="Normal"><text:span text:style-name="T1699">Ambiente Operativo:</text:span></text:p>
          </table:table-cell>
          <table:table-cell table:style-name="TableCell1700" table:number-columns-spanned="3">
            <text:p text:style-name="Normal"><text:span text:style-name="T1701">Requisitos mínimos:</text:span></text:p>
            <text:p text:style-name="Normal"><text:span text:style-name="T1702">Sistema Operativo: Windows 8 Profesional x64 o superior.</text:span></text:p>
            <text:p text:style-name="Normal"><text:span text:style-name="T1703">Procesador: i5 4 núcleos 2.0 GHz o AMD A8 4 núcleos 2.0GHz</text:span></text:p>
            <text:p text:style-name="Normal"><text:span text:style-name="T1704">Disco duro: 500GB 7400RPM</text:span></text:p>
            <text:p text:style-name="Normal"><text:span text:style-name="T1705">RAM: 8 GB 1866MHz</text:span></text:p>
            <text:p text:style-name="Normal"><text:span text:style-name="T1706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1707">Comprobante de pedido</text:p>
        </text:list-item>
      </text:list>
      <table:table table:style-name="Table1708">
        <table:table-columns>
          <table:table-column table:style-name="TableColumn1709"/>
          <table:table-column table:style-name="TableColumn1710"/>
          <table:table-column table:style-name="TableColumn1711"/>
          <table:table-column table:style-name="TableColumn1712"/>
        </table:table-columns>
        <table:table-row table:style-name="TableRow1713">
          <table:table-cell table:style-name="TableCell1714">
            <text:p text:style-name="Normal"><text:span text:style-name="T1715">Caso de uso ID</text:span></text:p>
          </table:table-cell>
          <table:table-cell table:style-name="TableCell1716" table:number-columns-spanned="3">
            <text:p text:style-name="Normal"><text:span text:style-name="T1717">CU-13</text:span></text:p>
          </table:table-cell>
          <table:covered-table-cell/>
          <table:covered-table-cell/>
        </table:table-row>
        <table:table-row table:style-name="TableRow1718">
          <table:table-cell table:style-name="TableCell1719">
            <text:p text:style-name="P1720">Caso de uso Nombre:</text:p>
          </table:table-cell>
          <table:table-cell table:style-name="TableCell1721">
            <text:p text:style-name="Normal"><text:span text:style-name="T1722">Comprobante de pedidos</text:span></text:p>
          </table:table-cell>
          <table:table-cell table:style-name="TableCell1723">
            <text:p text:style-name="Normal"><text:span text:style-name="T1724">Ultima actualización realizada por:</text:span></text:p>
          </table:table-cell>
          <table:table-cell table:style-name="TableCell1725">
            <text:p text:style-name="Normal">Daisy Cedeño</text:p>
          </table:table-cell>
        </table:table-row>
        <table:table-row table:style-name="TableRow1726">
          <table:table-cell table:style-name="TableCell1727">
            <text:p text:style-name="Normal"><text:span text:style-name="T1728">Creado por:</text:span></text:p>
          </table:table-cell>
          <table:table-cell table:style-name="TableCell1729">
            <text:p text:style-name="Normal"><text:span text:style-name="T1730">Grupo #1<text:s/></text:span></text:p>
          </table:table-cell>
          <table:table-cell table:style-name="TableCell1731">
            <text:p text:style-name="P1732"><text:span text:style-name="T1733">Fecha última modificación:</text:span></text:p>
          </table:table-cell>
          <table:table-cell table:style-name="TableCell1734">
            <text:p text:style-name="Normal">15/09/2024</text:p>
          </table:table-cell>
        </table:table-row>
        <table:table-row table:style-name="TableRow1735">
          <table:table-cell table:style-name="TableCell1736">
            <text:p text:style-name="Normal"><text:span text:style-name="T1737">Fecha de creación:</text:span></text:p>
          </table:table-cell>
          <table:table-cell table:style-name="TableCell1738" table:number-columns-spanned="3">
            <text:p text:style-name="Normal"><text:span text:style-name="T1739">15 de setiembre del 2024</text:span></text:p>
          </table:table-cell>
          <table:covered-table-cell/>
          <table:covered-table-cell/>
        </table:table-row>
        <table:table-row table:style-name="TableRow1740">
          <table:table-cell table:style-name="TableCell1741">
            <text:p text:style-name="Normal"><text:span text:style-name="T1742">Actores:</text:span></text:p>
          </table:table-cell>
          <table:table-cell table:style-name="TableCell1743" table:number-columns-spanned="3">
            <text:p text:style-name="Normal"><text:span text:style-name="T1744">Cliente</text:span></text:p>
          </table:table-cell>
          <table:covered-table-cell/>
          <table:covered-table-cell/>
        </table:table-row>
        <table:table-row table:style-name="TableRow1745">
          <table:table-cell table:style-name="TableCell1746">
            <text:p text:style-name="Normal"><text:span text:style-name="T1747">Descripción:</text:span></text:p>
          </table:table-cell>
          <table:table-cell table:style-name="TableCell1748" table:number-columns-spanned="3">
            <text:p text:style-name="Normal"><text:span text:style-name="T1749">Al realizar un pedido, el cliente debe recibir un comprobante del pedido vía correo electrónico.</text:span></text:p>
          </table:table-cell>
          <table:covered-table-cell/>
          <table:covered-table-cell/>
        </table:table-row>
        <table:table-row table:style-name="TableRow1750">
          <table:table-cell table:style-name="TableCell1751">
            <text:p text:style-name="Normal"><text:span text:style-name="T1752">Condiciones previas:</text:span></text:p>
          </table:table-cell>
          <table:table-cell table:style-name="TableCell1753" table:number-columns-spanned="3">
            <text:list text:style-name="LFO3" text:continue-numbering="true">
              <text:list-item>
                <text:p text:style-name="P1754"><text:span text:style-name="T1755">El sistema debe estar funcionando correctamente para poder realizar la acción.</text:span></text:p>
              </text:list-item>
              <text:list-item>
                <text:p text:style-name="P1756"><text:span text:style-name="T1757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758">
          <table:table-cell table:style-name="TableCell1759">
            <text:p text:style-name="Normal"><text:span text:style-name="T1760">Condiciones posteriores:</text:span></text:p>
          </table:table-cell>
          <table:table-cell table:style-name="TableCell1761" table:number-columns-spanned="3">
            <text:list text:style-name="LFO4" text:continue-numbering="true">
              <text:list-item>
                <text:p text:style-name="P1762">Mostrar un mensaje de éxito.</text:p>
              </text:list-item>
            </text:list>
          </table:table-cell>
          <table:covered-table-cell/>
          <table:covered-table-cell/>
        </table:table-row>
        <table:table-row table:style-name="TableRow1763">
          <table:table-cell table:style-name="TableCell1764">
            <text:p text:style-name="Normal"><text:span text:style-name="T1765">Flujo normal:</text:span></text:p>
          </table:table-cell>
          <table:table-cell table:style-name="TableCell1766" table:number-columns-spanned="3">
            <text:p text:style-name="Normal"><text:span text:style-name="T1767">1. Comprobante de pedido</text:span></text:p>
            <text:p text:style-name="P1768">1.1<text:s/>Al finalizar la realización del pedido se envía un comprobante mediante correo electrónico.</text:p>
            <text:p text:style-name="P1769"/>
          </table:table-cell>
          <table:covered-table-cell/>
          <table:covered-table-cell/>
        </table:table-row>
        <table:table-row table:style-name="TableRow1770">
          <table:table-cell table:style-name="TableCell1771">
            <text:p text:style-name="Normal"><text:span text:style-name="T1772">Flujos alternativos:</text:span></text:p>
          </table:table-cell>
          <table:table-cell table:style-name="TableCell1773" table:number-columns-spanned="3">
            <text:p text:style-name="Normal"><text:span text:style-name="T1774">1.1 Comprobante<text:s/></text:span></text:p>
            <text:p text:style-name="P1775">1.1.1 El cliente puede tener el correo electrónico inactivo, no le llegaría el correo.</text:p>
            <text:p text:style-name="P1776">1.1.2 Al finalizar la compra, se notifica que se envió el comprobante al correo.</text:p>
            <text:p text:style-name="P1777"/>
          </table:table-cell>
          <table:covered-table-cell/>
          <table:covered-table-cell/>
        </table:table-row>
        <table:table-row table:style-name="TableRow1778">
          <table:table-cell table:style-name="TableCell1779">
            <text:p text:style-name="Normal"><text:span text:style-name="T1780">Incluye:</text:span></text:p>
          </table:table-cell>
          <table:table-cell table:style-name="TableCell1781" table:number-columns-spanned="3">
            <text:p text:style-name="Normal"><text:span text:style-name="T1782">Ninguno</text:span></text:p>
          </table:table-cell>
          <table:covered-table-cell/>
          <table:covered-table-cell/>
        </table:table-row>
        <table:table-row table:style-name="TableRow1783">
          <table:table-cell table:style-name="TableCell1784">
            <text:p text:style-name="Normal"><text:span text:style-name="T1785">Prioridad:</text:span></text:p>
          </table:table-cell>
          <table:table-cell table:style-name="TableCell1786" table:number-columns-spanned="3">
            <text:p text:style-name="Normal"><text:span text:style-name="T1787">Media</text:span></text:p>
          </table:table-cell>
          <table:covered-table-cell/>
          <table:covered-table-cell/>
        </table:table-row>
        <table:table-row table:style-name="TableRow1788">
          <table:table-cell table:style-name="TableCell1789">
            <text:p text:style-name="Normal"><text:span text:style-name="T1790">Frecuencia de uso:</text:span></text:p>
          </table:table-cell>
          <table:table-cell table:style-name="TableCell1791" table:number-columns-spanned="3">
            <text:p text:style-name="Normal"><text:span text:style-name="T1792">Alta</text:span></text:p>
          </table:table-cell>
          <table:covered-table-cell/>
          <table:covered-table-cell/>
        </table:table-row>
        <table:table-row table:style-name="TableRow1793">
          <table:table-cell table:style-name="TableCell1794">
            <text:p text:style-name="Normal"><text:span text:style-name="T1795">Reglas del negocio:</text:span></text:p>
          </table:table-cell>
          <table:table-cell table:style-name="TableCell1796" table:number-columns-spanned="3">
            <text:p text:style-name="Normal"><text:span text:style-name="T1797">RN-11</text:span></text:p>
          </table:table-cell>
          <table:covered-table-cell/>
          <table:covered-table-cell/>
        </table:table-row>
        <table:table-row table:style-name="TableRow1798">
          <table:table-cell table:style-name="TableCell1799">
            <text:p text:style-name="Normal"><text:span text:style-name="T1800">Requisitos especiales:</text:span></text:p>
          </table:table-cell>
          <table:table-cell table:style-name="TableCell1801" table:number-columns-spanned="3">
            <text:list text:style-name="LFO6" text:continue-numbering="true">
              <text:list-item>
                <text:p text:style-name="P1802"><text:span text:style-name="T1803">Iniciar sesión</text:span></text:p>
              </text:list-item>
            </text:list>
          </table:table-cell>
          <table:covered-table-cell/>
          <table:covered-table-cell/>
        </table:table-row>
        <table:table-row table:style-name="TableRow1804">
          <table:table-cell table:style-name="TableCell1805">
            <text:p text:style-name="Normal"><text:span text:style-name="T1806">Supuestos:</text:span></text:p>
          </table:table-cell>
          <table:table-cell table:style-name="TableCell1807" table:number-columns-spanned="3">
            <text:list text:style-name="LFO7" text:continue-numbering="true">
              <text:list-item>
                <text:p text:style-name="P1808"><text:span text:style-name="T1809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810">
          <table:table-cell table:style-name="TableCell1811">
            <text:p text:style-name="Normal"><text:span text:style-name="T1812">Ambiente Operativo:</text:span></text:p>
          </table:table-cell>
          <table:table-cell table:style-name="TableCell1813" table:number-columns-spanned="3">
            <text:p text:style-name="Normal"><text:span text:style-name="T1814">Requisitos mínimos:</text:span></text:p>
            <text:p text:style-name="Normal"><text:span text:style-name="T1815">Sistema Operativo: Windows 8 Profesional x64 o superior.</text:span></text:p>
            <text:p text:style-name="Normal"><text:span text:style-name="T1816">Procesador: i5 4 núcleos 2.0 GHz o AMD A8 4 núcleos 2.0GHz</text:span></text:p>
            <text:p text:style-name="Normal"><text:span text:style-name="T1817">Disco duro: 500GB 7400RPM</text:span></text:p>
            <text:p text:style-name="Normal"><text:span text:style-name="T1818">RAM: 8 GB 1866MHz</text:span></text:p>
            <text:p text:style-name="Normal"><text:span text:style-name="T1819">Internet: 10MB o superior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8" text:continue-numbering="true">
        <text:list-item>
          <text:p text:style-name="P1820">Notificaciones</text:p>
        </text:list-item>
      </text:list>
      <table:table table:style-name="Table1821">
        <table:table-columns>
          <table:table-column table:style-name="TableColumn1822"/>
          <table:table-column table:style-name="TableColumn1823"/>
          <table:table-column table:style-name="TableColumn1824"/>
          <table:table-column table:style-name="TableColumn1825"/>
        </table:table-columns>
        <table:table-row table:style-name="TableRow1826">
          <table:table-cell table:style-name="TableCell1827">
            <text:p text:style-name="Normal"><text:span text:style-name="T1828">Caso de uso ID</text:span></text:p>
          </table:table-cell>
          <table:table-cell table:style-name="TableCell1829" table:number-columns-spanned="3">
            <text:p text:style-name="Normal"><text:span text:style-name="T1830">CU-14</text:span></text:p>
          </table:table-cell>
          <table:covered-table-cell/>
          <table:covered-table-cell/>
        </table:table-row>
        <table:table-row table:style-name="TableRow1831">
          <table:table-cell table:style-name="TableCell1832">
            <text:p text:style-name="P1833">Caso de uso Nombre:</text:p>
          </table:table-cell>
          <table:table-cell table:style-name="TableCell1834">
            <text:p text:style-name="Normal"><text:span text:style-name="T1835">Notificaciones</text:span></text:p>
          </table:table-cell>
          <table:table-cell table:style-name="TableCell1836">
            <text:p text:style-name="Normal"><text:span text:style-name="T1837">Ultima actualización realizada por:</text:span></text:p>
          </table:table-cell>
          <table:table-cell table:style-name="TableCell1838">
            <text:p text:style-name="Normal">Daisy Cedeño</text:p>
          </table:table-cell>
        </table:table-row>
        <table:table-row table:style-name="TableRow1839">
          <table:table-cell table:style-name="TableCell1840">
            <text:p text:style-name="Normal"><text:span text:style-name="T1841">Creado por:</text:span></text:p>
          </table:table-cell>
          <table:table-cell table:style-name="TableCell1842">
            <text:p text:style-name="Normal"><text:span text:style-name="T1843">Grupo #1<text:s/></text:span></text:p>
          </table:table-cell>
          <table:table-cell table:style-name="TableCell1844">
            <text:p text:style-name="P1845"><text:span text:style-name="T1846">Fecha última modificación:</text:span></text:p>
          </table:table-cell>
          <table:table-cell table:style-name="TableCell1847">
            <text:p text:style-name="Normal">15/09/2024</text:p>
          </table:table-cell>
        </table:table-row>
        <table:table-row table:style-name="TableRow1848">
          <table:table-cell table:style-name="TableCell1849">
            <text:p text:style-name="Normal"><text:span text:style-name="T1850">Fecha de creación:</text:span></text:p>
          </table:table-cell>
          <table:table-cell table:style-name="TableCell1851" table:number-columns-spanned="3">
            <text:p text:style-name="Normal"><text:span text:style-name="T1852">15 de setiembre del 2024</text:span></text:p>
          </table:table-cell>
          <table:covered-table-cell/>
          <table:covered-table-cell/>
        </table:table-row>
        <table:table-row table:style-name="TableRow1853">
          <table:table-cell table:style-name="TableCell1854">
            <text:p text:style-name="Normal"><text:span text:style-name="T1855">Actores:</text:span></text:p>
          </table:table-cell>
          <table:table-cell table:style-name="TableCell1856" table:number-columns-spanned="3">
            <text:p text:style-name="Normal"><text:span text:style-name="T1857">Cliente</text:span></text:p>
          </table:table-cell>
          <table:covered-table-cell/>
          <table:covered-table-cell/>
        </table:table-row>
        <table:table-row table:style-name="TableRow1858">
          <table:table-cell table:style-name="TableCell1859">
            <text:p text:style-name="Normal"><text:span text:style-name="T1860">Descripción:</text:span></text:p>
          </table:table-cell>
          <table:table-cell table:style-name="TableCell1861" table:number-columns-spanned="3">
            <text:p text:style-name="Normal"><text:span text:style-name="T1862">Al realizar un pedido<text:s/></text:span><text:span text:style-name="T1863">se notifica al usuario dos cosas: el comprobante del pedido y el estado del pedido (Pendiente, Listo, Entregado).</text:span></text:p>
          </table:table-cell>
          <table:covered-table-cell/>
          <table:covered-table-cell/>
        </table:table-row>
        <table:table-row table:style-name="TableRow1864">
          <table:table-cell table:style-name="TableCell1865">
            <text:p text:style-name="Normal"><text:span text:style-name="T1866">Condiciones previas:</text:span></text:p>
          </table:table-cell>
          <table:table-cell table:style-name="TableCell1867" table:number-columns-spanned="3">
            <text:list text:style-name="LFO3" text:continue-numbering="true">
              <text:list-item>
                <text:p text:style-name="P1868"><text:span text:style-name="T1869">El sistema debe estar funcionando correctamente para poder realizar la acción.</text:span></text:p>
              </text:list-item>
              <text:list-item>
                <text:p text:style-name="P1870"><text:span text:style-name="T1871">Contar con acceso a internet.</text:span></text:p>
              </text:list-item>
            </text:list>
          </table:table-cell>
          <table:covered-table-cell/>
          <table:covered-table-cell/>
        </table:table-row>
        <table:table-row table:style-name="TableRow1872">
          <table:table-cell table:style-name="TableCell1873">
            <text:p text:style-name="Normal"><text:span text:style-name="T1874">Condiciones posteriores:</text:span></text:p>
          </table:table-cell>
          <table:table-cell table:style-name="TableCell1875" table:number-columns-spanned="3">
            <text:list text:style-name="LFO4" text:continue-numbering="true">
              <text:list-item>
                <text:p text:style-name="P1876">Notificación sobre el pedido</text:p>
              </text:list-item>
            </text:list>
          </table:table-cell>
          <table:covered-table-cell/>
          <table:covered-table-cell/>
        </table:table-row>
        <table:table-row table:style-name="TableRow1877">
          <table:table-cell table:style-name="TableCell1878">
            <text:p text:style-name="Normal"><text:span text:style-name="T1879">Flujo normal:</text:span></text:p>
          </table:table-cell>
          <table:table-cell table:style-name="TableCell1880" table:number-columns-spanned="3">
            <text:p text:style-name="Normal"><text:span text:style-name="T1881">1.<text:s/></text:span><text:span text:style-name="T1882">Notificaciones</text:span></text:p>
            <text:p text:style-name="P1883">1.1<text:s/>Al finalizar la realización del pedido, recibe notificación sobre el estado del pedido, en primera instancia “Pendiente.”</text:p>
            <text:p text:style-name="P1884">1.2<text:s/>Una vez se haya alistado el pedido, se notifica al usuario “Listo”.</text:p>
            <text:p text:style-name="P1885">1.3 Una vez se haya hecho la entrega del pedido, se envía otra notificación con el estado “Entregado”.</text:p>
          </table:table-cell>
          <table:covered-table-cell/>
          <table:covered-table-cell/>
        </table:table-row>
        <table:table-row table:style-name="TableRow1886">
          <table:table-cell table:style-name="TableCell1887">
            <text:p text:style-name="Normal"><text:span text:style-name="T1888">Flujos alternativos:</text:span></text:p>
          </table:table-cell>
          <table:table-cell table:style-name="TableCell1889" table:number-columns-spanned="3">
            <text:p text:style-name="Normal"><text:span text:style-name="T1890">1.</text:span><text:span text:style-name="T1891">2 Estado del pedido</text:span><text:span text:style-name="T1892"><text:s/></text:span></text:p>
            <text:p text:style-name="P1893">1.2.1 El encargado de los pedidos no actualice el estado de los pedidos de los clientes<text:s/></text:p>
          </table:table-cell>
          <table:covered-table-cell/>
          <table:covered-table-cell/>
        </table:table-row>
        <table:table-row table:style-name="TableRow1894">
          <table:table-cell table:style-name="TableCell1895">
            <text:p text:style-name="Normal"><text:span text:style-name="T1896">Incluye:</text:span></text:p>
          </table:table-cell>
          <table:table-cell table:style-name="TableCell1897" table:number-columns-spanned="3">
            <text:p text:style-name="Normal"><text:span text:style-name="T1898">Ninguno</text:span></text:p>
          </table:table-cell>
          <table:covered-table-cell/>
          <table:covered-table-cell/>
        </table:table-row>
        <table:table-row table:style-name="TableRow1899">
          <table:table-cell table:style-name="TableCell1900">
            <text:p text:style-name="Normal"><text:span text:style-name="T1901">Prioridad:</text:span></text:p>
          </table:table-cell>
          <table:table-cell table:style-name="TableCell1902" table:number-columns-spanned="3">
            <text:p text:style-name="Normal"><text:span text:style-name="T1903">Media</text:span></text:p>
          </table:table-cell>
          <table:covered-table-cell/>
          <table:covered-table-cell/>
        </table:table-row>
        <table:table-row table:style-name="TableRow1904">
          <table:table-cell table:style-name="TableCell1905">
            <text:p text:style-name="Normal"><text:span text:style-name="T1906">Frecuencia de uso:</text:span></text:p>
          </table:table-cell>
          <table:table-cell table:style-name="TableCell1907" table:number-columns-spanned="3">
            <text:p text:style-name="Normal"><text:span text:style-name="T1908">Alta</text:span></text:p>
          </table:table-cell>
          <table:covered-table-cell/>
          <table:covered-table-cell/>
        </table:table-row>
        <table:table-row table:style-name="TableRow1909">
          <table:table-cell table:style-name="TableCell1910">
            <text:p text:style-name="Normal"><text:span text:style-name="T1911">Reglas del negocio:</text:span></text:p>
          </table:table-cell>
          <table:table-cell table:style-name="TableCell1912" table:number-columns-spanned="3">
            <text:p text:style-name="Normal"><text:span text:style-name="T1913">RN-11</text:span></text:p>
          </table:table-cell>
          <table:covered-table-cell/>
          <table:covered-table-cell/>
        </table:table-row>
        <table:table-row table:style-name="TableRow1914">
          <table:table-cell table:style-name="TableCell1915">
            <text:p text:style-name="Normal"><text:span text:style-name="T1916">Requisitos especiales:</text:span></text:p>
          </table:table-cell>
          <table:table-cell table:style-name="TableCell1917" table:number-columns-spanned="3">
            <text:list text:style-name="LFO6" text:continue-numbering="true">
              <text:list-item>
                <text:p text:style-name="P1918"><text:span text:style-name="T1919">Realizar un pedido</text:span></text:p>
              </text:list-item>
            </text:list>
          </table:table-cell>
          <table:covered-table-cell/>
          <table:covered-table-cell/>
        </table:table-row>
        <table:table-row table:style-name="TableRow1920">
          <table:table-cell table:style-name="TableCell1921">
            <text:p text:style-name="Normal"><text:span text:style-name="T1922">Supuestos:</text:span></text:p>
          </table:table-cell>
          <table:table-cell table:style-name="TableCell1923" table:number-columns-spanned="3">
            <text:list text:style-name="LFO7" text:continue-numbering="true">
              <text:list-item>
                <text:p text:style-name="P1924"><text:span text:style-name="T1925">El sistema cuenta con acceso a internet estable.</text:span></text:p>
              </text:list-item>
            </text:list>
          </table:table-cell>
          <table:covered-table-cell/>
          <table:covered-table-cell/>
        </table:table-row>
        <table:table-row table:style-name="TableRow1926">
          <table:table-cell table:style-name="TableCell1927">
            <text:p text:style-name="Normal"><text:span text:style-name="T1928">Ambiente Operativo:</text:span></text:p>
          </table:table-cell>
          <table:table-cell table:style-name="TableCell1929" table:number-columns-spanned="3">
            <text:p text:style-name="Normal"><text:span text:style-name="T1930">Requisitos mínimos:</text:span></text:p>
            <text:p text:style-name="Normal"><text:span text:style-name="T1931">Sistema Operativo: Windows 8 Profesional x64 o superior.</text:span></text:p>
            <text:p text:style-name="Normal"><text:span text:style-name="T1932">Procesador: i5 4 núcleos 2.0 GHz o AMD A8 4 núcleos 2.0GHz</text:span></text:p>
            <text:p text:style-name="Normal"><text:span text:style-name="T1933">Disco duro: 500GB 7400RPM</text:span></text:p>
            <text:p text:style-name="Normal"><text:span text:style-name="T1934">RAM: 8 GB 1866MHz</text:span></text:p>
            <text:p text:style-name="Normal"><text:span text:style-name="T1935">Internet: 10MB o superior</text:span>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R" style:language-asian="es" style:country-asian="C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ISY CEDE�O SANABRIA</dc:creator>
    <meta:creation-date>2024-09-16T09:09:00Z</meta:creation-date>
    <dc:date>2024-09-17T03:25:00Z</dc:date>
    <meta:template xlink:href="Normal" xlink:type="simple"/>
    <meta:editing-cycles>2</meta:editing-cycles>
    <meta:editing-duration>PT63360S</meta:editing-duration>
    <meta:document-statistic meta:page-count="21" meta:paragraph-count="49" meta:word-count="3785" meta:character-count="24555" meta:row-count="173" meta:non-whitespace-character-count="20819"/>
  </office:meta>
</office:document-meta>
</file>